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5.161cm"/>
    </style:style>
    <style:style style:name="co7" style:family="table-column">
      <style:table-column-properties fo:break-before="auto" style:column-width="1.7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7"/>
    <style:style style:name="ce5" style:family="table-cell" style:parent-style-name="Default" style:data-style-name="N1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 table:formula="of:=(1+SQRT(5))/2" office:value-type="float" office:value="1.6180339887499">
            <text:p>1.61803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.00000</text:p>
          </table:table-cell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4" table:formula="of:=[.F8]*[.F7]" office:value-type="float" office:value="1.6180339887499">
            <text:p>1.61803</text:p>
          </table:table-cell>
          <table:table-cell table:style-name="ce2" table:formula="of:=[.F9]&lt;[.E8]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style-name="ce4" table:formula="of:=[.E10]^2/48" office:value-type="float" office:value="300">
            <text:p>300.0000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08 Practice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3</text:p>
          </table:table-cell>
          <table:table-cell table:style-name="ce1" office:value-type="float" office:value="2">
            <text:p>2</text:p>
          </table:table-cell>
          <table:table-cell office:value-type="string">
            <text:p>Perpet, Mystery square</text:p>
          </table:table-cell>
          <table:table-cell/>
          <table:table-cell table:style-name="ce4" table:formula="of:=COMBIN(56;5)" office:value-type="float" office:value="3819816">
            <text:p>3,819,816.00000</text:p>
          </table:table-cell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1 finals</text:p>
          </table:table-cell>
          <table:table-cell office:value-type="float" office:value="1">
            <text:p>1</text:p>
          </table:table-cell>
          <table:table-cell office:value-type="string">
            <text:p>Google royale</text:p>
          </table:table-cell>
          <table:table-cell/>
          <table:table-cell table:style-name="ce4" table:formula="of:=COMBIN(36;10)" office:value-type="float" office:value="254186856">
            <text:p>254,186,856.00000</text:p>
          </table:table-cell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2">
            <text:p>2</text:p>
          </table:table-cell>
          <table:table-cell office:value-type="string">
            <text:p>Quality food, lost password</text:p>
          </table:table-cell>
          <table:table-cell/>
          <table:table-cell table:style-name="ce4" table:formula="of:=2^31" office:value-type="float" office:value="2147483648">
            <text:p>2,147,483,648.00000</text:p>
          </table:table-cell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2">
            <text:p>2</text:p>
          </table:table-cell>
          <table:table-cell office:value-type="string">
            <text:p>Twirling, shifting paths</text:p>
          </table:table-cell>
          <table:table-cell/>
          <table:table-cell table:style-name="ce4"/>
          <table:table-cell table:style-name="ce2"/>
          <table:table-cell table:style-name="ce2" table:formula="of:=BASE(5000;2)" office:value-type="string" office:string-value="1001110001000">
            <text:p>1001110001000</text:p>
          </table:table-cell>
          <table:table-cell table:style-name="ce2" table:number-columns-repeated="2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675/3" office:value-type="float" office:value="225">
            <text:p>225</text:p>
          </table:table-cell>
          <table:table-cell table:style-name="ce4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7])" office:value-type="float" office:value="10">
            <text:p>10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4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/>
          <table:table-cell office:value-type="string">
            <text:p>2008 1A</text:p>
          </table:table-cell>
          <table:table-cell/>
          <table:table-cell office:value-type="string">
            <text:p>Numbers</text:p>
          </table:table-cell>
          <table:table-cell/>
          <table:table-cell table:style-name="ce4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4"/>
          <table:table-cell table:style-name="ce2" office:value-type="string">
            <text:p>C</text:p>
          </table:table-cell>
          <table:table-cell table:style-name="ce2" office:value-type="string">
            <text:p>P</text:p>
          </table:table-cell>
          <table:table-cell table:style-name="ce2" table:number-columns-repeated="4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63" office:value-type="float" office:value="9.22337203685478E+018">
            <text:p>922337203685478000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4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number-columns-repeated="2" table:style-name="ce2"/>
          <table:table-cell table:style-name="ce2" table:formula="of:=10^15" office:value-type="float" office:value="1E+015">
            <text:p>1000000000000000</text:p>
          </table:table-cell>
          <table:table-cell table:style-name="ce2" table:number-columns-repeated="2"/>
          <table:table-cell table:style-name="ce2" table:formula="of:=[.G23]*[.H23]/[.F23]" office:value-type="float" office:value="53.3333333333333">
            <text:p>53</text:p>
          </table:table-cell>
          <table:table-cell table:style-name="ce2" table:formula="of:=MOD([.G23]*[.H23];[.F23])"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F26]*[.$B26]" office:value-type="float" office:value="4">
            <text:p>4</text:p>
          </table:table-cell>
          <table:table-cell table:style-name="ce2" table:formula="of:=[.G26]*[.$B26]" office:value-type="float" office:value="8">
            <text:p>8</text:p>
          </table:table-cell>
          <table:table-cell table:style-name="ce2" table:formula="of:=[.H26]*[.$B2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9">
            <text:p>9</text:p>
          </table:table-cell>
          <table:table-cell table:style-name="ce2" table:formula="of:=SUM([.D26:.D28])" office:value-type="float" office:value="16">
            <text:p>16</text:p>
          </table:table-cell>
          <table:table-cell table:style-name="ce2" table:formula="of:=SUM([.E26:.E28])" office:value-type="float" office:value="15">
            <text:p>15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[.C30]" office:value-type="float" office:value="9">
            <text:p>9</text:p>
          </table:table-cell>
          <table:table-cell table:style-name="ce2" table:formula="of:=[.D30]/[.C30]" office:value-type="float" office:value="1.77777777777778">
            <text:p>2</text:p>
          </table:table-cell>
          <table:table-cell table:style-name="ce2" table:formula="of:=[.E30]/[.C30]" office:value-type="float" office:value="1.66666666666667">
            <text:p>2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/>
          <table:table-cell table:style-name="ce2" table:formula="of:=MOD([.C30];[.C33])" office:value-type="float" office:value="0">
            <text:p>0</text:p>
          </table:table-cell>
          <table:table-cell table:style-name="ce2" table:formula="of:=MOD([.D30];[.D33])" office:value-type="float" office:value="0">
            <text:p>0</text:p>
          </table:table-cell>
          <table:table-cell table:style-name="ce2" table:formula="of:=MOD([.E30];[.E33])" office:value-type="float" office:value="0">
            <text:p>0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[.F33]*[.$B33]" office:value-type="float" office:value="3">
            <text:p>3</text:p>
          </table:table-cell>
          <table:table-cell table:style-name="ce2" table:formula="of:=[.G33]*[.$B33]" office:value-type="float" office:value="4">
            <text:p>4</text:p>
          </table:table-cell>
          <table:table-cell table:style-name="ce2" table:formula="of:=[.H33]*[.$B33]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8">
            <text:p>8</text:p>
          </table:table-cell>
          <table:table-cell table:style-name="ce2"/>
          <table:table-cell table:style-name="ce3" table:formula="of:=3/3" office:value-type="float" office:value="1">
            <text:p>1.00</text:p>
          </table:table-cell>
          <table:table-cell table:style-name="ce3" table:formula="of:=[.D33]/[.C33]" office:value-type="float" office:value="1.33333333333333">
            <text:p>1.33</text:p>
          </table:table-cell>
          <table:table-cell table:style-name="ce3" table:formula="of:=[.E33]/[.C33]" office:value-type="float" office:value="1.66666666666667">
            <text:p>1.67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9">
            <text:p>9</text:p>
          </table:table-cell>
          <table:table-cell table:style-name="ce2"/>
          <table:table-cell table:style-name="ce2" table:formula="of:=[.C33]-[.C30]" office:value-type="float" office:value="-6">
            <text:p>-6</text:p>
          </table:table-cell>
          <table:table-cell table:style-name="ce2" table:formula="of:=[.D33]-[.D30]" office:value-type="float" office:value="-12">
            <text:p>-12</text:p>
          </table:table-cell>
          <table:table-cell table:style-name="ce2" table:formula="of:=[.E33]-[.E30]" office:value-type="float" office:value="-10">
            <text:p>-10</text:p>
          </table:table-cell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0">
            <text:p>10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1">
            <text:p>11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2">
            <text:p>12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3">
            <text:p>13</text:p>
          </table:table-cell>
          <table:table-cell table:style-name="ce2" table:formula="of:=100^3" office:value-type="float" office:value="1000000">
            <text:p>1000000</text:p>
          </table:table-cell>
          <table:table-cell table:style-name="ce2" table:number-columns-repeated="2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4">
            <text:p>14</text:p>
          </table:table-cell>
          <table:table-cell table:style-name="ce2" table:number-columns-repeated="3"/>
          <table:table-cell office:value-type="float" office:value="41.767">
            <text:p>41.767</text:p>
          </table:table-cell>
          <table:table-cell office:value-type="float" office:value="0">
            <text:p>0</text:p>
          </table:table-cell>
          <table:table-cell/>
          <table:table-cell table:formula="of:=SQRT(([.E39]-[.E40])^2+([.F39]-[.F40])^2)" office:value-type="float" office:value="30.9342575310933">
            <text:p>30.934257531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5">
            <text:p>15</text:p>
          </table:table-cell>
          <table:table-cell table:style-name="ce2" table:number-columns-repeated="3"/>
          <table:table-cell office:value-type="float" office:value="77.5">
            <text:p>77.5</text:p>
          </table:table-cell>
          <table:table-cell/>
          <table:table-cell/>
          <table:table-cell table:formula="of:=SQRT(([.E$39]-[.E41])^2+([.F$39]-[.F41])^2)" office:value-type="float" office:value="54.8019160248983">
            <text:p>54.8019160249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1]+1" office:value-type="float" office:value="16">
            <text:p>16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2]+1" office:value-type="float" office:value="17">
            <text:p>17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table:number-columns-repeated="7"/>
        </table:table-row>
        <table:table-row table:style-name="ro1">
          <table:table-cell table:formula="of:=[.A43]+1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ATAN2([.F44]-[.D44];[.G44]-[.E44])" office:value-type="float" office:value="0.0103089131462433">
            <text:p>0.0103089131</text:p>
          </table:table-cell>
          <table:table-cell table:number-columns-repeated="6"/>
        </table:table-row>
        <table:table-row table:style-name="ro1">
          <table:table-cell table:formula="of:=[.A44]+1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7">
            <text:p>97</text:p>
          </table:table-cell>
          <table:table-cell table:formula="of:=ATAN2([.F45]-[.D45];[.G45]-[.E45])" office:value-type="float" office:value="-0.0103089131462433">
            <text:p>-0.0103089131</text:p>
          </table:table-cell>
          <table:table-cell table:number-columns-repeated="6"/>
        </table:table-row>
        <table:table-row table:style-name="ro1">
          <table:table-cell table:formula="of:=[.A45]+1" office:value-type="float" office:value="20">
            <text:p>20</text:p>
          </table:table-cell>
          <table:table-cell table:style-name="ce2" table:number-columns-repeated="2"/>
          <table:table-cell office:value-type="float" office:value="93.75988">
            <text:p>93.75988</text:p>
          </table:table-cell>
          <table:table-cell table:formula="of:=[.D46]/100" office:value-type="float" office:value="0.9375988">
            <text:p>0.9375988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formula="of:=[.A46]+1" office:value-type="float" office:value="21">
            <text:p>21</text:p>
          </table:table-cell>
          <table:table-cell table:style-name="ce2" table:number-columns-repeated="2"/>
          <table:table-cell office:value-type="float" office:value="6.24012">
            <text:p>6.24012</text:p>
          </table:table-cell>
          <table:table-cell table:formula="of:=[.D47]/100" office:value-type="float" office:value="0.0624012">
            <text:p>0.0624012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formula="of:=[.A47]+1" office:value-type="float" office:value="22">
            <text:p>22</text:p>
          </table:table-cell>
          <table:table-cell table:style-name="ce2" table:number-columns-repeated="2"/>
          <table:table-cell/>
          <table:table-cell table:formula="of:=[.E46]*[.F46]+[.E47]*[.F47]" office:value-type="float" office:value="95.31991">
            <text:p>95.31991</text:p>
          </table:table-cell>
          <table:table-cell table:number-columns-repeated="9"/>
        </table:table-row>
        <table:table-row table:style-name="ro1">
          <table:table-cell table:formula="of:=[.A48]+1" office:value-type="float" office:value="23">
            <text:p>23</text:p>
          </table:table-cell>
          <table:table-cell table:style-name="ce2" table:number-columns-repeated="2"/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9]+1" office:value-type="float" office:value="24">
            <text:p>24</text:p>
          </table:table-cell>
          <table:table-cell table:style-name="ce2"/>
          <table:table-cell table:style-name="ce2" table:formula="of:=2^10-1" office:value-type="float" office:value="1023">
            <text:p>1023</text:p>
          </table:table-cell>
          <table:table-cell/>
          <table:table-cell table:formula="of:=1-(100-95)/(95-15)" office:value-type="float" office:value="0.9375">
            <text:p>0.937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formula="of:=[.A50]+1" office:value-type="float" office:value="25">
            <text:p>25</text:p>
          </table:table-cell>
          <table:table-cell table:style-name="ce2"/>
          <table:table-cell table:style-name="ce2" table:formula="of:=2^2-1" office:value-type="float" office:value="3">
            <text:p>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formula="of:=[.A51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1]+1" office:value-type="float" office:value="36">
            <text:p>36</text:p>
          </table:table-cell>
          <table:table-cell table:formula="of:=([.$B$24]-[.$A65]+1)*([.$C$24]-[.$A65]+1)" office:value-type="float" office:value="1444">
            <text:p>1444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2]+1" office:value-type="float" office:value="37">
            <text:p>37</text:p>
          </table:table-cell>
          <table:table-cell table:formula="of:=([.$B$24]-[.$A66]+1)*([.$C$24]-[.$A66]+1)" office:value-type="float" office:value="1521">
            <text:p>1521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3]+1" office:value-type="float" office:value="38">
            <text:p>38</text:p>
          </table:table-cell>
          <table:table-cell table:formula="of:=([.$B$24]-[.$A67]+1)*([.$C$24]-[.$A67]+1)" office:value-type="float" office:value="1600">
            <text:p>160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4]+1" office:value-type="float" office:value="39">
            <text:p>39</text:p>
          </table:table-cell>
          <table:table-cell table:formula="of:=([.$B$24]-[.$A68]+1)*([.$C$24]-[.$A68]+1)" office:value-type="float" office:value="1681">
            <text:p>168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5]+1" office:value-type="float" office:value="40">
            <text:p>40</text:p>
          </table:table-cell>
          <table:table-cell table:formula="of:=([.$B$24]-[.$A69]+1)*([.$C$24]-[.$A69]+1)" office:value-type="float" office:value="1764">
            <text:p>1764</text:p>
          </table:table-cell>
          <table:table-cell table:number-columns-repeated="12"/>
        </table:table-row>
        <table:table-row table:style-name="ro1">
          <table:table-cell table:formula="of:=[.A66]+1" office:value-type="float" office:value="41">
            <text:p>41</text:p>
          </table:table-cell>
          <table:table-cell table:formula="of:=([.$B$24]-[.$A70]+1)*([.$C$24]-[.$A70]+1)" office:value-type="float" office:value="1849">
            <text:p>1849</text:p>
          </table:table-cell>
          <table:table-cell table:number-columns-repeated="12"/>
        </table:table-row>
        <table:table-row table:style-name="ro1">
          <table:table-cell table:formula="of:=[.A67]+1" office:value-type="float" office:value="42">
            <text:p>42</text:p>
          </table:table-cell>
          <table:table-cell table:formula="of:=([.$B$24]-[.$A71]+1)*([.$C$24]-[.$A71]+1)" office:value-type="float" office:value="1936">
            <text:p>1936</text:p>
          </table:table-cell>
          <table:table-cell table:number-columns-repeated="12"/>
        </table:table-row>
        <table:table-row table:style-name="ro1">
          <table:table-cell table:formula="of:=[.A68]+1" office:value-type="float" office:value="43">
            <text:p>43</text:p>
          </table:table-cell>
          <table:table-cell table:formula="of:=([.$B$24]-[.$A72]+1)*([.$C$24]-[.$A72]+1)" office:value-type="float" office:value="2025">
            <text:p>2025</text:p>
          </table:table-cell>
          <table:table-cell table:number-columns-repeated="12"/>
        </table:table-row>
        <table:table-row table:style-name="ro1">
          <table:table-cell table:formula="of:=[.A69]+1" office:value-type="float" office:value="44">
            <text:p>44</text:p>
          </table:table-cell>
          <table:table-cell table:formula="of:=([.$B$24]-[.$A73]+1)*([.$C$24]-[.$A73]+1)" office:value-type="float" office:value="2116">
            <text:p>2116</text:p>
          </table:table-cell>
          <table:table-cell table:number-columns-repeated="12"/>
        </table:table-row>
        <table:table-row table:style-name="ro1">
          <table:table-cell table:formula="of:=[.A70]+1" office:value-type="float" office:value="45">
            <text:p>45</text:p>
          </table:table-cell>
          <table:table-cell table:formula="of:=([.$B$24]-[.$A74]+1)*([.$C$24]-[.$A74]+1)" office:value-type="float" office:value="2209">
            <text:p>2209</text:p>
          </table:table-cell>
          <table:table-cell table:number-columns-repeated="12"/>
        </table:table-row>
        <table:table-row table:style-name="ro1">
          <table:table-cell table:formula="of:=[.A71]+1" office:value-type="float" office:value="46">
            <text:p>46</text:p>
          </table:table-cell>
          <table:table-cell table:formula="of:=([.$B$24]-[.$A75]+1)*([.$C$24]-[.$A75]+1)" office:value-type="float" office:value="2304">
            <text:p>2304</text:p>
          </table:table-cell>
          <table:table-cell table:number-columns-repeated="12"/>
        </table:table-row>
        <table:table-row table:style-name="ro1">
          <table:table-cell table:formula="of:=[.A72]+1" office:value-type="float" office:value="47">
            <text:p>47</text:p>
          </table:table-cell>
          <table:table-cell table:formula="of:=([.$B$24]-[.$A76]+1)*([.$C$24]-[.$A76]+1)" office:value-type="float" office:value="2401">
            <text:p>2401</text:p>
          </table:table-cell>
          <table:table-cell table:number-columns-repeated="12"/>
        </table:table-row>
        <table:table-row table:style-name="ro1">
          <table:table-cell table:formula="of:=[.A73]+1" office:value-type="float" office:value="48">
            <text:p>48</text:p>
          </table:table-cell>
          <table:table-cell table:formula="of:=([.$B$24]-[.$A77]+1)*([.$C$24]-[.$A77]+1)" office:value-type="float" office:value="2500">
            <text:p>2500</text:p>
          </table:table-cell>
          <table:table-cell table:number-columns-repeated="12"/>
        </table:table-row>
        <table:table-row table:style-name="ro1">
          <table:table-cell table:formula="of:=[.A74]+1" office:value-type="float" office:value="49">
            <text:p>49</text:p>
          </table:table-cell>
          <table:table-cell table:formula="of:=([.$B$24]-[.$A78]+1)*([.$C$24]-[.$A78]+1)" office:value-type="float" office:value="2601">
            <text:p>2601</text:p>
          </table:table-cell>
          <table:table-cell table:number-columns-repeated="12"/>
        </table:table-row>
        <table:table-row table:style-name="ro1">
          <table:table-cell table:formula="of:=[.A75]+1" office:value-type="float" office:value="50">
            <text:p>50</text:p>
          </table:table-cell>
          <table:table-cell table:formula="of:=([.$B$24]-[.$A79]+1)*([.$C$24]-[.$A79]+1)" office:value-type="float" office:value="2704">
            <text:p>2704</text:p>
          </table:table-cell>
          <table:table-cell table:number-columns-repeated="12"/>
        </table:table-row>
        <table:table-row table:style-name="ro1">
          <table:table-cell table:formula="of:=[.A76]+1" office:value-type="float" office:value="51">
            <text:p>51</text:p>
          </table:table-cell>
          <table:table-cell table:formula="of:=([.$B$24]-[.$A80]+1)*([.$C$24]-[.$A80]+1)" office:value-type="float" office:value="2809">
            <text:p>2809</text:p>
          </table:table-cell>
          <table:table-cell table:number-columns-repeated="12"/>
        </table:table-row>
        <table:table-row table:style-name="ro1">
          <table:table-cell table:formula="of:=[.A77]+1" office:value-type="float" office:value="52">
            <text:p>52</text:p>
          </table:table-cell>
          <table:table-cell table:formula="of:=([.$B$24]-[.$A81]+1)*([.$C$24]-[.$A81]+1)" office:value-type="float" office:value="2916">
            <text:p>2916</text:p>
          </table:table-cell>
          <table:table-cell table:number-columns-repeated="12"/>
        </table:table-row>
        <table:table-row table:style-name="ro1">
          <table:table-cell table:formula="of:=[.A78]+1" office:value-type="float" office:value="53">
            <text:p>53</text:p>
          </table:table-cell>
          <table:table-cell table:formula="of:=([.$B$24]-[.$A82]+1)*([.$C$24]-[.$A82]+1)" office:value-type="float" office:value="3025">
            <text:p>3025</text:p>
          </table:table-cell>
          <table:table-cell table:number-columns-repeated="12"/>
        </table:table-row>
        <table:table-row table:style-name="ro1">
          <table:table-cell table:formula="of:=[.A79]+1" office:value-type="float" office:value="54">
            <text:p>54</text:p>
          </table:table-cell>
          <table:table-cell table:formula="of:=([.$B$24]-[.$A83]+1)*([.$C$24]-[.$A83]+1)" office:value-type="float" office:value="3136">
            <text:p>3136</text:p>
          </table:table-cell>
          <table:table-cell table:number-columns-repeated="12"/>
        </table:table-row>
        <table:table-row table:style-name="ro1">
          <table:table-cell table:formula="of:=[.A80]+1" office:value-type="float" office:value="55">
            <text:p>55</text:p>
          </table:table-cell>
          <table:table-cell table:formula="of:=([.$B$24]-[.$A84]+1)*([.$C$24]-[.$A84]+1)" office:value-type="float" office:value="3249">
            <text:p>3249</text:p>
          </table:table-cell>
          <table:table-cell table:number-columns-repeated="12"/>
        </table:table-row>
        <table:table-row table:style-name="ro1">
          <table:table-cell table:formula="of:=[.A81]+1" office:value-type="float" office:value="56">
            <text:p>56</text:p>
          </table:table-cell>
          <table:table-cell table:formula="of:=([.$B$24]-[.$A85]+1)*([.$C$24]-[.$A85]+1)" office:value-type="float" office:value="3364">
            <text:p>3364</text:p>
          </table:table-cell>
          <table:table-cell table:number-columns-repeated="12"/>
        </table:table-row>
        <table:table-row table:style-name="ro1">
          <table:table-cell table:formula="of:=[.A82]+1" office:value-type="float" office:value="57">
            <text:p>57</text:p>
          </table:table-cell>
          <table:table-cell table:formula="of:=([.$B$24]-[.$A86]+1)*([.$C$24]-[.$A86]+1)" office:value-type="float" office:value="3481">
            <text:p>3481</text:p>
          </table:table-cell>
          <table:table-cell table:number-columns-repeated="12"/>
        </table:table-row>
        <table:table-row table:style-name="ro1">
          <table:table-cell table:formula="of:=[.A83]+1" office:value-type="float" office:value="58">
            <text:p>58</text:p>
          </table:table-cell>
          <table:table-cell table:formula="of:=([.$B$24]-[.$A87]+1)*([.$C$24]-[.$A87]+1)" office:value-type="float" office:value="3600">
            <text:p>3600</text:p>
          </table:table-cell>
          <table:table-cell table:number-columns-repeated="12"/>
        </table:table-row>
        <table:table-row table:style-name="ro1">
          <table:table-cell table:formula="of:=[.A84]+1" office:value-type="float" office:value="59">
            <text:p>59</text:p>
          </table:table-cell>
          <table:table-cell table:formula="of:=([.$B$24]-[.$A88]+1)*([.$C$24]-[.$A88]+1)" office:value-type="float" office:value="3721">
            <text:p>3721</text:p>
          </table:table-cell>
          <table:table-cell table:number-columns-repeated="12"/>
        </table:table-row>
        <table:table-row table:style-name="ro1">
          <table:table-cell table:formula="of:=[.A85]+1" office:value-type="float" office:value="60">
            <text:p>60</text:p>
          </table:table-cell>
          <table:table-cell table:formula="of:=([.$B$24]-[.$A89]+1)*([.$C$24]-[.$A89]+1)" office:value-type="float" office:value="3844">
            <text:p>3844</text:p>
          </table:table-cell>
          <table:table-cell table:number-columns-repeated="12"/>
        </table:table-row>
        <table:table-row table:style-name="ro1">
          <table:table-cell table:formula="of:=[.A86]+1" office:value-type="float" office:value="61">
            <text:p>61</text:p>
          </table:table-cell>
          <table:table-cell table:formula="of:=([.$B$24]-[.$A90]+1)*([.$C$24]-[.$A90]+1)" office:value-type="float" office:value="3969">
            <text:p>3969</text:p>
          </table:table-cell>
          <table:table-cell table:number-columns-repeated="12"/>
        </table:table-row>
        <table:table-row table:style-name="ro1">
          <table:table-cell table:formula="of:=[.A87]+1" office:value-type="float" office:value="62">
            <text:p>62</text:p>
          </table:table-cell>
          <table:table-cell table:formula="of:=([.$B$24]-[.$A91]+1)*([.$C$24]-[.$A91]+1)" office:value-type="float" office:value="4096">
            <text:p>4096</text:p>
          </table:table-cell>
          <table:table-cell table:number-columns-repeated="12"/>
        </table:table-row>
        <table:table-row table:style-name="ro1">
          <table:table-cell table:formula="of:=[.A88]+1" office:value-type="float" office:value="63">
            <text:p>63</text:p>
          </table:table-cell>
          <table:table-cell table:formula="of:=([.$B$24]-[.$A92]+1)*([.$C$24]-[.$A92]+1)" office:value-type="float" office:value="4225">
            <text:p>4225</text:p>
          </table:table-cell>
          <table:table-cell table:number-columns-repeated="12"/>
        </table:table-row>
        <table:table-row table:style-name="ro1">
          <table:table-cell table:formula="of:=[.A89]+1" office:value-type="float" office:value="64">
            <text:p>64</text:p>
          </table:table-cell>
          <table:table-cell table:formula="of:=([.$B$24]-[.$A93]+1)*([.$C$24]-[.$A93]+1)" office:value-type="float" office:value="4356">
            <text:p>4356</text:p>
          </table:table-cell>
          <table:table-cell table:number-columns-repeated="12"/>
        </table:table-row>
        <table:table-row table:style-name="ro1">
          <table:table-cell table:formula="of:=[.A90]+1" office:value-type="float" office:value="65">
            <text:p>65</text:p>
          </table:table-cell>
          <table:table-cell table:formula="of:=([.$B$24]-[.$A94]+1)*([.$C$24]-[.$A94]+1)" office:value-type="float" office:value="4489">
            <text:p>4489</text:p>
          </table:table-cell>
          <table:table-cell table:number-columns-repeated="12"/>
        </table:table-row>
        <table:table-row table:style-name="ro1">
          <table:table-cell table:formula="of:=[.A91]+1" office:value-type="float" office:value="66">
            <text:p>66</text:p>
          </table:table-cell>
          <table:table-cell table:formula="of:=([.$B$24]-[.$A95]+1)*([.$C$24]-[.$A95]+1)" office:value-type="float" office:value="4624">
            <text:p>4624</text:p>
          </table:table-cell>
          <table:table-cell table:number-columns-repeated="12"/>
        </table:table-row>
        <table:table-row table:style-name="ro1">
          <table:table-cell table:formula="of:=[.A92]+1" office:value-type="float" office:value="67">
            <text:p>67</text:p>
          </table:table-cell>
          <table:table-cell table:formula="of:=([.$B$24]-[.$A96]+1)*([.$C$24]-[.$A96]+1)" office:value-type="float" office:value="4761">
            <text:p>4761</text:p>
          </table:table-cell>
          <table:table-cell table:number-columns-repeated="12"/>
        </table:table-row>
        <table:table-row table:style-name="ro1">
          <table:table-cell table:formula="of:=[.A93]+1" office:value-type="float" office:value="68">
            <text:p>68</text:p>
          </table:table-cell>
          <table:table-cell table:formula="of:=([.$B$24]-[.$A97]+1)*([.$C$24]-[.$A97]+1)" office:value-type="float" office:value="4900">
            <text:p>4900</text:p>
          </table:table-cell>
          <table:table-cell table:number-columns-repeated="12"/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([.$B$24]-[.$A98]+1)*([.$C$24]-[.$A98]+1)" office:value-type="float" office:value="5041">
            <text:p>5041</text:p>
          </table:table-cell>
          <table:table-cell table:number-columns-repeated="12"/>
        </table:table-row>
        <table:table-row table:style-name="ro1">
          <table:table-cell table:formula="of:=[.A95]+1" office:value-type="float" office:value="70">
            <text:p>70</text:p>
          </table:table-cell>
          <table:table-cell table:formula="of:=([.$B$24]-[.$A99]+1)*([.$C$24]-[.$A99]+1)" office:value-type="float" office:value="5184">
            <text:p>5184</text:p>
          </table:table-cell>
          <table:table-cell table:number-columns-repeated="12"/>
        </table:table-row>
        <table:table-row table:style-name="ro1">
          <table:table-cell table:formula="of:=[.A96]+1" office:value-type="float" office:value="71">
            <text:p>71</text:p>
          </table:table-cell>
          <table:table-cell table:formula="of:=([.$B$24]-[.$A100]+1)*([.$C$24]-[.$A100]+1)" office:value-type="float" office:value="5329">
            <text:p>5329</text:p>
          </table:table-cell>
          <table:table-cell table:number-columns-repeated="12"/>
        </table:table-row>
        <table:table-row table:style-name="ro1">
          <table:table-cell table:formula="of:=[.A97]+1" office:value-type="float" office:value="72">
            <text:p>72</text:p>
          </table:table-cell>
          <table:table-cell table:formula="of:=([.$B$24]-[.$A101]+1)*([.$C$24]-[.$A101]+1)" office:value-type="float" office:value="5476">
            <text:p>5476</text:p>
          </table:table-cell>
          <table:table-cell table:number-columns-repeated="12"/>
        </table:table-row>
        <table:table-row table:style-name="ro1">
          <table:table-cell table:formula="of:=[.A98]+1" office:value-type="float" office:value="73">
            <text:p>73</text:p>
          </table:table-cell>
          <table:table-cell table:formula="of:=([.$B$24]-[.$A102]+1)*([.$C$24]-[.$A102]+1)" office:value-type="float" office:value="5625">
            <text:p>5625</text:p>
          </table:table-cell>
          <table:table-cell table:number-columns-repeated="12"/>
        </table:table-row>
        <table:table-row table:style-name="ro1">
          <table:table-cell table:formula="of:=[.A99]+1" office:value-type="float" office:value="74">
            <text:p>74</text:p>
          </table:table-cell>
          <table:table-cell table:formula="of:=([.$B$24]-[.$A103]+1)*([.$C$24]-[.$A103]+1)" office:value-type="float" office:value="5776">
            <text:p>5776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5">
            <text:p>75</text:p>
          </table:table-cell>
          <table:table-cell table:formula="of:=([.$B$24]-[.$A104]+1)*([.$C$24]-[.$A104]+1)" office:value-type="float" office:value="5929">
            <text:p>5929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6">
            <text:p>76</text:p>
          </table:table-cell>
          <table:table-cell table:formula="of:=([.$B$24]-[.$A105]+1)*([.$C$24]-[.$A105]+1)" office:value-type="float" office:value="6084">
            <text:p>6084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7">
            <text:p>77</text:p>
          </table:table-cell>
          <table:table-cell table:formula="of:=([.$B$24]-[.$A106]+1)*([.$C$24]-[.$A106]+1)" office:value-type="float" office:value="6241">
            <text:p>6241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8">
            <text:p>78</text:p>
          </table:table-cell>
          <table:table-cell table:formula="of:=([.$B$24]-[.$A107]+1)*([.$C$24]-[.$A107]+1)" office:value-type="float" office:value="6400">
            <text:p>6400</text:p>
          </table:table-cell>
          <table:table-cell table:number-columns-repeated="12"/>
        </table:table-row>
        <table:table-row table:style-name="ro1">
          <table:table-cell table:formula="of:=[.A104]+1" office:value-type="float" office:value="79">
            <text:p>79</text:p>
          </table:table-cell>
          <table:table-cell table:formula="of:=([.$B$24]-[.$A108]+1)*([.$C$24]-[.$A108]+1)" office:value-type="float" office:value="6561">
            <text:p>6561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0">
            <text:p>80</text:p>
          </table:table-cell>
          <table:table-cell table:formula="of:=([.$B$24]-[.$A109]+1)*([.$C$24]-[.$A109]+1)" office:value-type="float" office:value="6724">
            <text:p>6724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1">
            <text:p>81</text:p>
          </table:table-cell>
          <table:table-cell table:formula="of:=([.$B$24]-[.$A110]+1)*([.$C$24]-[.$A110]+1)" office:value-type="float" office:value="6889">
            <text:p>6889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2">
            <text:p>82</text:p>
          </table:table-cell>
          <table:table-cell table:formula="of:=([.$B$24]-[.$A111]+1)*([.$C$24]-[.$A111]+1)" office:value-type="float" office:value="7056">
            <text:p>7056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3">
            <text:p>83</text:p>
          </table:table-cell>
          <table:table-cell table:formula="of:=([.$B$24]-[.$A112]+1)*([.$C$24]-[.$A112]+1)" office:value-type="float" office:value="7225">
            <text:p>7225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4">
            <text:p>84</text:p>
          </table:table-cell>
          <table:table-cell table:formula="of:=([.$B$24]-[.$A113]+1)*([.$C$24]-[.$A113]+1)" office:value-type="float" office:value="7396">
            <text:p>7396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5">
            <text:p>85</text:p>
          </table:table-cell>
          <table:table-cell table:formula="of:=([.$B$24]-[.$A114]+1)*([.$C$24]-[.$A114]+1)" office:value-type="float" office:value="7569">
            <text:p>7569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6">
            <text:p>86</text:p>
          </table:table-cell>
          <table:table-cell table:formula="of:=([.$B$24]-[.$A115]+1)*([.$C$24]-[.$A115]+1)" office:value-type="float" office:value="7744">
            <text:p>7744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7">
            <text:p>87</text:p>
          </table:table-cell>
          <table:table-cell table:formula="of:=([.$B$24]-[.$A116]+1)*([.$C$24]-[.$A116]+1)" office:value-type="float" office:value="7921">
            <text:p>7921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8">
            <text:p>88</text:p>
          </table:table-cell>
          <table:table-cell table:formula="of:=([.$B$24]-[.$A117]+1)*([.$C$24]-[.$A117]+1)" office:value-type="float" office:value="8100">
            <text:p>8100</text:p>
          </table:table-cell>
          <table:table-cell table:number-columns-repeated="12"/>
        </table:table-row>
        <table:table-row table:style-name="ro1">
          <table:table-cell table:formula="of:=[.A114]+1" office:value-type="float" office:value="89">
            <text:p>89</text:p>
          </table:table-cell>
          <table:table-cell table:formula="of:=([.$B$24]-[.$A118]+1)*([.$C$24]-[.$A118]+1)" office:value-type="float" office:value="8281">
            <text:p>8281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0">
            <text:p>90</text:p>
          </table:table-cell>
          <table:table-cell table:formula="of:=([.$B$24]-[.$A119]+1)*([.$C$24]-[.$A119]+1)" office:value-type="float" office:value="8464">
            <text:p>8464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1">
            <text:p>91</text:p>
          </table:table-cell>
          <table:table-cell table:formula="of:=([.$B$24]-[.$A120]+1)*([.$C$24]-[.$A120]+1)" office:value-type="float" office:value="8649">
            <text:p>8649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2">
            <text:p>92</text:p>
          </table:table-cell>
          <table:table-cell table:formula="of:=([.$B$24]-[.$A121]+1)*([.$C$24]-[.$A121]+1)" office:value-type="float" office:value="8836">
            <text:p>8836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3">
            <text:p>93</text:p>
          </table:table-cell>
          <table:table-cell table:formula="of:=([.$B$24]-[.$A122]+1)*([.$C$24]-[.$A122]+1)" office:value-type="float" office:value="9025">
            <text:p>9025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4">
            <text:p>94</text:p>
          </table:table-cell>
          <table:table-cell table:formula="of:=([.$B$24]-[.$A123]+1)*([.$C$24]-[.$A123]+1)" office:value-type="float" office:value="9216">
            <text:p>9216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5">
            <text:p>95</text:p>
          </table:table-cell>
          <table:table-cell table:formula="of:=([.$B$24]-[.$A124]+1)*([.$C$24]-[.$A124]+1)" office:value-type="float" office:value="9409">
            <text:p>9409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6">
            <text:p>96</text:p>
          </table:table-cell>
          <table:table-cell table:formula="of:=([.$B$24]-[.$A125]+1)*([.$C$24]-[.$A125]+1)" office:value-type="float" office:value="9604">
            <text:p>9604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7">
            <text:p>97</text:p>
          </table:table-cell>
          <table:table-cell table:formula="of:=([.$B$24]-[.$A126]+1)*([.$C$24]-[.$A126]+1)" office:value-type="float" office:value="9801">
            <text:p>9801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8">
            <text:p>98</text:p>
          </table:table-cell>
          <table:table-cell table:formula="of:=([.$B$24]-[.$A127]+1)*([.$C$24]-[.$A127]+1)" office:value-type="float" office:value="10000">
            <text:p>10000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9">
            <text:p>99</text:p>
          </table:table-cell>
          <table:table-cell table:formula="of:=([.$B$24]-[.$A128]+1)*([.$C$24]-[.$A128]+1)" office:value-type="float" office:value="10201">
            <text:p>10201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0">
            <text:p>100</text:p>
          </table:table-cell>
          <table:table-cell table:formula="of:=([.$B$24]-[.$A129]+1)*([.$C$24]-[.$A129]+1)" office:value-type="float" office:value="10404">
            <text:p>10404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1">
            <text:p>101</text:p>
          </table:table-cell>
          <table:table-cell table:formula="of:=([.$B$24]-[.$A130]+1)*([.$C$24]-[.$A130]+1)" office:value-type="float" office:value="10609">
            <text:p>10609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2">
            <text:p>102</text:p>
          </table:table-cell>
          <table:table-cell table:formula="of:=([.$B$24]-[.$A131]+1)*([.$C$24]-[.$A131]+1)" office:value-type="float" office:value="10816">
            <text:p>10816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3">
            <text:p>103</text:p>
          </table:table-cell>
          <table:table-cell table:formula="of:=([.$B$24]-[.$A132]+1)*([.$C$24]-[.$A132]+1)" office:value-type="float" office:value="11025">
            <text:p>11025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4">
            <text:p>104</text:p>
          </table:table-cell>
          <table:table-cell table:formula="of:=([.$B$24]-[.$A133]+1)*([.$C$24]-[.$A133]+1)" office:value-type="float" office:value="11236">
            <text:p>11236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5">
            <text:p>105</text:p>
          </table:table-cell>
          <table:table-cell table:formula="of:=([.$B$24]-[.$A134]+1)*([.$C$24]-[.$A134]+1)" office:value-type="float" office:value="11449">
            <text:p>11449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6">
            <text:p>106</text:p>
          </table:table-cell>
          <table:table-cell table:formula="of:=([.$B$24]-[.$A135]+1)*([.$C$24]-[.$A135]+1)" office:value-type="float" office:value="11664">
            <text:p>11664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7">
            <text:p>107</text:p>
          </table:table-cell>
          <table:table-cell table:formula="of:=([.$B$24]-[.$A136]+1)*([.$C$24]-[.$A136]+1)" office:value-type="float" office:value="11881">
            <text:p>11881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8">
            <text:p>108</text:p>
          </table:table-cell>
          <table:table-cell table:formula="of:=([.$B$24]-[.$A137]+1)*([.$C$24]-[.$A137]+1)" office:value-type="float" office:value="12100">
            <text:p>12100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09">
            <text:p>109</text:p>
          </table:table-cell>
          <table:table-cell table:formula="of:=([.$B$24]-[.$A138]+1)*([.$C$24]-[.$A138]+1)" office:value-type="float" office:value="12321">
            <text:p>12321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0">
            <text:p>110</text:p>
          </table:table-cell>
          <table:table-cell table:formula="of:=([.$B$24]-[.$A139]+1)*([.$C$24]-[.$A139]+1)" office:value-type="float" office:value="12544">
            <text:p>12544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1">
            <text:p>111</text:p>
          </table:table-cell>
          <table:table-cell table:formula="of:=([.$B$24]-[.$A140]+1)*([.$C$24]-[.$A140]+1)" office:value-type="float" office:value="12769">
            <text:p>12769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2">
            <text:p>112</text:p>
          </table:table-cell>
          <table:table-cell table:formula="of:=([.$B$24]-[.$A141]+1)*([.$C$24]-[.$A141]+1)" office:value-type="float" office:value="12996">
            <text:p>12996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3">
            <text:p>113</text:p>
          </table:table-cell>
          <table:table-cell table:formula="of:=([.$B$24]-[.$A142]+1)*([.$C$24]-[.$A142]+1)" office:value-type="float" office:value="13225">
            <text:p>13225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4">
            <text:p>114</text:p>
          </table:table-cell>
          <table:table-cell table:formula="of:=([.$B$24]-[.$A143]+1)*([.$C$24]-[.$A143]+1)" office:value-type="float" office:value="13456">
            <text:p>13456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5">
            <text:p>115</text:p>
          </table:table-cell>
          <table:table-cell table:formula="of:=([.$B$24]-[.$A144]+1)*([.$C$24]-[.$A144]+1)" office:value-type="float" office:value="13689">
            <text:p>13689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6">
            <text:p>116</text:p>
          </table:table-cell>
          <table:table-cell table:formula="of:=([.$B$24]-[.$A145]+1)*([.$C$24]-[.$A145]+1)" office:value-type="float" office:value="13924">
            <text:p>13924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7">
            <text:p>117</text:p>
          </table:table-cell>
          <table:table-cell table:formula="of:=([.$B$24]-[.$A146]+1)*([.$C$24]-[.$A146]+1)" office:value-type="float" office:value="14161">
            <text:p>14161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8">
            <text:p>118</text:p>
          </table:table-cell>
          <table:table-cell table:formula="of:=([.$B$24]-[.$A147]+1)*([.$C$24]-[.$A147]+1)" office:value-type="float" office:value="14400">
            <text:p>1440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19">
            <text:p>119</text:p>
          </table:table-cell>
          <table:table-cell table:formula="of:=([.$B$24]-[.$A148]+1)*([.$C$24]-[.$A148]+1)" office:value-type="float" office:value="14641">
            <text:p>14641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0">
            <text:p>120</text:p>
          </table:table-cell>
          <table:table-cell table:formula="of:=([.$B$24]-[.$A149]+1)*([.$C$24]-[.$A149]+1)" office:value-type="float" office:value="14884">
            <text:p>14884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1">
            <text:p>121</text:p>
          </table:table-cell>
          <table:table-cell table:formula="of:=([.$B$24]-[.$A150]+1)*([.$C$24]-[.$A150]+1)" office:value-type="float" office:value="15129">
            <text:p>15129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2">
            <text:p>122</text:p>
          </table:table-cell>
          <table:table-cell table:formula="of:=([.$B$24]-[.$A151]+1)*([.$C$24]-[.$A151]+1)" office:value-type="float" office:value="15376">
            <text:p>15376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3">
            <text:p>123</text:p>
          </table:table-cell>
          <table:table-cell table:formula="of:=([.$B$24]-[.$A152]+1)*([.$C$24]-[.$A152]+1)" office:value-type="float" office:value="15625">
            <text:p>15625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4">
            <text:p>124</text:p>
          </table:table-cell>
          <table:table-cell table:formula="of:=([.$B$24]-[.$A153]+1)*([.$C$24]-[.$A153]+1)" office:value-type="float" office:value="15876">
            <text:p>15876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5">
            <text:p>125</text:p>
          </table:table-cell>
          <table:table-cell table:formula="of:=([.$B$24]-[.$A154]+1)*([.$C$24]-[.$A154]+1)" office:value-type="float" office:value="16129">
            <text:p>16129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6">
            <text:p>126</text:p>
          </table:table-cell>
          <table:table-cell table:formula="of:=([.$B$24]-[.$A155]+1)*([.$C$24]-[.$A155]+1)" office:value-type="float" office:value="16384">
            <text:p>16384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7">
            <text:p>127</text:p>
          </table:table-cell>
          <table:table-cell table:formula="of:=([.$B$24]-[.$A156]+1)*([.$C$24]-[.$A156]+1)" office:value-type="float" office:value="16641">
            <text:p>16641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8">
            <text:p>128</text:p>
          </table:table-cell>
          <table:table-cell table:formula="of:=([.$B$24]-[.$A157]+1)*([.$C$24]-[.$A157]+1)" office:value-type="float" office:value="16900">
            <text:p>1690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9">
            <text:p>129</text:p>
          </table:table-cell>
          <table:table-cell table:formula="of:=([.$B$24]-[.$A158]+1)*([.$C$24]-[.$A158]+1)" office:value-type="float" office:value="17161">
            <text:p>1716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0">
            <text:p>130</text:p>
          </table:table-cell>
          <table:table-cell table:formula="of:=([.$B$24]-[.$A159]+1)*([.$C$24]-[.$A159]+1)" office:value-type="float" office:value="17424">
            <text:p>17424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1">
            <text:p>131</text:p>
          </table:table-cell>
          <table:table-cell table:formula="of:=([.$B$24]-[.$A160]+1)*([.$C$24]-[.$A160]+1)" office:value-type="float" office:value="17689">
            <text:p>17689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2">
            <text:p>132</text:p>
          </table:table-cell>
          <table:table-cell table:formula="of:=([.$B$24]-[.$A161]+1)*([.$C$24]-[.$A161]+1)" office:value-type="float" office:value="17956">
            <text:p>17956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3">
            <text:p>133</text:p>
          </table:table-cell>
          <table:table-cell table:formula="of:=([.$B$24]-[.$A162]+1)*([.$C$24]-[.$A162]+1)" office:value-type="float" office:value="18225">
            <text:p>18225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4">
            <text:p>134</text:p>
          </table:table-cell>
          <table:table-cell table:formula="of:=([.$B$24]-[.$A163]+1)*([.$C$24]-[.$A163]+1)" office:value-type="float" office:value="18496">
            <text:p>18496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5">
            <text:p>135</text:p>
          </table:table-cell>
          <table:table-cell table:formula="of:=([.$B$24]-[.$A164]+1)*([.$C$24]-[.$A164]+1)" office:value-type="float" office:value="18769">
            <text:p>18769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6">
            <text:p>136</text:p>
          </table:table-cell>
          <table:table-cell table:formula="of:=([.$B$24]-[.$A165]+1)*([.$C$24]-[.$A165]+1)" office:value-type="float" office:value="19044">
            <text:p>19044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7">
            <text:p>137</text:p>
          </table:table-cell>
          <table:table-cell table:formula="of:=([.$B$24]-[.$A166]+1)*([.$C$24]-[.$A166]+1)" office:value-type="float" office:value="19321">
            <text:p>19321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8">
            <text:p>138</text:p>
          </table:table-cell>
          <table:table-cell table:formula="of:=([.$B$24]-[.$A167]+1)*([.$C$24]-[.$A167]+1)" office:value-type="float" office:value="19600">
            <text:p>19600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39">
            <text:p>139</text:p>
          </table:table-cell>
          <table:table-cell table:formula="of:=([.$B$24]-[.$A168]+1)*([.$C$24]-[.$A168]+1)" office:value-type="float" office:value="19881">
            <text:p>19881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0">
            <text:p>140</text:p>
          </table:table-cell>
          <table:table-cell table:formula="of:=([.$B$24]-[.$A169]+1)*([.$C$24]-[.$A169]+1)" office:value-type="float" office:value="20164">
            <text:p>20164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1">
            <text:p>141</text:p>
          </table:table-cell>
          <table:table-cell table:formula="of:=([.$B$24]-[.$A170]+1)*([.$C$24]-[.$A170]+1)" office:value-type="float" office:value="20449">
            <text:p>20449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2">
            <text:p>142</text:p>
          </table:table-cell>
          <table:table-cell table:formula="of:=([.$B$24]-[.$A171]+1)*([.$C$24]-[.$A171]+1)" office:value-type="float" office:value="20736">
            <text:p>20736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3">
            <text:p>143</text:p>
          </table:table-cell>
          <table:table-cell table:formula="of:=([.$B$24]-[.$A172]+1)*([.$C$24]-[.$A172]+1)" office:value-type="float" office:value="21025">
            <text:p>21025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4">
            <text:p>144</text:p>
          </table:table-cell>
          <table:table-cell table:formula="of:=([.$B$24]-[.$A173]+1)*([.$C$24]-[.$A173]+1)" office:value-type="float" office:value="21316">
            <text:p>21316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5">
            <text:p>145</text:p>
          </table:table-cell>
          <table:table-cell table:formula="of:=([.$B$24]-[.$A174]+1)*([.$C$24]-[.$A174]+1)" office:value-type="float" office:value="21609">
            <text:p>21609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6">
            <text:p>146</text:p>
          </table:table-cell>
          <table:table-cell table:formula="of:=([.$B$24]-[.$A175]+1)*([.$C$24]-[.$A175]+1)" office:value-type="float" office:value="21904">
            <text:p>21904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7">
            <text:p>147</text:p>
          </table:table-cell>
          <table:table-cell table:formula="of:=([.$B$24]-[.$A176]+1)*([.$C$24]-[.$A176]+1)" office:value-type="float" office:value="22201">
            <text:p>22201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8">
            <text:p>148</text:p>
          </table:table-cell>
          <table:table-cell table:formula="of:=([.$B$24]-[.$A177]+1)*([.$C$24]-[.$A177]+1)" office:value-type="float" office:value="22500">
            <text:p>22500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49">
            <text:p>149</text:p>
          </table:table-cell>
          <table:table-cell table:formula="of:=([.$B$24]-[.$A178]+1)*([.$C$24]-[.$A178]+1)" office:value-type="float" office:value="22801">
            <text:p>22801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0">
            <text:p>150</text:p>
          </table:table-cell>
          <table:table-cell table:formula="of:=([.$B$24]-[.$A179]+1)*([.$C$24]-[.$A179]+1)" office:value-type="float" office:value="23104">
            <text:p>23104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1">
            <text:p>151</text:p>
          </table:table-cell>
          <table:table-cell table:formula="of:=([.$B$24]-[.$A180]+1)*([.$C$24]-[.$A180]+1)" office:value-type="float" office:value="23409">
            <text:p>23409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2">
            <text:p>152</text:p>
          </table:table-cell>
          <table:table-cell table:formula="of:=([.$B$24]-[.$A181]+1)*([.$C$24]-[.$A181]+1)" office:value-type="float" office:value="23716">
            <text:p>23716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3">
            <text:p>153</text:p>
          </table:table-cell>
          <table:table-cell table:formula="of:=([.$B$24]-[.$A182]+1)*([.$C$24]-[.$A182]+1)" office:value-type="float" office:value="24025">
            <text:p>24025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4">
            <text:p>154</text:p>
          </table:table-cell>
          <table:table-cell table:formula="of:=([.$B$24]-[.$A183]+1)*([.$C$24]-[.$A183]+1)" office:value-type="float" office:value="24336">
            <text:p>24336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5">
            <text:p>155</text:p>
          </table:table-cell>
          <table:table-cell table:formula="of:=([.$B$24]-[.$A184]+1)*([.$C$24]-[.$A184]+1)" office:value-type="float" office:value="24649">
            <text:p>24649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6">
            <text:p>156</text:p>
          </table:table-cell>
          <table:table-cell table:formula="of:=([.$B$24]-[.$A185]+1)*([.$C$24]-[.$A185]+1)" office:value-type="float" office:value="24964">
            <text:p>24964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7">
            <text:p>157</text:p>
          </table:table-cell>
          <table:table-cell table:formula="of:=([.$B$24]-[.$A186]+1)*([.$C$24]-[.$A186]+1)" office:value-type="float" office:value="25281">
            <text:p>25281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8">
            <text:p>158</text:p>
          </table:table-cell>
          <table:table-cell table:formula="of:=([.$B$24]-[.$A187]+1)*([.$C$24]-[.$A187]+1)" office:value-type="float" office:value="25600">
            <text:p>25600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59">
            <text:p>159</text:p>
          </table:table-cell>
          <table:table-cell table:formula="of:=([.$B$24]-[.$A188]+1)*([.$C$24]-[.$A188]+1)" office:value-type="float" office:value="25921">
            <text:p>25921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0">
            <text:p>160</text:p>
          </table:table-cell>
          <table:table-cell table:formula="of:=([.$B$24]-[.$A189]+1)*([.$C$24]-[.$A189]+1)" office:value-type="float" office:value="26244">
            <text:p>26244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1">
            <text:p>161</text:p>
          </table:table-cell>
          <table:table-cell table:formula="of:=([.$B$24]-[.$A190]+1)*([.$C$24]-[.$A190]+1)" office:value-type="float" office:value="26569">
            <text:p>26569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2">
            <text:p>162</text:p>
          </table:table-cell>
          <table:table-cell table:formula="of:=([.$B$24]-[.$A191]+1)*([.$C$24]-[.$A191]+1)" office:value-type="float" office:value="26896">
            <text:p>26896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3">
            <text:p>163</text:p>
          </table:table-cell>
          <table:table-cell table:formula="of:=([.$B$24]-[.$A192]+1)*([.$C$24]-[.$A192]+1)" office:value-type="float" office:value="27225">
            <text:p>27225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4">
            <text:p>164</text:p>
          </table:table-cell>
          <table:table-cell table:formula="of:=([.$B$24]-[.$A193]+1)*([.$C$24]-[.$A193]+1)" office:value-type="float" office:value="27556">
            <text:p>27556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5">
            <text:p>165</text:p>
          </table:table-cell>
          <table:table-cell table:formula="of:=([.$B$24]-[.$A194]+1)*([.$C$24]-[.$A194]+1)" office:value-type="float" office:value="27889">
            <text:p>27889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6">
            <text:p>166</text:p>
          </table:table-cell>
          <table:table-cell table:formula="of:=([.$B$24]-[.$A195]+1)*([.$C$24]-[.$A195]+1)" office:value-type="float" office:value="28224">
            <text:p>28224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7">
            <text:p>167</text:p>
          </table:table-cell>
          <table:table-cell table:formula="of:=([.$B$24]-[.$A196]+1)*([.$C$24]-[.$A196]+1)" office:value-type="float" office:value="28561">
            <text:p>28561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8">
            <text:p>168</text:p>
          </table:table-cell>
          <table:table-cell table:formula="of:=([.$B$24]-[.$A197]+1)*([.$C$24]-[.$A197]+1)" office:value-type="float" office:value="28900">
            <text:p>2890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69">
            <text:p>169</text:p>
          </table:table-cell>
          <table:table-cell table:formula="of:=([.$B$24]-[.$A198]+1)*([.$C$24]-[.$A198]+1)" office:value-type="float" office:value="29241">
            <text:p>29241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0">
            <text:p>170</text:p>
          </table:table-cell>
          <table:table-cell table:formula="of:=([.$B$24]-[.$A199]+1)*([.$C$24]-[.$A199]+1)" office:value-type="float" office:value="29584">
            <text:p>29584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1">
            <text:p>171</text:p>
          </table:table-cell>
          <table:table-cell table:formula="of:=([.$B$24]-[.$A200]+1)*([.$C$24]-[.$A200]+1)" office:value-type="float" office:value="29929">
            <text:p>29929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2">
            <text:p>172</text:p>
          </table:table-cell>
          <table:table-cell table:formula="of:=([.$B$24]-[.$A201]+1)*([.$C$24]-[.$A201]+1)" office:value-type="float" office:value="30276">
            <text:p>30276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3">
            <text:p>173</text:p>
          </table:table-cell>
          <table:table-cell table:formula="of:=([.$B$24]-[.$A202]+1)*([.$C$24]-[.$A202]+1)" office:value-type="float" office:value="30625">
            <text:p>30625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4">
            <text:p>174</text:p>
          </table:table-cell>
          <table:table-cell table:formula="of:=([.$B$24]-[.$A203]+1)*([.$C$24]-[.$A203]+1)" office:value-type="float" office:value="30976">
            <text:p>30976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5">
            <text:p>175</text:p>
          </table:table-cell>
          <table:table-cell table:formula="of:=([.$B$24]-[.$A204]+1)*([.$C$24]-[.$A204]+1)" office:value-type="float" office:value="31329">
            <text:p>31329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6">
            <text:p>176</text:p>
          </table:table-cell>
          <table:table-cell table:formula="of:=([.$B$24]-[.$A205]+1)*([.$C$24]-[.$A205]+1)" office:value-type="float" office:value="31684">
            <text:p>31684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7">
            <text:p>177</text:p>
          </table:table-cell>
          <table:table-cell table:formula="of:=([.$B$24]-[.$A206]+1)*([.$C$24]-[.$A206]+1)" office:value-type="float" office:value="32041">
            <text:p>32041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8">
            <text:p>178</text:p>
          </table:table-cell>
          <table:table-cell table:formula="of:=([.$B$24]-[.$A207]+1)*([.$C$24]-[.$A207]+1)" office:value-type="float" office:value="32400">
            <text:p>32400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79">
            <text:p>179</text:p>
          </table:table-cell>
          <table:table-cell table:formula="of:=([.$B$24]-[.$A208]+1)*([.$C$24]-[.$A208]+1)" office:value-type="float" office:value="32761">
            <text:p>32761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0">
            <text:p>180</text:p>
          </table:table-cell>
          <table:table-cell table:formula="of:=([.$B$24]-[.$A209]+1)*([.$C$24]-[.$A209]+1)" office:value-type="float" office:value="33124">
            <text:p>33124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1">
            <text:p>181</text:p>
          </table:table-cell>
          <table:table-cell table:formula="of:=([.$B$24]-[.$A210]+1)*([.$C$24]-[.$A210]+1)" office:value-type="float" office:value="33489">
            <text:p>33489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2">
            <text:p>182</text:p>
          </table:table-cell>
          <table:table-cell table:formula="of:=([.$B$24]-[.$A211]+1)*([.$C$24]-[.$A211]+1)" office:value-type="float" office:value="33856">
            <text:p>33856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3">
            <text:p>183</text:p>
          </table:table-cell>
          <table:table-cell table:formula="of:=([.$B$24]-[.$A212]+1)*([.$C$24]-[.$A212]+1)" office:value-type="float" office:value="34225">
            <text:p>34225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4">
            <text:p>184</text:p>
          </table:table-cell>
          <table:table-cell table:formula="of:=([.$B$24]-[.$A213]+1)*([.$C$24]-[.$A213]+1)" office:value-type="float" office:value="34596">
            <text:p>34596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5">
            <text:p>185</text:p>
          </table:table-cell>
          <table:table-cell table:formula="of:=([.$B$24]-[.$A214]+1)*([.$C$24]-[.$A214]+1)" office:value-type="float" office:value="34969">
            <text:p>34969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6">
            <text:p>186</text:p>
          </table:table-cell>
          <table:table-cell table:formula="of:=([.$B$24]-[.$A215]+1)*([.$C$24]-[.$A215]+1)" office:value-type="float" office:value="35344">
            <text:p>35344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7">
            <text:p>187</text:p>
          </table:table-cell>
          <table:table-cell table:formula="of:=([.$B$24]-[.$A216]+1)*([.$C$24]-[.$A216]+1)" office:value-type="float" office:value="35721">
            <text:p>35721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8">
            <text:p>188</text:p>
          </table:table-cell>
          <table:table-cell table:formula="of:=([.$B$24]-[.$A217]+1)*([.$C$24]-[.$A217]+1)" office:value-type="float" office:value="36100">
            <text:p>3610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89">
            <text:p>189</text:p>
          </table:table-cell>
          <table:table-cell table:formula="of:=([.$B$24]-[.$A218]+1)*([.$C$24]-[.$A218]+1)" office:value-type="float" office:value="36481">
            <text:p>36481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0">
            <text:p>190</text:p>
          </table:table-cell>
          <table:table-cell table:formula="of:=([.$B$24]-[.$A219]+1)*([.$C$24]-[.$A219]+1)" office:value-type="float" office:value="36864">
            <text:p>36864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1">
            <text:p>191</text:p>
          </table:table-cell>
          <table:table-cell table:formula="of:=([.$B$24]-[.$A220]+1)*([.$C$24]-[.$A220]+1)" office:value-type="float" office:value="37249">
            <text:p>37249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2">
            <text:p>192</text:p>
          </table:table-cell>
          <table:table-cell table:formula="of:=([.$B$24]-[.$A221]+1)*([.$C$24]-[.$A221]+1)" office:value-type="float" office:value="37636">
            <text:p>37636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3">
            <text:p>193</text:p>
          </table:table-cell>
          <table:table-cell table:formula="of:=([.$B$24]-[.$A222]+1)*([.$C$24]-[.$A222]+1)" office:value-type="float" office:value="38025">
            <text:p>38025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4">
            <text:p>194</text:p>
          </table:table-cell>
          <table:table-cell table:formula="of:=([.$B$24]-[.$A223]+1)*([.$C$24]-[.$A223]+1)" office:value-type="float" office:value="38416">
            <text:p>38416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5">
            <text:p>195</text:p>
          </table:table-cell>
          <table:table-cell table:formula="of:=([.$B$24]-[.$A224]+1)*([.$C$24]-[.$A224]+1)" office:value-type="float" office:value="38809">
            <text:p>38809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6">
            <text:p>196</text:p>
          </table:table-cell>
          <table:table-cell table:formula="of:=([.$B$24]-[.$A225]+1)*([.$C$24]-[.$A225]+1)" office:value-type="float" office:value="39204">
            <text:p>39204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7">
            <text:p>197</text:p>
          </table:table-cell>
          <table:table-cell table:formula="of:=([.$B$24]-[.$A226]+1)*([.$C$24]-[.$A226]+1)" office:value-type="float" office:value="39601">
            <text:p>39601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8">
            <text:p>198</text:p>
          </table:table-cell>
          <table:table-cell table:formula="of:=([.$B$24]-[.$A227]+1)*([.$C$24]-[.$A227]+1)" office:value-type="float" office:value="40000">
            <text:p>40000</text:p>
          </table:table-cell>
          <table:table-cell table:number-columns-repeated="12"/>
        </table:table-row>
        <table:table-row table:style-name="ro1">
          <table:table-cell table:formula="of:=[.A224]+1" office:value-type="float" office:value="199">
            <text:p>199</text:p>
          </table:table-cell>
          <table:table-cell table:formula="of:=([.$B$24]-[.$A228]+1)*([.$C$24]-[.$A228]+1)" office:value-type="float" office:value="40401">
            <text:p>40401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0">
            <text:p>200</text:p>
          </table:table-cell>
          <table:table-cell table:formula="of:=([.$B$24]-[.$A229]+1)*([.$C$24]-[.$A229]+1)" office:value-type="float" office:value="40804">
            <text:p>40804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1">
            <text:p>201</text:p>
          </table:table-cell>
          <table:table-cell table:formula="of:=([.$B$24]-[.$A230]+1)*([.$C$24]-[.$A230]+1)" office:value-type="float" office:value="41209">
            <text:p>41209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2">
            <text:p>202</text:p>
          </table:table-cell>
          <table:table-cell table:formula="of:=([.$B$24]-[.$A231]+1)*([.$C$24]-[.$A231]+1)" office:value-type="float" office:value="41616">
            <text:p>41616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3">
            <text:p>203</text:p>
          </table:table-cell>
          <table:table-cell table:formula="of:=([.$B$24]-[.$A232]+1)*([.$C$24]-[.$A232]+1)" office:value-type="float" office:value="42025">
            <text:p>42025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4">
            <text:p>204</text:p>
          </table:table-cell>
          <table:table-cell table:formula="of:=([.$B$24]-[.$A233]+1)*([.$C$24]-[.$A233]+1)" office:value-type="float" office:value="42436">
            <text:p>42436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5">
            <text:p>205</text:p>
          </table:table-cell>
          <table:table-cell table:formula="of:=([.$B$24]-[.$A234]+1)*([.$C$24]-[.$A234]+1)" office:value-type="float" office:value="42849">
            <text:p>42849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6">
            <text:p>206</text:p>
          </table:table-cell>
          <table:table-cell table:formula="of:=([.$B$24]-[.$A235]+1)*([.$C$24]-[.$A235]+1)" office:value-type="float" office:value="43264">
            <text:p>43264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7">
            <text:p>207</text:p>
          </table:table-cell>
          <table:table-cell table:formula="of:=([.$B$24]-[.$A236]+1)*([.$C$24]-[.$A236]+1)" office:value-type="float" office:value="43681">
            <text:p>43681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8">
            <text:p>208</text:p>
          </table:table-cell>
          <table:table-cell table:formula="of:=([.$B$24]-[.$A237]+1)*([.$C$24]-[.$A237]+1)" office:value-type="float" office:value="44100">
            <text:p>44100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09">
            <text:p>209</text:p>
          </table:table-cell>
          <table:table-cell table:formula="of:=([.$B$24]-[.$A238]+1)*([.$C$24]-[.$A238]+1)" office:value-type="float" office:value="44521">
            <text:p>44521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0">
            <text:p>210</text:p>
          </table:table-cell>
          <table:table-cell table:formula="of:=([.$B$24]-[.$A239]+1)*([.$C$24]-[.$A239]+1)" office:value-type="float" office:value="44944">
            <text:p>44944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1">
            <text:p>211</text:p>
          </table:table-cell>
          <table:table-cell table:formula="of:=([.$B$24]-[.$A240]+1)*([.$C$24]-[.$A240]+1)" office:value-type="float" office:value="45369">
            <text:p>45369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2">
            <text:p>212</text:p>
          </table:table-cell>
          <table:table-cell table:formula="of:=([.$B$24]-[.$A241]+1)*([.$C$24]-[.$A241]+1)" office:value-type="float" office:value="45796">
            <text:p>45796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3">
            <text:p>213</text:p>
          </table:table-cell>
          <table:table-cell table:formula="of:=([.$B$24]-[.$A242]+1)*([.$C$24]-[.$A242]+1)" office:value-type="float" office:value="46225">
            <text:p>46225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4">
            <text:p>214</text:p>
          </table:table-cell>
          <table:table-cell table:formula="of:=([.$B$24]-[.$A243]+1)*([.$C$24]-[.$A243]+1)" office:value-type="float" office:value="46656">
            <text:p>46656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5">
            <text:p>215</text:p>
          </table:table-cell>
          <table:table-cell table:formula="of:=([.$B$24]-[.$A244]+1)*([.$C$24]-[.$A244]+1)" office:value-type="float" office:value="47089">
            <text:p>47089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6">
            <text:p>216</text:p>
          </table:table-cell>
          <table:table-cell table:formula="of:=([.$B$24]-[.$A245]+1)*([.$C$24]-[.$A245]+1)" office:value-type="float" office:value="47524">
            <text:p>47524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7">
            <text:p>217</text:p>
          </table:table-cell>
          <table:table-cell table:formula="of:=([.$B$24]-[.$A246]+1)*([.$C$24]-[.$A246]+1)" office:value-type="float" office:value="47961">
            <text:p>47961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8">
            <text:p>218</text:p>
          </table:table-cell>
          <table:table-cell table:formula="of:=([.$B$24]-[.$A247]+1)*([.$C$24]-[.$A247]+1)" office:value-type="float" office:value="48400">
            <text:p>48400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19">
            <text:p>219</text:p>
          </table:table-cell>
          <table:table-cell table:formula="of:=([.$B$24]-[.$A248]+1)*([.$C$24]-[.$A248]+1)" office:value-type="float" office:value="48841">
            <text:p>48841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0">
            <text:p>220</text:p>
          </table:table-cell>
          <table:table-cell table:formula="of:=([.$B$24]-[.$A249]+1)*([.$C$24]-[.$A249]+1)" office:value-type="float" office:value="49284">
            <text:p>49284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1">
            <text:p>221</text:p>
          </table:table-cell>
          <table:table-cell table:formula="of:=([.$B$24]-[.$A250]+1)*([.$C$24]-[.$A250]+1)" office:value-type="float" office:value="49729">
            <text:p>49729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2">
            <text:p>222</text:p>
          </table:table-cell>
          <table:table-cell table:formula="of:=([.$B$24]-[.$A251]+1)*([.$C$24]-[.$A251]+1)" office:value-type="float" office:value="50176">
            <text:p>50176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3">
            <text:p>223</text:p>
          </table:table-cell>
          <table:table-cell table:formula="of:=([.$B$24]-[.$A252]+1)*([.$C$24]-[.$A252]+1)" office:value-type="float" office:value="50625">
            <text:p>50625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4">
            <text:p>224</text:p>
          </table:table-cell>
          <table:table-cell table:formula="of:=([.$B$24]-[.$A253]+1)*([.$C$24]-[.$A253]+1)" office:value-type="float" office:value="51076">
            <text:p>51076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5">
            <text:p>225</text:p>
          </table:table-cell>
          <table:table-cell table:formula="of:=([.$B$24]-[.$A254]+1)*([.$C$24]-[.$A254]+1)" office:value-type="float" office:value="51529">
            <text:p>51529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6">
            <text:p>226</text:p>
          </table:table-cell>
          <table:table-cell table:formula="of:=([.$B$24]-[.$A255]+1)*([.$C$24]-[.$A255]+1)" office:value-type="float" office:value="51984">
            <text:p>51984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7">
            <text:p>227</text:p>
          </table:table-cell>
          <table:table-cell table:formula="of:=([.$B$24]-[.$A256]+1)*([.$C$24]-[.$A256]+1)" office:value-type="float" office:value="52441">
            <text:p>52441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8">
            <text:p>228</text:p>
          </table:table-cell>
          <table:table-cell table:formula="of:=([.$B$24]-[.$A257]+1)*([.$C$24]-[.$A257]+1)" office:value-type="float" office:value="52900">
            <text:p>52900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29">
            <text:p>229</text:p>
          </table:table-cell>
          <table:table-cell table:formula="of:=([.$B$24]-[.$A258]+1)*([.$C$24]-[.$A258]+1)" office:value-type="float" office:value="53361">
            <text:p>53361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0">
            <text:p>230</text:p>
          </table:table-cell>
          <table:table-cell table:formula="of:=([.$B$24]-[.$A259]+1)*([.$C$24]-[.$A259]+1)" office:value-type="float" office:value="53824">
            <text:p>53824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1">
            <text:p>231</text:p>
          </table:table-cell>
          <table:table-cell table:formula="of:=([.$B$24]-[.$A260]+1)*([.$C$24]-[.$A260]+1)" office:value-type="float" office:value="54289">
            <text:p>54289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2">
            <text:p>232</text:p>
          </table:table-cell>
          <table:table-cell table:formula="of:=([.$B$24]-[.$A261]+1)*([.$C$24]-[.$A261]+1)" office:value-type="float" office:value="54756">
            <text:p>54756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3">
            <text:p>233</text:p>
          </table:table-cell>
          <table:table-cell table:formula="of:=([.$B$24]-[.$A262]+1)*([.$C$24]-[.$A262]+1)" office:value-type="float" office:value="55225">
            <text:p>5522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4">
            <text:p>234</text:p>
          </table:table-cell>
          <table:table-cell table:formula="of:=([.$B$24]-[.$A263]+1)*([.$C$24]-[.$A263]+1)" office:value-type="float" office:value="55696">
            <text:p>55696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5">
            <text:p>235</text:p>
          </table:table-cell>
          <table:table-cell table:formula="of:=([.$B$24]-[.$A264]+1)*([.$C$24]-[.$A264]+1)" office:value-type="float" office:value="56169">
            <text:p>56169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6">
            <text:p>236</text:p>
          </table:table-cell>
          <table:table-cell table:formula="of:=([.$B$24]-[.$A265]+1)*([.$C$24]-[.$A265]+1)" office:value-type="float" office:value="56644">
            <text:p>56644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7">
            <text:p>237</text:p>
          </table:table-cell>
          <table:table-cell table:formula="of:=([.$B$24]-[.$A266]+1)*([.$C$24]-[.$A266]+1)" office:value-type="float" office:value="57121">
            <text:p>57121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8">
            <text:p>238</text:p>
          </table:table-cell>
          <table:table-cell table:formula="of:=([.$B$24]-[.$A267]+1)*([.$C$24]-[.$A267]+1)" office:value-type="float" office:value="57600">
            <text:p>57600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39">
            <text:p>239</text:p>
          </table:table-cell>
          <table:table-cell table:formula="of:=([.$B$24]-[.$A268]+1)*([.$C$24]-[.$A268]+1)" office:value-type="float" office:value="58081">
            <text:p>58081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0">
            <text:p>240</text:p>
          </table:table-cell>
          <table:table-cell table:formula="of:=([.$B$24]-[.$A269]+1)*([.$C$24]-[.$A269]+1)" office:value-type="float" office:value="58564">
            <text:p>58564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1">
            <text:p>241</text:p>
          </table:table-cell>
          <table:table-cell table:formula="of:=([.$B$24]-[.$A270]+1)*([.$C$24]-[.$A270]+1)" office:value-type="float" office:value="59049">
            <text:p>59049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2">
            <text:p>242</text:p>
          </table:table-cell>
          <table:table-cell table:formula="of:=([.$B$24]-[.$A271]+1)*([.$C$24]-[.$A271]+1)" office:value-type="float" office:value="59536">
            <text:p>59536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3">
            <text:p>243</text:p>
          </table:table-cell>
          <table:table-cell table:formula="of:=([.$B$24]-[.$A272]+1)*([.$C$24]-[.$A272]+1)" office:value-type="float" office:value="60025">
            <text:p>60025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4">
            <text:p>244</text:p>
          </table:table-cell>
          <table:table-cell table:formula="of:=([.$B$24]-[.$A273]+1)*([.$C$24]-[.$A273]+1)" office:value-type="float" office:value="60516">
            <text:p>60516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5">
            <text:p>245</text:p>
          </table:table-cell>
          <table:table-cell table:formula="of:=([.$B$24]-[.$A274]+1)*([.$C$24]-[.$A274]+1)" office:value-type="float" office:value="61009">
            <text:p>61009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6">
            <text:p>246</text:p>
          </table:table-cell>
          <table:table-cell table:formula="of:=([.$B$24]-[.$A275]+1)*([.$C$24]-[.$A275]+1)" office:value-type="float" office:value="61504">
            <text:p>61504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7">
            <text:p>247</text:p>
          </table:table-cell>
          <table:table-cell table:formula="of:=([.$B$24]-[.$A276]+1)*([.$C$24]-[.$A276]+1)" office:value-type="float" office:value="62001">
            <text:p>62001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8">
            <text:p>248</text:p>
          </table:table-cell>
          <table:table-cell table:formula="of:=([.$B$24]-[.$A277]+1)*([.$C$24]-[.$A277]+1)" office:value-type="float" office:value="62500">
            <text:p>62500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49">
            <text:p>249</text:p>
          </table:table-cell>
          <table:table-cell table:formula="of:=([.$B$24]-[.$A278]+1)*([.$C$24]-[.$A278]+1)" office:value-type="float" office:value="63001">
            <text:p>63001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0">
            <text:p>250</text:p>
          </table:table-cell>
          <table:table-cell table:formula="of:=([.$B$24]-[.$A279]+1)*([.$C$24]-[.$A279]+1)" office:value-type="float" office:value="63504">
            <text:p>63504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1">
            <text:p>251</text:p>
          </table:table-cell>
          <table:table-cell table:formula="of:=([.$B$24]-[.$A280]+1)*([.$C$24]-[.$A280]+1)" office:value-type="float" office:value="64009">
            <text:p>64009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2">
            <text:p>252</text:p>
          </table:table-cell>
          <table:table-cell table:formula="of:=([.$B$24]-[.$A281]+1)*([.$C$24]-[.$A281]+1)" office:value-type="float" office:value="64516">
            <text:p>64516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3">
            <text:p>253</text:p>
          </table:table-cell>
          <table:table-cell table:formula="of:=([.$B$24]-[.$A282]+1)*([.$C$24]-[.$A282]+1)" office:value-type="float" office:value="65025">
            <text:p>65025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4">
            <text:p>254</text:p>
          </table:table-cell>
          <table:table-cell table:formula="of:=([.$B$24]-[.$A283]+1)*([.$C$24]-[.$A283]+1)" office:value-type="float" office:value="65536">
            <text:p>65536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5">
            <text:p>255</text:p>
          </table:table-cell>
          <table:table-cell table:formula="of:=([.$B$24]-[.$A284]+1)*([.$C$24]-[.$A284]+1)" office:value-type="float" office:value="66049">
            <text:p>66049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6">
            <text:p>256</text:p>
          </table:table-cell>
          <table:table-cell table:formula="of:=([.$B$24]-[.$A285]+1)*([.$C$24]-[.$A285]+1)" office:value-type="float" office:value="66564">
            <text:p>66564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7">
            <text:p>257</text:p>
          </table:table-cell>
          <table:table-cell table:formula="of:=([.$B$24]-[.$A286]+1)*([.$C$24]-[.$A286]+1)" office:value-type="float" office:value="67081">
            <text:p>67081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8">
            <text:p>258</text:p>
          </table:table-cell>
          <table:table-cell table:formula="of:=([.$B$24]-[.$A287]+1)*([.$C$24]-[.$A287]+1)" office:value-type="float" office:value="67600">
            <text:p>67600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59">
            <text:p>259</text:p>
          </table:table-cell>
          <table:table-cell table:formula="of:=([.$B$24]-[.$A288]+1)*([.$C$24]-[.$A288]+1)" office:value-type="float" office:value="68121">
            <text:p>68121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0">
            <text:p>260</text:p>
          </table:table-cell>
          <table:table-cell table:formula="of:=([.$B$24]-[.$A289]+1)*([.$C$24]-[.$A289]+1)" office:value-type="float" office:value="68644">
            <text:p>68644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1">
            <text:p>261</text:p>
          </table:table-cell>
          <table:table-cell table:formula="of:=([.$B$24]-[.$A290]+1)*([.$C$24]-[.$A290]+1)" office:value-type="float" office:value="69169">
            <text:p>69169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2">
            <text:p>262</text:p>
          </table:table-cell>
          <table:table-cell table:formula="of:=([.$B$24]-[.$A291]+1)*([.$C$24]-[.$A291]+1)" office:value-type="float" office:value="69696">
            <text:p>69696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3">
            <text:p>263</text:p>
          </table:table-cell>
          <table:table-cell table:formula="of:=([.$B$24]-[.$A292]+1)*([.$C$24]-[.$A292]+1)" office:value-type="float" office:value="70225">
            <text:p>70225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4">
            <text:p>264</text:p>
          </table:table-cell>
          <table:table-cell table:formula="of:=([.$B$24]-[.$A293]+1)*([.$C$24]-[.$A293]+1)" office:value-type="float" office:value="70756">
            <text:p>70756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5">
            <text:p>265</text:p>
          </table:table-cell>
          <table:table-cell table:formula="of:=([.$B$24]-[.$A294]+1)*([.$C$24]-[.$A294]+1)" office:value-type="float" office:value="71289">
            <text:p>71289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6">
            <text:p>266</text:p>
          </table:table-cell>
          <table:table-cell table:formula="of:=([.$B$24]-[.$A295]+1)*([.$C$24]-[.$A295]+1)" office:value-type="float" office:value="71824">
            <text:p>71824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7">
            <text:p>267</text:p>
          </table:table-cell>
          <table:table-cell table:formula="of:=([.$B$24]-[.$A296]+1)*([.$C$24]-[.$A296]+1)" office:value-type="float" office:value="72361">
            <text:p>72361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8">
            <text:p>268</text:p>
          </table:table-cell>
          <table:table-cell table:formula="of:=([.$B$24]-[.$A297]+1)*([.$C$24]-[.$A297]+1)" office:value-type="float" office:value="72900">
            <text:p>72900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69">
            <text:p>269</text:p>
          </table:table-cell>
          <table:table-cell table:formula="of:=([.$B$24]-[.$A298]+1)*([.$C$24]-[.$A298]+1)" office:value-type="float" office:value="73441">
            <text:p>73441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0">
            <text:p>270</text:p>
          </table:table-cell>
          <table:table-cell table:formula="of:=([.$B$24]-[.$A299]+1)*([.$C$24]-[.$A299]+1)" office:value-type="float" office:value="73984">
            <text:p>73984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1">
            <text:p>271</text:p>
          </table:table-cell>
          <table:table-cell table:formula="of:=([.$B$24]-[.$A300]+1)*([.$C$24]-[.$A300]+1)" office:value-type="float" office:value="74529">
            <text:p>74529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2">
            <text:p>272</text:p>
          </table:table-cell>
          <table:table-cell table:formula="of:=([.$B$24]-[.$A301]+1)*([.$C$24]-[.$A301]+1)" office:value-type="float" office:value="75076">
            <text:p>75076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3">
            <text:p>273</text:p>
          </table:table-cell>
          <table:table-cell table:formula="of:=([.$B$24]-[.$A302]+1)*([.$C$24]-[.$A302]+1)" office:value-type="float" office:value="75625">
            <text:p>75625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4">
            <text:p>274</text:p>
          </table:table-cell>
          <table:table-cell table:formula="of:=([.$B$24]-[.$A303]+1)*([.$C$24]-[.$A303]+1)" office:value-type="float" office:value="76176">
            <text:p>76176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5">
            <text:p>275</text:p>
          </table:table-cell>
          <table:table-cell table:formula="of:=([.$B$24]-[.$A304]+1)*([.$C$24]-[.$A304]+1)" office:value-type="float" office:value="76729">
            <text:p>76729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6">
            <text:p>276</text:p>
          </table:table-cell>
          <table:table-cell table:formula="of:=([.$B$24]-[.$A305]+1)*([.$C$24]-[.$A305]+1)" office:value-type="float" office:value="77284">
            <text:p>77284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7">
            <text:p>277</text:p>
          </table:table-cell>
          <table:table-cell table:formula="of:=([.$B$24]-[.$A306]+1)*([.$C$24]-[.$A306]+1)" office:value-type="float" office:value="77841">
            <text:p>77841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8">
            <text:p>278</text:p>
          </table:table-cell>
          <table:table-cell table:formula="of:=([.$B$24]-[.$A307]+1)*([.$C$24]-[.$A307]+1)" office:value-type="float" office:value="78400">
            <text:p>78400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79">
            <text:p>279</text:p>
          </table:table-cell>
          <table:table-cell table:formula="of:=([.$B$24]-[.$A308]+1)*([.$C$24]-[.$A308]+1)" office:value-type="float" office:value="78961">
            <text:p>78961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0">
            <text:p>280</text:p>
          </table:table-cell>
          <table:table-cell table:formula="of:=([.$B$24]-[.$A309]+1)*([.$C$24]-[.$A309]+1)" office:value-type="float" office:value="79524">
            <text:p>79524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1">
            <text:p>281</text:p>
          </table:table-cell>
          <table:table-cell table:formula="of:=([.$B$24]-[.$A310]+1)*([.$C$24]-[.$A310]+1)" office:value-type="float" office:value="80089">
            <text:p>80089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2">
            <text:p>282</text:p>
          </table:table-cell>
          <table:table-cell table:formula="of:=([.$B$24]-[.$A311]+1)*([.$C$24]-[.$A311]+1)" office:value-type="float" office:value="80656">
            <text:p>80656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3">
            <text:p>283</text:p>
          </table:table-cell>
          <table:table-cell table:formula="of:=([.$B$24]-[.$A312]+1)*([.$C$24]-[.$A312]+1)" office:value-type="float" office:value="81225">
            <text:p>81225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4">
            <text:p>284</text:p>
          </table:table-cell>
          <table:table-cell table:formula="of:=([.$B$24]-[.$A313]+1)*([.$C$24]-[.$A313]+1)" office:value-type="float" office:value="81796">
            <text:p>81796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5">
            <text:p>285</text:p>
          </table:table-cell>
          <table:table-cell table:formula="of:=([.$B$24]-[.$A314]+1)*([.$C$24]-[.$A314]+1)" office:value-type="float" office:value="82369">
            <text:p>82369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6">
            <text:p>286</text:p>
          </table:table-cell>
          <table:table-cell table:formula="of:=([.$B$24]-[.$A315]+1)*([.$C$24]-[.$A315]+1)" office:value-type="float" office:value="82944">
            <text:p>82944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7">
            <text:p>287</text:p>
          </table:table-cell>
          <table:table-cell table:formula="of:=([.$B$24]-[.$A316]+1)*([.$C$24]-[.$A316]+1)" office:value-type="float" office:value="83521">
            <text:p>83521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8">
            <text:p>288</text:p>
          </table:table-cell>
          <table:table-cell table:formula="of:=([.$B$24]-[.$A317]+1)*([.$C$24]-[.$A317]+1)" office:value-type="float" office:value="84100">
            <text:p>84100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89">
            <text:p>289</text:p>
          </table:table-cell>
          <table:table-cell table:formula="of:=([.$B$24]-[.$A318]+1)*([.$C$24]-[.$A318]+1)" office:value-type="float" office:value="84681">
            <text:p>84681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0">
            <text:p>290</text:p>
          </table:table-cell>
          <table:table-cell table:formula="of:=([.$B$24]-[.$A319]+1)*([.$C$24]-[.$A319]+1)" office:value-type="float" office:value="85264">
            <text:p>85264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1">
            <text:p>291</text:p>
          </table:table-cell>
          <table:table-cell table:formula="of:=([.$B$24]-[.$A320]+1)*([.$C$24]-[.$A320]+1)" office:value-type="float" office:value="85849">
            <text:p>85849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2">
            <text:p>292</text:p>
          </table:table-cell>
          <table:table-cell table:formula="of:=([.$B$24]-[.$A321]+1)*([.$C$24]-[.$A321]+1)" office:value-type="float" office:value="86436">
            <text:p>86436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3">
            <text:p>293</text:p>
          </table:table-cell>
          <table:table-cell table:formula="of:=([.$B$24]-[.$A322]+1)*([.$C$24]-[.$A322]+1)" office:value-type="float" office:value="87025">
            <text:p>87025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4">
            <text:p>294</text:p>
          </table:table-cell>
          <table:table-cell table:formula="of:=([.$B$24]-[.$A323]+1)*([.$C$24]-[.$A323]+1)" office:value-type="float" office:value="87616">
            <text:p>87616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5">
            <text:p>295</text:p>
          </table:table-cell>
          <table:table-cell table:formula="of:=([.$B$24]-[.$A324]+1)*([.$C$24]-[.$A324]+1)" office:value-type="float" office:value="88209">
            <text:p>88209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6">
            <text:p>296</text:p>
          </table:table-cell>
          <table:table-cell table:formula="of:=([.$B$24]-[.$A325]+1)*([.$C$24]-[.$A325]+1)" office:value-type="float" office:value="88804">
            <text:p>88804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7">
            <text:p>297</text:p>
          </table:table-cell>
          <table:table-cell table:formula="of:=([.$B$24]-[.$A326]+1)*([.$C$24]-[.$A326]+1)" office:value-type="float" office:value="89401">
            <text:p>89401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8">
            <text:p>298</text:p>
          </table:table-cell>
          <table:table-cell table:formula="of:=([.$B$24]-[.$A327]+1)*([.$C$24]-[.$A327]+1)" office:value-type="float" office:value="90000">
            <text:p>9000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299">
            <text:p>299</text:p>
          </table:table-cell>
          <table:table-cell table:formula="of:=([.$B$24]-[.$A328]+1)*([.$C$24]-[.$A328]+1)" office:value-type="float" office:value="90601">
            <text:p>90601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0">
            <text:p>300</text:p>
          </table:table-cell>
          <table:table-cell table:formula="of:=([.$B$24]-[.$A329]+1)*([.$C$24]-[.$A329]+1)" office:value-type="float" office:value="91204">
            <text:p>91204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1">
            <text:p>301</text:p>
          </table:table-cell>
          <table:table-cell table:formula="of:=([.$B$24]-[.$A330]+1)*([.$C$24]-[.$A330]+1)" office:value-type="float" office:value="91809">
            <text:p>91809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2">
            <text:p>302</text:p>
          </table:table-cell>
          <table:table-cell table:formula="of:=([.$B$24]-[.$A331]+1)*([.$C$24]-[.$A331]+1)" office:value-type="float" office:value="92416">
            <text:p>92416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3">
            <text:p>303</text:p>
          </table:table-cell>
          <table:table-cell table:formula="of:=([.$B$24]-[.$A332]+1)*([.$C$24]-[.$A332]+1)" office:value-type="float" office:value="93025">
            <text:p>93025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4">
            <text:p>304</text:p>
          </table:table-cell>
          <table:table-cell table:formula="of:=([.$B$24]-[.$A333]+1)*([.$C$24]-[.$A333]+1)" office:value-type="float" office:value="93636">
            <text:p>93636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5">
            <text:p>305</text:p>
          </table:table-cell>
          <table:table-cell table:formula="of:=([.$B$24]-[.$A334]+1)*([.$C$24]-[.$A334]+1)" office:value-type="float" office:value="94249">
            <text:p>94249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6">
            <text:p>306</text:p>
          </table:table-cell>
          <table:table-cell table:formula="of:=([.$B$24]-[.$A335]+1)*([.$C$24]-[.$A335]+1)" office:value-type="float" office:value="94864">
            <text:p>94864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7">
            <text:p>307</text:p>
          </table:table-cell>
          <table:table-cell table:formula="of:=([.$B$24]-[.$A336]+1)*([.$C$24]-[.$A336]+1)" office:value-type="float" office:value="95481">
            <text:p>95481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8">
            <text:p>308</text:p>
          </table:table-cell>
          <table:table-cell table:formula="of:=([.$B$24]-[.$A337]+1)*([.$C$24]-[.$A337]+1)" office:value-type="float" office:value="96100">
            <text:p>96100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09">
            <text:p>309</text:p>
          </table:table-cell>
          <table:table-cell table:formula="of:=([.$B$24]-[.$A338]+1)*([.$C$24]-[.$A338]+1)" office:value-type="float" office:value="96721">
            <text:p>96721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0">
            <text:p>310</text:p>
          </table:table-cell>
          <table:table-cell table:formula="of:=([.$B$24]-[.$A339]+1)*([.$C$24]-[.$A339]+1)" office:value-type="float" office:value="97344">
            <text:p>97344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1">
            <text:p>311</text:p>
          </table:table-cell>
          <table:table-cell table:formula="of:=([.$B$24]-[.$A340]+1)*([.$C$24]-[.$A340]+1)" office:value-type="float" office:value="97969">
            <text:p>97969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2">
            <text:p>312</text:p>
          </table:table-cell>
          <table:table-cell table:formula="of:=([.$B$24]-[.$A341]+1)*([.$C$24]-[.$A341]+1)" office:value-type="float" office:value="98596">
            <text:p>98596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3">
            <text:p>313</text:p>
          </table:table-cell>
          <table:table-cell table:formula="of:=([.$B$24]-[.$A342]+1)*([.$C$24]-[.$A342]+1)" office:value-type="float" office:value="99225">
            <text:p>99225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4">
            <text:p>314</text:p>
          </table:table-cell>
          <table:table-cell table:formula="of:=([.$B$24]-[.$A343]+1)*([.$C$24]-[.$A343]+1)" office:value-type="float" office:value="99856">
            <text:p>99856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5">
            <text:p>315</text:p>
          </table:table-cell>
          <table:table-cell table:formula="of:=([.$B$24]-[.$A344]+1)*([.$C$24]-[.$A344]+1)" office:value-type="float" office:value="100489">
            <text:p>100489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6">
            <text:p>316</text:p>
          </table:table-cell>
          <table:table-cell table:formula="of:=([.$B$24]-[.$A345]+1)*([.$C$24]-[.$A345]+1)" office:value-type="float" office:value="101124">
            <text:p>101124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7">
            <text:p>317</text:p>
          </table:table-cell>
          <table:table-cell table:formula="of:=([.$B$24]-[.$A346]+1)*([.$C$24]-[.$A346]+1)" office:value-type="float" office:value="101761">
            <text:p>101761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8">
            <text:p>318</text:p>
          </table:table-cell>
          <table:table-cell table:formula="of:=([.$B$24]-[.$A347]+1)*([.$C$24]-[.$A347]+1)" office:value-type="float" office:value="102400">
            <text:p>102400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19">
            <text:p>319</text:p>
          </table:table-cell>
          <table:table-cell table:formula="of:=([.$B$24]-[.$A348]+1)*([.$C$24]-[.$A348]+1)" office:value-type="float" office:value="103041">
            <text:p>103041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0">
            <text:p>320</text:p>
          </table:table-cell>
          <table:table-cell table:formula="of:=([.$B$24]-[.$A349]+1)*([.$C$24]-[.$A349]+1)" office:value-type="float" office:value="103684">
            <text:p>103684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1">
            <text:p>321</text:p>
          </table:table-cell>
          <table:table-cell table:formula="of:=([.$B$24]-[.$A350]+1)*([.$C$24]-[.$A350]+1)" office:value-type="float" office:value="104329">
            <text:p>104329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2">
            <text:p>322</text:p>
          </table:table-cell>
          <table:table-cell table:formula="of:=([.$B$24]-[.$A351]+1)*([.$C$24]-[.$A351]+1)" office:value-type="float" office:value="104976">
            <text:p>104976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3">
            <text:p>323</text:p>
          </table:table-cell>
          <table:table-cell table:formula="of:=([.$B$24]-[.$A352]+1)*([.$C$24]-[.$A352]+1)" office:value-type="float" office:value="105625">
            <text:p>105625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4">
            <text:p>324</text:p>
          </table:table-cell>
          <table:table-cell table:formula="of:=([.$B$24]-[.$A353]+1)*([.$C$24]-[.$A353]+1)" office:value-type="float" office:value="106276">
            <text:p>106276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5">
            <text:p>325</text:p>
          </table:table-cell>
          <table:table-cell table:formula="of:=([.$B$24]-[.$A354]+1)*([.$C$24]-[.$A354]+1)" office:value-type="float" office:value="106929">
            <text:p>106929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6">
            <text:p>326</text:p>
          </table:table-cell>
          <table:table-cell table:formula="of:=([.$B$24]-[.$A355]+1)*([.$C$24]-[.$A355]+1)" office:value-type="float" office:value="107584">
            <text:p>107584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7">
            <text:p>327</text:p>
          </table:table-cell>
          <table:table-cell table:formula="of:=([.$B$24]-[.$A356]+1)*([.$C$24]-[.$A356]+1)" office:value-type="float" office:value="108241">
            <text:p>108241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8">
            <text:p>328</text:p>
          </table:table-cell>
          <table:table-cell table:formula="of:=([.$B$24]-[.$A357]+1)*([.$C$24]-[.$A357]+1)" office:value-type="float" office:value="108900">
            <text:p>108900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29">
            <text:p>329</text:p>
          </table:table-cell>
          <table:table-cell table:formula="of:=([.$B$24]-[.$A358]+1)*([.$C$24]-[.$A358]+1)" office:value-type="float" office:value="109561">
            <text:p>109561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0">
            <text:p>330</text:p>
          </table:table-cell>
          <table:table-cell table:formula="of:=([.$B$24]-[.$A359]+1)*([.$C$24]-[.$A359]+1)" office:value-type="float" office:value="110224">
            <text:p>110224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1">
            <text:p>331</text:p>
          </table:table-cell>
          <table:table-cell table:formula="of:=([.$B$24]-[.$A360]+1)*([.$C$24]-[.$A360]+1)" office:value-type="float" office:value="110889">
            <text:p>110889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2">
            <text:p>332</text:p>
          </table:table-cell>
          <table:table-cell table:formula="of:=([.$B$24]-[.$A361]+1)*([.$C$24]-[.$A361]+1)" office:value-type="float" office:value="111556">
            <text:p>111556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3">
            <text:p>333</text:p>
          </table:table-cell>
          <table:table-cell table:formula="of:=([.$B$24]-[.$A362]+1)*([.$C$24]-[.$A362]+1)" office:value-type="float" office:value="112225">
            <text:p>11222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4">
            <text:p>334</text:p>
          </table:table-cell>
          <table:table-cell table:formula="of:=([.$B$24]-[.$A363]+1)*([.$C$24]-[.$A363]+1)" office:value-type="float" office:value="112896">
            <text:p>112896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5">
            <text:p>335</text:p>
          </table:table-cell>
          <table:table-cell table:formula="of:=([.$B$24]-[.$A364]+1)*([.$C$24]-[.$A364]+1)" office:value-type="float" office:value="113569">
            <text:p>113569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6">
            <text:p>336</text:p>
          </table:table-cell>
          <table:table-cell table:formula="of:=([.$B$24]-[.$A365]+1)*([.$C$24]-[.$A365]+1)" office:value-type="float" office:value="114244">
            <text:p>114244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7">
            <text:p>337</text:p>
          </table:table-cell>
          <table:table-cell table:formula="of:=([.$B$24]-[.$A366]+1)*([.$C$24]-[.$A366]+1)" office:value-type="float" office:value="114921">
            <text:p>114921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8">
            <text:p>338</text:p>
          </table:table-cell>
          <table:table-cell table:formula="of:=([.$B$24]-[.$A367]+1)*([.$C$24]-[.$A367]+1)" office:value-type="float" office:value="115600">
            <text:p>115600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39">
            <text:p>339</text:p>
          </table:table-cell>
          <table:table-cell table:formula="of:=([.$B$24]-[.$A368]+1)*([.$C$24]-[.$A368]+1)" office:value-type="float" office:value="116281">
            <text:p>116281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0">
            <text:p>340</text:p>
          </table:table-cell>
          <table:table-cell table:formula="of:=([.$B$24]-[.$A369]+1)*([.$C$24]-[.$A369]+1)" office:value-type="float" office:value="116964">
            <text:p>116964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1">
            <text:p>341</text:p>
          </table:table-cell>
          <table:table-cell table:formula="of:=([.$B$24]-[.$A370]+1)*([.$C$24]-[.$A370]+1)" office:value-type="float" office:value="117649">
            <text:p>117649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2">
            <text:p>342</text:p>
          </table:table-cell>
          <table:table-cell table:formula="of:=([.$B$24]-[.$A371]+1)*([.$C$24]-[.$A371]+1)" office:value-type="float" office:value="118336">
            <text:p>118336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3">
            <text:p>343</text:p>
          </table:table-cell>
          <table:table-cell table:formula="of:=([.$B$24]-[.$A372]+1)*([.$C$24]-[.$A372]+1)" office:value-type="float" office:value="119025">
            <text:p>119025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4">
            <text:p>344</text:p>
          </table:table-cell>
          <table:table-cell table:formula="of:=([.$B$24]-[.$A373]+1)*([.$C$24]-[.$A373]+1)" office:value-type="float" office:value="119716">
            <text:p>119716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5">
            <text:p>345</text:p>
          </table:table-cell>
          <table:table-cell table:formula="of:=([.$B$24]-[.$A374]+1)*([.$C$24]-[.$A374]+1)" office:value-type="float" office:value="120409">
            <text:p>120409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6">
            <text:p>346</text:p>
          </table:table-cell>
          <table:table-cell table:formula="of:=([.$B$24]-[.$A375]+1)*([.$C$24]-[.$A375]+1)" office:value-type="float" office:value="121104">
            <text:p>121104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7">
            <text:p>347</text:p>
          </table:table-cell>
          <table:table-cell table:formula="of:=([.$B$24]-[.$A376]+1)*([.$C$24]-[.$A376]+1)" office:value-type="float" office:value="121801">
            <text:p>121801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8">
            <text:p>348</text:p>
          </table:table-cell>
          <table:table-cell table:formula="of:=([.$B$24]-[.$A377]+1)*([.$C$24]-[.$A377]+1)" office:value-type="float" office:value="122500">
            <text:p>122500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49">
            <text:p>349</text:p>
          </table:table-cell>
          <table:table-cell table:formula="of:=([.$B$24]-[.$A378]+1)*([.$C$24]-[.$A378]+1)" office:value-type="float" office:value="123201">
            <text:p>123201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0">
            <text:p>350</text:p>
          </table:table-cell>
          <table:table-cell table:formula="of:=([.$B$24]-[.$A379]+1)*([.$C$24]-[.$A379]+1)" office:value-type="float" office:value="123904">
            <text:p>123904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1">
            <text:p>351</text:p>
          </table:table-cell>
          <table:table-cell table:formula="of:=([.$B$24]-[.$A380]+1)*([.$C$24]-[.$A380]+1)" office:value-type="float" office:value="124609">
            <text:p>124609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2">
            <text:p>352</text:p>
          </table:table-cell>
          <table:table-cell table:formula="of:=([.$B$24]-[.$A381]+1)*([.$C$24]-[.$A381]+1)" office:value-type="float" office:value="125316">
            <text:p>125316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3">
            <text:p>353</text:p>
          </table:table-cell>
          <table:table-cell table:formula="of:=([.$B$24]-[.$A382]+1)*([.$C$24]-[.$A382]+1)" office:value-type="float" office:value="126025">
            <text:p>126025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4">
            <text:p>354</text:p>
          </table:table-cell>
          <table:table-cell table:formula="of:=([.$B$24]-[.$A383]+1)*([.$C$24]-[.$A383]+1)" office:value-type="float" office:value="126736">
            <text:p>126736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5">
            <text:p>355</text:p>
          </table:table-cell>
          <table:table-cell table:formula="of:=([.$B$24]-[.$A384]+1)*([.$C$24]-[.$A384]+1)" office:value-type="float" office:value="127449">
            <text:p>127449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6">
            <text:p>356</text:p>
          </table:table-cell>
          <table:table-cell table:formula="of:=([.$B$24]-[.$A385]+1)*([.$C$24]-[.$A385]+1)" office:value-type="float" office:value="128164">
            <text:p>128164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7">
            <text:p>357</text:p>
          </table:table-cell>
          <table:table-cell table:formula="of:=([.$B$24]-[.$A386]+1)*([.$C$24]-[.$A386]+1)" office:value-type="float" office:value="128881">
            <text:p>128881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8">
            <text:p>358</text:p>
          </table:table-cell>
          <table:table-cell table:formula="of:=([.$B$24]-[.$A387]+1)*([.$C$24]-[.$A387]+1)" office:value-type="float" office:value="129600">
            <text:p>129600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59">
            <text:p>359</text:p>
          </table:table-cell>
          <table:table-cell table:formula="of:=([.$B$24]-[.$A388]+1)*([.$C$24]-[.$A388]+1)" office:value-type="float" office:value="130321">
            <text:p>130321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0">
            <text:p>360</text:p>
          </table:table-cell>
          <table:table-cell table:formula="of:=([.$B$24]-[.$A389]+1)*([.$C$24]-[.$A389]+1)" office:value-type="float" office:value="131044">
            <text:p>131044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1">
            <text:p>361</text:p>
          </table:table-cell>
          <table:table-cell table:formula="of:=([.$B$24]-[.$A390]+1)*([.$C$24]-[.$A390]+1)" office:value-type="float" office:value="131769">
            <text:p>131769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2">
            <text:p>362</text:p>
          </table:table-cell>
          <table:table-cell table:formula="of:=([.$B$24]-[.$A391]+1)*([.$C$24]-[.$A391]+1)" office:value-type="float" office:value="132496">
            <text:p>132496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3">
            <text:p>363</text:p>
          </table:table-cell>
          <table:table-cell table:formula="of:=([.$B$24]-[.$A392]+1)*([.$C$24]-[.$A392]+1)" office:value-type="float" office:value="133225">
            <text:p>133225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4">
            <text:p>364</text:p>
          </table:table-cell>
          <table:table-cell table:formula="of:=([.$B$24]-[.$A393]+1)*([.$C$24]-[.$A393]+1)" office:value-type="float" office:value="133956">
            <text:p>133956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5">
            <text:p>365</text:p>
          </table:table-cell>
          <table:table-cell table:formula="of:=([.$B$24]-[.$A394]+1)*([.$C$24]-[.$A394]+1)" office:value-type="float" office:value="134689">
            <text:p>134689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6">
            <text:p>366</text:p>
          </table:table-cell>
          <table:table-cell table:formula="of:=([.$B$24]-[.$A395]+1)*([.$C$24]-[.$A395]+1)" office:value-type="float" office:value="135424">
            <text:p>135424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7">
            <text:p>367</text:p>
          </table:table-cell>
          <table:table-cell table:formula="of:=([.$B$24]-[.$A396]+1)*([.$C$24]-[.$A396]+1)" office:value-type="float" office:value="136161">
            <text:p>136161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8">
            <text:p>368</text:p>
          </table:table-cell>
          <table:table-cell table:formula="of:=([.$B$24]-[.$A397]+1)*([.$C$24]-[.$A397]+1)" office:value-type="float" office:value="136900">
            <text:p>136900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69">
            <text:p>369</text:p>
          </table:table-cell>
          <table:table-cell table:formula="of:=([.$B$24]-[.$A398]+1)*([.$C$24]-[.$A398]+1)" office:value-type="float" office:value="137641">
            <text:p>137641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0">
            <text:p>370</text:p>
          </table:table-cell>
          <table:table-cell table:formula="of:=([.$B$24]-[.$A399]+1)*([.$C$24]-[.$A399]+1)" office:value-type="float" office:value="138384">
            <text:p>138384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1">
            <text:p>371</text:p>
          </table:table-cell>
          <table:table-cell table:formula="of:=([.$B$24]-[.$A400]+1)*([.$C$24]-[.$A400]+1)" office:value-type="float" office:value="139129">
            <text:p>139129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2">
            <text:p>372</text:p>
          </table:table-cell>
          <table:table-cell table:formula="of:=([.$B$24]-[.$A401]+1)*([.$C$24]-[.$A401]+1)" office:value-type="float" office:value="139876">
            <text:p>139876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3">
            <text:p>373</text:p>
          </table:table-cell>
          <table:table-cell table:formula="of:=([.$B$24]-[.$A402]+1)*([.$C$24]-[.$A402]+1)" office:value-type="float" office:value="140625">
            <text:p>140625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4">
            <text:p>374</text:p>
          </table:table-cell>
          <table:table-cell table:formula="of:=([.$B$24]-[.$A403]+1)*([.$C$24]-[.$A403]+1)" office:value-type="float" office:value="141376">
            <text:p>141376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5">
            <text:p>375</text:p>
          </table:table-cell>
          <table:table-cell table:formula="of:=([.$B$24]-[.$A404]+1)*([.$C$24]-[.$A404]+1)" office:value-type="float" office:value="142129">
            <text:p>142129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6">
            <text:p>376</text:p>
          </table:table-cell>
          <table:table-cell table:formula="of:=([.$B$24]-[.$A405]+1)*([.$C$24]-[.$A405]+1)" office:value-type="float" office:value="142884">
            <text:p>142884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7">
            <text:p>377</text:p>
          </table:table-cell>
          <table:table-cell table:formula="of:=([.$B$24]-[.$A406]+1)*([.$C$24]-[.$A406]+1)" office:value-type="float" office:value="143641">
            <text:p>143641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8">
            <text:p>378</text:p>
          </table:table-cell>
          <table:table-cell table:formula="of:=([.$B$24]-[.$A407]+1)*([.$C$24]-[.$A407]+1)" office:value-type="float" office:value="144400">
            <text:p>144400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79">
            <text:p>379</text:p>
          </table:table-cell>
          <table:table-cell table:formula="of:=([.$B$24]-[.$A408]+1)*([.$C$24]-[.$A408]+1)" office:value-type="float" office:value="145161">
            <text:p>145161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0">
            <text:p>380</text:p>
          </table:table-cell>
          <table:table-cell table:formula="of:=([.$B$24]-[.$A409]+1)*([.$C$24]-[.$A409]+1)" office:value-type="float" office:value="145924">
            <text:p>145924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1">
            <text:p>381</text:p>
          </table:table-cell>
          <table:table-cell table:formula="of:=([.$B$24]-[.$A410]+1)*([.$C$24]-[.$A410]+1)" office:value-type="float" office:value="146689">
            <text:p>146689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2">
            <text:p>382</text:p>
          </table:table-cell>
          <table:table-cell table:formula="of:=([.$B$24]-[.$A411]+1)*([.$C$24]-[.$A411]+1)" office:value-type="float" office:value="147456">
            <text:p>147456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3">
            <text:p>383</text:p>
          </table:table-cell>
          <table:table-cell table:formula="of:=([.$B$24]-[.$A412]+1)*([.$C$24]-[.$A412]+1)" office:value-type="float" office:value="148225">
            <text:p>14822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4">
            <text:p>384</text:p>
          </table:table-cell>
          <table:table-cell table:formula="of:=([.$B$24]-[.$A413]+1)*([.$C$24]-[.$A413]+1)" office:value-type="float" office:value="148996">
            <text:p>148996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5">
            <text:p>385</text:p>
          </table:table-cell>
          <table:table-cell table:formula="of:=([.$B$24]-[.$A414]+1)*([.$C$24]-[.$A414]+1)" office:value-type="float" office:value="149769">
            <text:p>149769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6">
            <text:p>386</text:p>
          </table:table-cell>
          <table:table-cell table:formula="of:=([.$B$24]-[.$A415]+1)*([.$C$24]-[.$A415]+1)" office:value-type="float" office:value="150544">
            <text:p>150544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7">
            <text:p>387</text:p>
          </table:table-cell>
          <table:table-cell table:formula="of:=([.$B$24]-[.$A416]+1)*([.$C$24]-[.$A416]+1)" office:value-type="float" office:value="151321">
            <text:p>151321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8">
            <text:p>388</text:p>
          </table:table-cell>
          <table:table-cell table:formula="of:=([.$B$24]-[.$A417]+1)*([.$C$24]-[.$A417]+1)" office:value-type="float" office:value="152100">
            <text:p>152100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89">
            <text:p>389</text:p>
          </table:table-cell>
          <table:table-cell table:formula="of:=([.$B$24]-[.$A418]+1)*([.$C$24]-[.$A418]+1)" office:value-type="float" office:value="152881">
            <text:p>152881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0">
            <text:p>390</text:p>
          </table:table-cell>
          <table:table-cell table:formula="of:=([.$B$24]-[.$A419]+1)*([.$C$24]-[.$A419]+1)" office:value-type="float" office:value="153664">
            <text:p>153664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1">
            <text:p>391</text:p>
          </table:table-cell>
          <table:table-cell table:formula="of:=([.$B$24]-[.$A420]+1)*([.$C$24]-[.$A420]+1)" office:value-type="float" office:value="154449">
            <text:p>154449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2">
            <text:p>392</text:p>
          </table:table-cell>
          <table:table-cell table:formula="of:=([.$B$24]-[.$A421]+1)*([.$C$24]-[.$A421]+1)" office:value-type="float" office:value="155236">
            <text:p>155236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3">
            <text:p>393</text:p>
          </table:table-cell>
          <table:table-cell table:formula="of:=([.$B$24]-[.$A422]+1)*([.$C$24]-[.$A422]+1)" office:value-type="float" office:value="156025">
            <text:p>156025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4">
            <text:p>394</text:p>
          </table:table-cell>
          <table:table-cell table:formula="of:=([.$B$24]-[.$A423]+1)*([.$C$24]-[.$A423]+1)" office:value-type="float" office:value="156816">
            <text:p>156816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5">
            <text:p>395</text:p>
          </table:table-cell>
          <table:table-cell table:formula="of:=([.$B$24]-[.$A424]+1)*([.$C$24]-[.$A424]+1)" office:value-type="float" office:value="157609">
            <text:p>157609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6">
            <text:p>396</text:p>
          </table:table-cell>
          <table:table-cell table:formula="of:=([.$B$24]-[.$A425]+1)*([.$C$24]-[.$A425]+1)" office:value-type="float" office:value="158404">
            <text:p>158404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7">
            <text:p>397</text:p>
          </table:table-cell>
          <table:table-cell table:formula="of:=([.$B$24]-[.$A426]+1)*([.$C$24]-[.$A426]+1)" office:value-type="float" office:value="159201">
            <text:p>159201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8">
            <text:p>398</text:p>
          </table:table-cell>
          <table:table-cell table:formula="of:=([.$B$24]-[.$A427]+1)*([.$C$24]-[.$A427]+1)" office:value-type="float" office:value="160000">
            <text:p>160000</text:p>
          </table:table-cell>
          <table:table-cell table:number-columns-repeated="12"/>
        </table:table-row>
        <table:table-row table:style-name="ro1">
          <table:table-cell table:formula="of:=[.A424]+1" office:value-type="float" office:value="399">
            <text:p>399</text:p>
          </table:table-cell>
          <table:table-cell table:formula="of:=([.$B$24]-[.$A428]+1)*([.$C$24]-[.$A428]+1)" office:value-type="float" office:value="160801">
            <text:p>160801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0">
            <text:p>400</text:p>
          </table:table-cell>
          <table:table-cell table:formula="of:=([.$B$24]-[.$A429]+1)*([.$C$24]-[.$A429]+1)" office:value-type="float" office:value="161604">
            <text:p>161604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1">
            <text:p>401</text:p>
          </table:table-cell>
          <table:table-cell table:formula="of:=([.$B$24]-[.$A430]+1)*([.$C$24]-[.$A430]+1)" office:value-type="float" office:value="162409">
            <text:p>162409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>
            <text:p>402</text:p>
          </table:table-cell>
          <table:table-cell table:formula="of:=([.$B$24]-[.$A431]+1)*([.$C$24]-[.$A431]+1)" office:value-type="float" office:value="163216">
            <text:p>163216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>
            <text:p>403</text:p>
          </table:table-cell>
          <table:table-cell table:formula="of:=([.$B$24]-[.$A432]+1)*([.$C$24]-[.$A432]+1)" office:value-type="float" office:value="164025">
            <text:p>164025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>
            <text:p>404</text:p>
          </table:table-cell>
          <table:table-cell table:formula="of:=([.$B$24]-[.$A433]+1)*([.$C$24]-[.$A433]+1)" office:value-type="float" office:value="164836">
            <text:p>164836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>
            <text:p>405</text:p>
          </table:table-cell>
          <table:table-cell table:formula="of:=([.$B$24]-[.$A434]+1)*([.$C$24]-[.$A434]+1)" office:value-type="float" office:value="165649">
            <text:p>165649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>
            <text:p>406</text:p>
          </table:table-cell>
          <table:table-cell table:formula="of:=([.$B$24]-[.$A435]+1)*([.$C$24]-[.$A435]+1)" office:value-type="float" office:value="166464">
            <text:p>166464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>
            <text:p>407</text:p>
          </table:table-cell>
          <table:table-cell table:formula="of:=([.$B$24]-[.$A436]+1)*([.$C$24]-[.$A436]+1)" office:value-type="float" office:value="167281">
            <text:p>167281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>
            <text:p>408</text:p>
          </table:table-cell>
          <table:table-cell table:formula="of:=([.$B$24]-[.$A437]+1)*([.$C$24]-[.$A437]+1)" office:value-type="float" office:value="168100">
            <text:p>168100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>
            <text:p>409</text:p>
          </table:table-cell>
          <table:table-cell table:formula="of:=([.$B$24]-[.$A438]+1)*([.$C$24]-[.$A438]+1)" office:value-type="float" office:value="168921">
            <text:p>168921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>
            <text:p>410</text:p>
          </table:table-cell>
          <table:table-cell table:formula="of:=([.$B$24]-[.$A439]+1)*([.$C$24]-[.$A439]+1)" office:value-type="float" office:value="169744">
            <text:p>169744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>
            <text:p>411</text:p>
          </table:table-cell>
          <table:table-cell table:formula="of:=([.$B$24]-[.$A440]+1)*([.$C$24]-[.$A440]+1)" office:value-type="float" office:value="170569">
            <text:p>170569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>
            <text:p>412</text:p>
          </table:table-cell>
          <table:table-cell table:formula="of:=([.$B$24]-[.$A441]+1)*([.$C$24]-[.$A441]+1)" office:value-type="float" office:value="171396">
            <text:p>171396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>
            <text:p>413</text:p>
          </table:table-cell>
          <table:table-cell table:formula="of:=([.$B$24]-[.$A442]+1)*([.$C$24]-[.$A442]+1)" office:value-type="float" office:value="172225">
            <text:p>172225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>
            <text:p>414</text:p>
          </table:table-cell>
          <table:table-cell table:formula="of:=([.$B$24]-[.$A443]+1)*([.$C$24]-[.$A443]+1)" office:value-type="float" office:value="173056">
            <text:p>173056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>
            <text:p>415</text:p>
          </table:table-cell>
          <table:table-cell table:formula="of:=([.$B$24]-[.$A444]+1)*([.$C$24]-[.$A444]+1)" office:value-type="float" office:value="173889">
            <text:p>173889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>
            <text:p>416</text:p>
          </table:table-cell>
          <table:table-cell table:formula="of:=([.$B$24]-[.$A445]+1)*([.$C$24]-[.$A445]+1)" office:value-type="float" office:value="174724">
            <text:p>174724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>
            <text:p>417</text:p>
          </table:table-cell>
          <table:table-cell table:formula="of:=([.$B$24]-[.$A446]+1)*([.$C$24]-[.$A446]+1)" office:value-type="float" office:value="175561">
            <text:p>175561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>
            <text:p>418</text:p>
          </table:table-cell>
          <table:table-cell table:formula="of:=([.$B$24]-[.$A447]+1)*([.$C$24]-[.$A447]+1)" office:value-type="float" office:value="176400">
            <text:p>176400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>
            <text:p>419</text:p>
          </table:table-cell>
          <table:table-cell table:formula="of:=([.$B$24]-[.$A448]+1)*([.$C$24]-[.$A448]+1)" office:value-type="float" office:value="177241">
            <text:p>177241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>
            <text:p>420</text:p>
          </table:table-cell>
          <table:table-cell table:formula="of:=([.$B$24]-[.$A449]+1)*([.$C$24]-[.$A449]+1)" office:value-type="float" office:value="178084">
            <text:p>178084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>
            <text:p>421</text:p>
          </table:table-cell>
          <table:table-cell table:formula="of:=([.$B$24]-[.$A450]+1)*([.$C$24]-[.$A450]+1)" office:value-type="float" office:value="178929">
            <text:p>178929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2">
            <text:p>422</text:p>
          </table:table-cell>
          <table:table-cell table:formula="of:=([.$B$24]-[.$A451]+1)*([.$C$24]-[.$A451]+1)" office:value-type="float" office:value="179776">
            <text:p>179776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3">
            <text:p>423</text:p>
          </table:table-cell>
          <table:table-cell table:formula="of:=([.$B$24]-[.$A452]+1)*([.$C$24]-[.$A452]+1)" office:value-type="float" office:value="180625">
            <text:p>18062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4">
            <text:p>424</text:p>
          </table:table-cell>
          <table:table-cell table:formula="of:=([.$B$24]-[.$A453]+1)*([.$C$24]-[.$A453]+1)" office:value-type="float" office:value="181476">
            <text:p>181476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5">
            <text:p>425</text:p>
          </table:table-cell>
          <table:table-cell table:formula="of:=([.$B$24]-[.$A454]+1)*([.$C$24]-[.$A454]+1)" office:value-type="float" office:value="182329">
            <text:p>182329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6">
            <text:p>426</text:p>
          </table:table-cell>
          <table:table-cell table:formula="of:=([.$B$24]-[.$A455]+1)*([.$C$24]-[.$A455]+1)" office:value-type="float" office:value="183184">
            <text:p>183184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7">
            <text:p>427</text:p>
          </table:table-cell>
          <table:table-cell table:formula="of:=([.$B$24]-[.$A456]+1)*([.$C$24]-[.$A456]+1)" office:value-type="float" office:value="184041">
            <text:p>184041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8">
            <text:p>428</text:p>
          </table:table-cell>
          <table:table-cell table:formula="of:=([.$B$24]-[.$A457]+1)*([.$C$24]-[.$A457]+1)" office:value-type="float" office:value="184900">
            <text:p>184900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9">
            <text:p>429</text:p>
          </table:table-cell>
          <table:table-cell table:formula="of:=([.$B$24]-[.$A458]+1)*([.$C$24]-[.$A458]+1)" office:value-type="float" office:value="185761">
            <text:p>185761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0">
            <text:p>430</text:p>
          </table:table-cell>
          <table:table-cell table:formula="of:=([.$B$24]-[.$A459]+1)*([.$C$24]-[.$A459]+1)" office:value-type="float" office:value="186624">
            <text:p>186624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1">
            <text:p>431</text:p>
          </table:table-cell>
          <table:table-cell table:formula="of:=([.$B$24]-[.$A460]+1)*([.$C$24]-[.$A460]+1)" office:value-type="float" office:value="187489">
            <text:p>187489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2">
            <text:p>432</text:p>
          </table:table-cell>
          <table:table-cell table:formula="of:=([.$B$24]-[.$A461]+1)*([.$C$24]-[.$A461]+1)" office:value-type="float" office:value="188356">
            <text:p>188356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3">
            <text:p>433</text:p>
          </table:table-cell>
          <table:table-cell table:formula="of:=([.$B$24]-[.$A462]+1)*([.$C$24]-[.$A462]+1)" office:value-type="float" office:value="189225">
            <text:p>18922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4">
            <text:p>434</text:p>
          </table:table-cell>
          <table:table-cell table:formula="of:=([.$B$24]-[.$A463]+1)*([.$C$24]-[.$A463]+1)" office:value-type="float" office:value="190096">
            <text:p>190096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5">
            <text:p>435</text:p>
          </table:table-cell>
          <table:table-cell table:formula="of:=([.$B$24]-[.$A464]+1)*([.$C$24]-[.$A464]+1)" office:value-type="float" office:value="190969">
            <text:p>190969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6">
            <text:p>436</text:p>
          </table:table-cell>
          <table:table-cell table:formula="of:=([.$B$24]-[.$A465]+1)*([.$C$24]-[.$A465]+1)" office:value-type="float" office:value="191844">
            <text:p>191844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7">
            <text:p>437</text:p>
          </table:table-cell>
          <table:table-cell table:formula="of:=([.$B$24]-[.$A466]+1)*([.$C$24]-[.$A466]+1)" office:value-type="float" office:value="192721">
            <text:p>192721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8">
            <text:p>438</text:p>
          </table:table-cell>
          <table:table-cell table:formula="of:=([.$B$24]-[.$A467]+1)*([.$C$24]-[.$A467]+1)" office:value-type="float" office:value="193600">
            <text:p>193600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9">
            <text:p>439</text:p>
          </table:table-cell>
          <table:table-cell table:formula="of:=([.$B$24]-[.$A468]+1)*([.$C$24]-[.$A468]+1)" office:value-type="float" office:value="194481">
            <text:p>194481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0">
            <text:p>440</text:p>
          </table:table-cell>
          <table:table-cell table:formula="of:=([.$B$24]-[.$A469]+1)*([.$C$24]-[.$A469]+1)" office:value-type="float" office:value="195364">
            <text:p>195364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1">
            <text:p>441</text:p>
          </table:table-cell>
          <table:table-cell table:formula="of:=([.$B$24]-[.$A470]+1)*([.$C$24]-[.$A470]+1)" office:value-type="float" office:value="196249">
            <text:p>196249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2">
            <text:p>442</text:p>
          </table:table-cell>
          <table:table-cell table:formula="of:=([.$B$24]-[.$A471]+1)*([.$C$24]-[.$A471]+1)" office:value-type="float" office:value="197136">
            <text:p>197136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3">
            <text:p>443</text:p>
          </table:table-cell>
          <table:table-cell table:formula="of:=([.$B$24]-[.$A472]+1)*([.$C$24]-[.$A472]+1)" office:value-type="float" office:value="198025">
            <text:p>198025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4">
            <text:p>444</text:p>
          </table:table-cell>
          <table:table-cell table:formula="of:=([.$B$24]-[.$A473]+1)*([.$C$24]-[.$A473]+1)" office:value-type="float" office:value="198916">
            <text:p>198916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5">
            <text:p>445</text:p>
          </table:table-cell>
          <table:table-cell table:formula="of:=([.$B$24]-[.$A474]+1)*([.$C$24]-[.$A474]+1)" office:value-type="float" office:value="199809">
            <text:p>199809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6">
            <text:p>446</text:p>
          </table:table-cell>
          <table:table-cell table:formula="of:=([.$B$24]-[.$A475]+1)*([.$C$24]-[.$A475]+1)" office:value-type="float" office:value="200704">
            <text:p>200704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7">
            <text:p>447</text:p>
          </table:table-cell>
          <table:table-cell table:formula="of:=([.$B$24]-[.$A476]+1)*([.$C$24]-[.$A476]+1)" office:value-type="float" office:value="201601">
            <text:p>201601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8">
            <text:p>448</text:p>
          </table:table-cell>
          <table:table-cell table:formula="of:=([.$B$24]-[.$A477]+1)*([.$C$24]-[.$A477]+1)" office:value-type="float" office:value="202500">
            <text:p>202500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9">
            <text:p>449</text:p>
          </table:table-cell>
          <table:table-cell table:formula="of:=([.$B$24]-[.$A478]+1)*([.$C$24]-[.$A478]+1)" office:value-type="float" office:value="203401">
            <text:p>203401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0">
            <text:p>450</text:p>
          </table:table-cell>
          <table:table-cell table:formula="of:=([.$B$24]-[.$A479]+1)*([.$C$24]-[.$A479]+1)" office:value-type="float" office:value="204304">
            <text:p>204304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1">
            <text:p>451</text:p>
          </table:table-cell>
          <table:table-cell table:formula="of:=([.$B$24]-[.$A480]+1)*([.$C$24]-[.$A480]+1)" office:value-type="float" office:value="205209">
            <text:p>205209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2">
            <text:p>452</text:p>
          </table:table-cell>
          <table:table-cell table:formula="of:=([.$B$24]-[.$A481]+1)*([.$C$24]-[.$A481]+1)" office:value-type="float" office:value="206116">
            <text:p>206116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3">
            <text:p>453</text:p>
          </table:table-cell>
          <table:table-cell table:formula="of:=([.$B$24]-[.$A482]+1)*([.$C$24]-[.$A482]+1)" office:value-type="float" office:value="207025">
            <text:p>207025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4">
            <text:p>454</text:p>
          </table:table-cell>
          <table:table-cell table:formula="of:=([.$B$24]-[.$A483]+1)*([.$C$24]-[.$A483]+1)" office:value-type="float" office:value="207936">
            <text:p>207936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5">
            <text:p>455</text:p>
          </table:table-cell>
          <table:table-cell table:formula="of:=([.$B$24]-[.$A484]+1)*([.$C$24]-[.$A484]+1)" office:value-type="float" office:value="208849">
            <text:p>208849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6">
            <text:p>456</text:p>
          </table:table-cell>
          <table:table-cell table:formula="of:=([.$B$24]-[.$A485]+1)*([.$C$24]-[.$A485]+1)" office:value-type="float" office:value="209764">
            <text:p>209764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7">
            <text:p>457</text:p>
          </table:table-cell>
          <table:table-cell table:formula="of:=([.$B$24]-[.$A486]+1)*([.$C$24]-[.$A486]+1)" office:value-type="float" office:value="210681">
            <text:p>210681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8">
            <text:p>458</text:p>
          </table:table-cell>
          <table:table-cell table:formula="of:=([.$B$24]-[.$A487]+1)*([.$C$24]-[.$A487]+1)" office:value-type="float" office:value="211600">
            <text:p>211600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9">
            <text:p>459</text:p>
          </table:table-cell>
          <table:table-cell table:formula="of:=([.$B$24]-[.$A488]+1)*([.$C$24]-[.$A488]+1)" office:value-type="float" office:value="212521">
            <text:p>212521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0">
            <text:p>460</text:p>
          </table:table-cell>
          <table:table-cell table:formula="of:=([.$B$24]-[.$A489]+1)*([.$C$24]-[.$A489]+1)" office:value-type="float" office:value="213444">
            <text:p>213444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1">
            <text:p>461</text:p>
          </table:table-cell>
          <table:table-cell table:formula="of:=([.$B$24]-[.$A490]+1)*([.$C$24]-[.$A490]+1)" office:value-type="float" office:value="214369">
            <text:p>214369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2">
            <text:p>462</text:p>
          </table:table-cell>
          <table:table-cell table:formula="of:=([.$B$24]-[.$A491]+1)*([.$C$24]-[.$A491]+1)" office:value-type="float" office:value="215296">
            <text:p>215296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3">
            <text:p>463</text:p>
          </table:table-cell>
          <table:table-cell table:formula="of:=([.$B$24]-[.$A492]+1)*([.$C$24]-[.$A492]+1)" office:value-type="float" office:value="216225">
            <text:p>216225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4">
            <text:p>464</text:p>
          </table:table-cell>
          <table:table-cell table:formula="of:=([.$B$24]-[.$A493]+1)*([.$C$24]-[.$A493]+1)" office:value-type="float" office:value="217156">
            <text:p>217156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5">
            <text:p>465</text:p>
          </table:table-cell>
          <table:table-cell table:formula="of:=([.$B$24]-[.$A494]+1)*([.$C$24]-[.$A494]+1)" office:value-type="float" office:value="218089">
            <text:p>218089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6">
            <text:p>466</text:p>
          </table:table-cell>
          <table:table-cell table:formula="of:=([.$B$24]-[.$A495]+1)*([.$C$24]-[.$A495]+1)" office:value-type="float" office:value="219024">
            <text:p>219024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7">
            <text:p>467</text:p>
          </table:table-cell>
          <table:table-cell table:formula="of:=([.$B$24]-[.$A496]+1)*([.$C$24]-[.$A496]+1)" office:value-type="float" office:value="219961">
            <text:p>219961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8">
            <text:p>468</text:p>
          </table:table-cell>
          <table:table-cell table:formula="of:=([.$B$24]-[.$A497]+1)*([.$C$24]-[.$A497]+1)" office:value-type="float" office:value="220900">
            <text:p>220900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9">
            <text:p>469</text:p>
          </table:table-cell>
          <table:table-cell table:formula="of:=([.$B$24]-[.$A498]+1)*([.$C$24]-[.$A498]+1)" office:value-type="float" office:value="221841">
            <text:p>221841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0">
            <text:p>470</text:p>
          </table:table-cell>
          <table:table-cell table:formula="of:=([.$B$24]-[.$A499]+1)*([.$C$24]-[.$A499]+1)" office:value-type="float" office:value="222784">
            <text:p>222784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1">
            <text:p>471</text:p>
          </table:table-cell>
          <table:table-cell table:formula="of:=([.$B$24]-[.$A500]+1)*([.$C$24]-[.$A500]+1)" office:value-type="float" office:value="223729">
            <text:p>223729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2">
            <text:p>472</text:p>
          </table:table-cell>
          <table:table-cell table:formula="of:=([.$B$24]-[.$A501]+1)*([.$C$24]-[.$A501]+1)" office:value-type="float" office:value="224676">
            <text:p>224676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3">
            <text:p>473</text:p>
          </table:table-cell>
          <table:table-cell table:formula="of:=([.$B$24]-[.$A502]+1)*([.$C$24]-[.$A502]+1)" office:value-type="float" office:value="225625">
            <text:p>22562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4">
            <text:p>474</text:p>
          </table:table-cell>
          <table:table-cell table:formula="of:=([.$B$24]-[.$A503]+1)*([.$C$24]-[.$A503]+1)" office:value-type="float" office:value="226576">
            <text:p>226576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5">
            <text:p>475</text:p>
          </table:table-cell>
          <table:table-cell table:formula="of:=([.$B$24]-[.$A504]+1)*([.$C$24]-[.$A504]+1)" office:value-type="float" office:value="227529">
            <text:p>227529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6">
            <text:p>476</text:p>
          </table:table-cell>
          <table:table-cell table:formula="of:=([.$B$24]-[.$A505]+1)*([.$C$24]-[.$A505]+1)" office:value-type="float" office:value="228484">
            <text:p>228484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7">
            <text:p>477</text:p>
          </table:table-cell>
          <table:table-cell table:formula="of:=([.$B$24]-[.$A506]+1)*([.$C$24]-[.$A506]+1)" office:value-type="float" office:value="229441">
            <text:p>229441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8">
            <text:p>478</text:p>
          </table:table-cell>
          <table:table-cell table:formula="of:=([.$B$24]-[.$A507]+1)*([.$C$24]-[.$A507]+1)" office:value-type="float" office:value="230400">
            <text:p>230400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9">
            <text:p>479</text:p>
          </table:table-cell>
          <table:table-cell table:formula="of:=([.$B$24]-[.$A508]+1)*([.$C$24]-[.$A508]+1)" office:value-type="float" office:value="231361">
            <text:p>231361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0">
            <text:p>480</text:p>
          </table:table-cell>
          <table:table-cell table:formula="of:=([.$B$24]-[.$A509]+1)*([.$C$24]-[.$A509]+1)" office:value-type="float" office:value="232324">
            <text:p>232324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1">
            <text:p>481</text:p>
          </table:table-cell>
          <table:table-cell table:formula="of:=([.$B$24]-[.$A510]+1)*([.$C$24]-[.$A510]+1)" office:value-type="float" office:value="233289">
            <text:p>233289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2">
            <text:p>482</text:p>
          </table:table-cell>
          <table:table-cell table:formula="of:=([.$B$24]-[.$A511]+1)*([.$C$24]-[.$A511]+1)" office:value-type="float" office:value="234256">
            <text:p>234256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3">
            <text:p>483</text:p>
          </table:table-cell>
          <table:table-cell table:formula="of:=([.$B$24]-[.$A512]+1)*([.$C$24]-[.$A512]+1)" office:value-type="float" office:value="235225">
            <text:p>23522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4">
            <text:p>484</text:p>
          </table:table-cell>
          <table:table-cell table:formula="of:=([.$B$24]-[.$A513]+1)*([.$C$24]-[.$A513]+1)" office:value-type="float" office:value="236196">
            <text:p>236196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5">
            <text:p>485</text:p>
          </table:table-cell>
          <table:table-cell table:formula="of:=([.$B$24]-[.$A514]+1)*([.$C$24]-[.$A514]+1)" office:value-type="float" office:value="237169">
            <text:p>237169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6">
            <text:p>486</text:p>
          </table:table-cell>
          <table:table-cell table:formula="of:=([.$B$24]-[.$A515]+1)*([.$C$24]-[.$A515]+1)" office:value-type="float" office:value="238144">
            <text:p>238144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7">
            <text:p>487</text:p>
          </table:table-cell>
          <table:table-cell table:formula="of:=([.$B$24]-[.$A516]+1)*([.$C$24]-[.$A516]+1)" office:value-type="float" office:value="239121">
            <text:p>239121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8">
            <text:p>488</text:p>
          </table:table-cell>
          <table:table-cell table:formula="of:=([.$B$24]-[.$A517]+1)*([.$C$24]-[.$A517]+1)" office:value-type="float" office:value="240100">
            <text:p>240100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89">
            <text:p>489</text:p>
          </table:table-cell>
          <table:table-cell table:formula="of:=([.$B$24]-[.$A518]+1)*([.$C$24]-[.$A518]+1)" office:value-type="float" office:value="241081">
            <text:p>241081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0">
            <text:p>490</text:p>
          </table:table-cell>
          <table:table-cell table:formula="of:=([.$B$24]-[.$A519]+1)*([.$C$24]-[.$A519]+1)" office:value-type="float" office:value="242064">
            <text:p>242064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1">
            <text:p>491</text:p>
          </table:table-cell>
          <table:table-cell table:formula="of:=([.$B$24]-[.$A520]+1)*([.$C$24]-[.$A520]+1)" office:value-type="float" office:value="243049">
            <text:p>243049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2">
            <text:p>492</text:p>
          </table:table-cell>
          <table:table-cell table:formula="of:=([.$B$24]-[.$A521]+1)*([.$C$24]-[.$A521]+1)" office:value-type="float" office:value="244036">
            <text:p>244036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3">
            <text:p>493</text:p>
          </table:table-cell>
          <table:table-cell table:formula="of:=([.$B$24]-[.$A522]+1)*([.$C$24]-[.$A522]+1)" office:value-type="float" office:value="245025">
            <text:p>245025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4">
            <text:p>494</text:p>
          </table:table-cell>
          <table:table-cell table:formula="of:=([.$B$24]-[.$A523]+1)*([.$C$24]-[.$A523]+1)" office:value-type="float" office:value="246016">
            <text:p>246016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5">
            <text:p>495</text:p>
          </table:table-cell>
          <table:table-cell table:formula="of:=([.$B$24]-[.$A524]+1)*([.$C$24]-[.$A524]+1)" office:value-type="float" office:value="247009">
            <text:p>247009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6">
            <text:p>496</text:p>
          </table:table-cell>
          <table:table-cell table:formula="of:=([.$B$24]-[.$A525]+1)*([.$C$24]-[.$A525]+1)" office:value-type="float" office:value="248004">
            <text:p>248004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7">
            <text:p>497</text:p>
          </table:table-cell>
          <table:table-cell table:formula="of:=([.$B$24]-[.$A526]+1)*([.$C$24]-[.$A526]+1)" office:value-type="float" office:value="249001">
            <text:p>249001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4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5]+1" office:value-type="float" office:value="500">
            <text:p>500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7" table:number-columns-repeated="1024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P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1-([.B9]-[.C9])/([.C9]-[.D9])" office:value-type="float" office:value="0.9375">
            <text:p>0.9375</text:p>
          </table:table-cell>
          <table:table-cell table:formula="of:=[.E9]*[.B9]+(1-[.E9])*[.D9]" office:value-type="float" office:value="94.6875">
            <text:p>94.68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formula="of:=95-35" office:value-type="float" office:value="60">
            <text:p>60</text:p>
          </table:table-cell>
          <table:table-cell table:formula="of:=1-([.B10]-[.C10])/([.C10]-[.D10])" office:value-type="float" office:value="0.857142857142857">
            <text:p>0.8571428571</text:p>
          </table:table-cell>
          <table:table-cell table:formula="of:=[.E10]*[.B10]+(1-[.E10])*[.D10]" office:value-type="float" office:value="94.2857142857143">
            <text:p>94.285714285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table:formula="of:=1-([.B11]-[.C11])/([.C11]-[.D11])" office:value-type="float" office:value="0.875">
            <text:p>0.875</text:p>
          </table:table-cell>
          <table:table-cell table:formula="of:=[.E11]*[.B11]+(1-[.E11])*[.D11]" office:value-type="float" office:value="94.375">
            <text:p>94.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0.5">
            <text:p>0.5</text:p>
          </table:table-cell>
          <table:table-cell table:formula="of:=[.E12]*[.B12]+(1-[.E12])*[.D12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1-([.B13]-[.C13])/([.C13]-[.D13])" office:value-type="float" office:value="0.9375">
            <text:p>0.9375</text:p>
          </table:table-cell>
          <table:table-cell table:formula="of:=[.E13]*[.B13]+(1-[.E13])*[.D13]" office:value-type="float" office:value="94.6875">
            <text:p>94.6875</text:p>
          </table:table-cell>
          <table:table-cell table:number-columns-repeated="1018"/>
        </table:table-row>
        <table:table-row table:style-name="ro1"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table:formula="of:=([.C14]-[.D14])/([.B14]-[.D14])" office:value-type="float" office:value="0.9375">
            <text:p>0.9375</text:p>
          </table:table-cell>
          <table:table-cell table:formula="of:=[.E14]*[.B14]+(1-[.E14])*[.D14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formula="of:=95-315" office:value-type="float" office:value="-220">
            <text:p>-220</text:p>
          </table:table-cell>
          <table:table-cell table:formula="of:=([.C15]-[.D15])/([.B15]-[.D15])" office:value-type="float" office:value="0.984375">
            <text:p>0.984375</text:p>
          </table:table-cell>
          <table:table-cell table:formula="of:=[.E15]*[.B15]+(1-[.E15])*[.D15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([.C16]-[.D16])/([.B16]-[.D16])" office:value-type="float" office:value="0.941176470588235">
            <text:p>0.9411764706</text:p>
          </table:table-cell>
          <table:table-cell table:formula="of:=[.E16]*[.B16]+(1-[.E16])*[.D16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([.C17]-[.D17])/([.B17]-[.D17])" office:value-type="float" office:value="0.941176470588235">
            <text:p>0.9411764706</text:p>
          </table:table-cell>
          <table:table-cell table:formula="of:=[.E17]*[.B17]+(1-[.E17])*[.D17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([.C18]-[.D18])/([.B18]-[.D18])" office:value-type="float" office:value="0.941176470588235">
            <text:p>0.9411764706</text:p>
          </table:table-cell>
          <table:table-cell table:formula="of:=[.E18]*[.B18]+(1-[.E18])*[.D18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([.C19]-[.D19])/([.B19]-[.D19])" office:value-type="float" office:value="0.941176470588235">
            <text:p>0.9411764706</text:p>
          </table:table-cell>
          <table:table-cell table:formula="of:=[.E19]*[.B19]+(1-[.E19])*[.D19]" office:value-type="float" office:value="95">
            <text:p>95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formula="of:=10^16" office:value-type="float" office:value="1E+016">
            <text:p>10000000000000000</text:p>
          </table:table-cell>
          <table:table-cell table:formula="of:=2^63" office:value-type="float" office:value="9.22337203685478E+018">
            <text:p>92233720368547800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LOG([.C27];2)" office:value-type="float" office:value="53.1508495181978">
            <text:p>53.1508495182</text:p>
          </table:table-cell>
          <table:table-cell table:formula="of:=LOG([.D27];2)" office:value-type="float" office:value="63">
            <text:p>6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string">
            <text:p>L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I=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I31]*2" office:value-type="float" office:value="32">
            <text:p>32</text:p>
          </table:table-cell>
          <table:table-cell table:formula="of:=[.J31]*2" office:value-type="float" office:value="64">
            <text:p>64</text:p>
          </table:table-cell>
          <table:table-cell table:formula="of:=[.C31]-SUM([.E31:.K31])" office:value-type="float" office:value="-126">
            <text:p>-12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E32]*2" office:value-type="float" office:value="6">
            <text:p>6</text:p>
          </table:table-cell>
          <table:table-cell table:formula="of:=[.F32]*2" office:value-type="float" office:value="12">
            <text:p>12</text:p>
          </table:table-cell>
          <table:table-cell table:formula="of:=[.G32]*2" office:value-type="float" office:value="24">
            <text:p>24</text:p>
          </table:table-cell>
          <table:table-cell table:formula="of:=[.H32]*2" office:value-type="float" office:value="48">
            <text:p>48</text:p>
          </table:table-cell>
          <table:table-cell table:formula="of:=[.I32]*2" office:value-type="float" office:value="96">
            <text:p>96</text:p>
          </table:table-cell>
          <table:table-cell/>
          <table:table-cell table:formula="of:=[.C32]-SUM([.E32:.K32])" office:value-type="float" office:value="-186">
            <text:p>-18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6" office:value-type="float" office:value="6">
            <text:p>6</text:p>
          </table:table-cell>
          <table:table-cell table:formula="of:=[.E33]*2" office:value-type="float" office:value="12">
            <text:p>12</text:p>
          </table:table-cell>
          <table:table-cell table:formula="of:=[.F33]*2" office:value-type="float" office:value="24">
            <text:p>24</text:p>
          </table:table-cell>
          <table:table-cell table:formula="of:=[.G33]*2" office:value-type="float" office:value="48">
            <text:p>48</text:p>
          </table:table-cell>
          <table:table-cell table:formula="of:=[.H33]*2" office:value-type="float" office:value="96">
            <text:p>96</text:p>
          </table:table-cell>
          <table:table-cell table:number-columns-repeated="2"/>
          <table:table-cell table:formula="of:=[.C33]-SUM([.E33:.K33])" office:value-type="float" office:value="-180">
            <text:p>-18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formula="of:=12" office:value-type="float" office:value="12">
            <text:p>12</text:p>
          </table:table-cell>
          <table:table-cell table:formula="of:=[.E34]*2" office:value-type="float" office:value="24">
            <text:p>24</text:p>
          </table:table-cell>
          <table:table-cell table:formula="of:=[.F34]*2" office:value-type="float" office:value="48">
            <text:p>48</text:p>
          </table:table-cell>
          <table:table-cell table:formula="of:=[.G34]*2" office:value-type="float" office:value="96">
            <text:p>96</text:p>
          </table:table-cell>
          <table:table-cell table:number-columns-repeated="3"/>
          <table:table-cell table:formula="of:=[.C34]-SUM([.E34:.K34])" office:value-type="float" office:value="-168">
            <text:p>-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table:formula="of:=25" office:value-type="float" office:value="25">
            <text:p>25</text:p>
          </table:table-cell>
          <table:table-cell table:formula="of:=[.E35]*2" office:value-type="float" office:value="50">
            <text:p>50</text:p>
          </table:table-cell>
          <table:table-cell table:formula="of:=[.F35]*2" office:value-type="float" office:value="100">
            <text:p>100</text:p>
          </table:table-cell>
          <table:table-cell table:number-columns-repeated="4"/>
          <table:table-cell table:formula="of:=[.C35]-SUM([.E35:.K35]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table:formula="of:=50" office:value-type="float" office:value="50">
            <text:p>50</text:p>
          </table:table-cell>
          <table:table-cell table:formula="of:=[.E36]*2" office:value-type="float" office:value="100">
            <text:p>100</text:p>
          </table:table-cell>
          <table:table-cell table:number-columns-repeated="5"/>
          <table:table-cell table:formula="of:=[.C36]-SUM([.E36:.K36])" office:value-type="float" office:value="-100">
            <text:p>-1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table:number-columns-repeated="6"/>
          <table:table-cell table:formula="of:=[.C37]-SUM([.E37:.K3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1" office:value-type="float" office:value="1">
            <text:p>1</text:p>
          </table:table-cell>
          <table:table-cell/>
          <table:table-cell table:formula="of:=[.C39]" office:value-type="float" office:value="1">
            <text:p>1</text:p>
          </table:table-cell>
          <table:table-cell table:formula="of:=[.E39]*2" office:value-type="float" office:value="2">
            <text:p>2</text:p>
          </table:table-cell>
          <table:table-cell table:formula="of:=[.F39]*2" office:value-type="float" office:value="4">
            <text:p>4</text:p>
          </table:table-cell>
          <table:table-cell table:formula="of:=IF([.G39]*2 &lt;= [.$B$30]; [.G39]*2; 0)" office:value-type="float" office:value="8">
            <text:p>8</text:p>
          </table:table-cell>
          <table:table-cell table:formula="of:=IF([.H39]*2 &lt;= [.$B$30]; [.H39]*2; 0)" office:value-type="float" office:value="16">
            <text:p>16</text:p>
          </table:table-cell>
          <table:table-cell table:formula="of:=IF([.I39]*2 &lt;= [.$B$30]; [.I39]*2; 0)" office:value-type="float" office:value="32">
            <text:p>32</text:p>
          </table:table-cell>
          <table:table-cell table:formula="of:=IF([.J39]*2 &lt;= [.$B$30]; [.J39]*2; 0)" office:value-type="float" office:value="64">
            <text:p>64</text:p>
          </table:table-cell>
          <table:table-cell table:formula="of:=[.C39]-SUM([.E39:.K39])" office:value-type="float" office:value="-126">
            <text:p>-12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39]+1" office:value-type="float" office:value="2">
            <text:p>2</text:p>
          </table:table-cell>
          <table:table-cell/>
          <table:table-cell table:formula="of:=[.C40]" office:value-type="float" office:value="2">
            <text:p>2</text:p>
          </table:table-cell>
          <table:table-cell table:formula="of:=[.E40]*2" office:value-type="float" office:value="4">
            <text:p>4</text:p>
          </table:table-cell>
          <table:table-cell table:formula="of:=[.F40]*2" office:value-type="float" office:value="8">
            <text:p>8</text:p>
          </table:table-cell>
          <table:table-cell table:formula="of:=IF([.G40]*2 &lt;= [.$B$30]; [.G40]*2; 0)" office:value-type="float" office:value="16">
            <text:p>16</text:p>
          </table:table-cell>
          <table:table-cell table:formula="of:=IF([.H40]*2 &lt;= [.$B$30]; [.H40]*2; 0)" office:value-type="float" office:value="32">
            <text:p>32</text:p>
          </table:table-cell>
          <table:table-cell table:formula="of:=IF([.I40]*2 &lt;= [.$B$30]; [.I40]*2; 0)" office:value-type="float" office:value="64">
            <text:p>64</text:p>
          </table:table-cell>
          <table:table-cell table:formula="of:=IF([.J40]*2 &lt;= [.$B$30]; [.J40]*2; 0)" office:value-type="float" office:value="0">
            <text:p>0</text:p>
          </table:table-cell>
          <table:table-cell table:formula="of:=[.C40]-SUM([.E40:.K40])" office:value-type="float" office:value="-124">
            <text:p>-12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0]+1" office:value-type="float" office:value="3">
            <text:p>3</text:p>
          </table:table-cell>
          <table:table-cell/>
          <table:table-cell table:formula="of:=[.C41]" office:value-type="float" office:value="3">
            <text:p>3</text:p>
          </table:table-cell>
          <table:table-cell table:formula="of:=[.E41]*2" office:value-type="float" office:value="6">
            <text:p>6</text:p>
          </table:table-cell>
          <table:table-cell table:formula="of:=[.F41]*2" office:value-type="float" office:value="12">
            <text:p>12</text:p>
          </table:table-cell>
          <table:table-cell table:formula="of:=IF([.G41]*2 &lt;= [.$B$30]; [.G41]*2; 0)" office:value-type="float" office:value="24">
            <text:p>24</text:p>
          </table:table-cell>
          <table:table-cell table:formula="of:=IF([.H41]*2 &lt;= [.$B$30]; [.H41]*2; 0)" office:value-type="float" office:value="48">
            <text:p>48</text:p>
          </table:table-cell>
          <table:table-cell table:formula="of:=IF([.I41]*2 &lt;= [.$B$30]; [.I41]*2; 0)" office:value-type="float" office:value="96">
            <text:p>96</text:p>
          </table:table-cell>
          <table:table-cell table:formula="of:=IF([.J41]*2 &lt;= [.$B$30]; [.J41]*2; 0)" office:value-type="float" office:value="0">
            <text:p>0</text:p>
          </table:table-cell>
          <table:table-cell table:formula="of:=[.C41]-SUM([.E41:.K41])" office:value-type="float" office:value="-186">
            <text:p>-18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1]+1" office:value-type="float" office:value="4">
            <text:p>4</text:p>
          </table:table-cell>
          <table:table-cell/>
          <table:table-cell table:formula="of:=[.C42]" office:value-type="float" office:value="4">
            <text:p>4</text:p>
          </table:table-cell>
          <table:table-cell table:formula="of:=[.E42]*2" office:value-type="float" office:value="8">
            <text:p>8</text:p>
          </table:table-cell>
          <table:table-cell table:formula="of:=[.F42]*2" office:value-type="float" office:value="16">
            <text:p>16</text:p>
          </table:table-cell>
          <table:table-cell table:formula="of:=IF([.G42]*2 &lt;= [.$B$30]; [.G42]*2; 0)" office:value-type="float" office:value="32">
            <text:p>32</text:p>
          </table:table-cell>
          <table:table-cell table:formula="of:=IF([.H42]*2 &lt;= [.$B$30]; [.H42]*2; 0)" office:value-type="float" office:value="64">
            <text:p>64</text:p>
          </table:table-cell>
          <table:table-cell table:formula="of:=IF([.I42]*2 &lt;= [.$B$30]; [.I42]*2; 0)" office:value-type="float" office:value="0">
            <text:p>0</text:p>
          </table:table-cell>
          <table:table-cell table:formula="of:=IF([.J42]*2 &lt;= [.$B$30]; [.J42]*2; 0)" office:value-type="float" office:value="0">
            <text:p>0</text:p>
          </table:table-cell>
          <table:table-cell table:formula="of:=[.C42]-SUM([.E42:.K42])" office:value-type="float" office:value="-120">
            <text:p>-12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2]+1" office:value-type="float" office:value="5">
            <text:p>5</text:p>
          </table:table-cell>
          <table:table-cell/>
          <table:table-cell table:formula="of:=[.C43]" office:value-type="float" office:value="5">
            <text:p>5</text:p>
          </table:table-cell>
          <table:table-cell table:formula="of:=[.E43]*2" office:value-type="float" office:value="10">
            <text:p>10</text:p>
          </table:table-cell>
          <table:table-cell table:formula="of:=[.F43]*2" office:value-type="float" office:value="20">
            <text:p>20</text:p>
          </table:table-cell>
          <table:table-cell table:formula="of:=IF([.G43]*2 &lt;= [.$B$30]; [.G43]*2; 0)" office:value-type="float" office:value="40">
            <text:p>40</text:p>
          </table:table-cell>
          <table:table-cell table:formula="of:=IF([.H43]*2 &lt;= [.$B$30]; [.H43]*2; 0)" office:value-type="float" office:value="80">
            <text:p>80</text:p>
          </table:table-cell>
          <table:table-cell table:formula="of:=IF([.I43]*2 &lt;= [.$B$30]; [.I43]*2; 0)" office:value-type="float" office:value="0">
            <text:p>0</text:p>
          </table:table-cell>
          <table:table-cell table:formula="of:=IF([.J43]*2 &lt;= [.$B$30]; [.J43]*2; 0)" office:value-type="float" office:value="0">
            <text:p>0</text:p>
          </table:table-cell>
          <table:table-cell table:formula="of:=[.C43]-SUM([.E43:.K43]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3]+1" office:value-type="float" office:value="6">
            <text:p>6</text:p>
          </table:table-cell>
          <table:table-cell/>
          <table:table-cell table:formula="of:=[.C44]" office:value-type="float" office:value="6">
            <text:p>6</text:p>
          </table:table-cell>
          <table:table-cell table:formula="of:=[.E44]*2" office:value-type="float" office:value="12">
            <text:p>12</text:p>
          </table:table-cell>
          <table:table-cell table:formula="of:=[.F44]*2" office:value-type="float" office:value="24">
            <text:p>24</text:p>
          </table:table-cell>
          <table:table-cell table:formula="of:=IF([.G44]*2 &lt;= [.$B$30]; [.G44]*2; 0)" office:value-type="float" office:value="48">
            <text:p>48</text:p>
          </table:table-cell>
          <table:table-cell table:formula="of:=IF([.H44]*2 &lt;= [.$B$30]; [.H44]*2; 0)" office:value-type="float" office:value="96">
            <text:p>96</text:p>
          </table:table-cell>
          <table:table-cell table:formula="of:=IF([.I44]*2 &lt;= [.$B$30]; [.I44]*2; 0)" office:value-type="float" office:value="0">
            <text:p>0</text:p>
          </table:table-cell>
          <table:table-cell table:formula="of:=IF([.J44]*2 &lt;= [.$B$30]; [.J44]*2; 0)" office:value-type="float" office:value="0">
            <text:p>0</text:p>
          </table:table-cell>
          <table:table-cell table:formula="of:=[.C44]-SUM([.E44:.K44])" office:value-type="float" office:value="-180">
            <text:p>-18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4]+1" office:value-type="float" office:value="7">
            <text:p>7</text:p>
          </table:table-cell>
          <table:table-cell/>
          <table:table-cell table:formula="of:=[.C45]" office:value-type="float" office:value="7">
            <text:p>7</text:p>
          </table:table-cell>
          <table:table-cell table:formula="of:=[.E45]*2" office:value-type="float" office:value="14">
            <text:p>14</text:p>
          </table:table-cell>
          <table:table-cell table:formula="of:=[.F45]*2" office:value-type="float" office:value="28">
            <text:p>28</text:p>
          </table:table-cell>
          <table:table-cell table:formula="of:=IF([.G45]*2 &lt;= [.$B$30]; [.G45]*2; 0)" office:value-type="float" office:value="56">
            <text:p>56</text:p>
          </table:table-cell>
          <table:table-cell table:formula="of:=IF([.H45]*2 &lt;= [.$B$30]; [.H45]*2; 0)" office:value-type="float" office:value="0">
            <text:p>0</text:p>
          </table:table-cell>
          <table:table-cell table:formula="of:=IF([.I45]*2 &lt;= [.$B$30]; [.I45]*2; 0)" office:value-type="float" office:value="0">
            <text:p>0</text:p>
          </table:table-cell>
          <table:table-cell table:formula="of:=IF([.J45]*2 &lt;= [.$B$30]; [.J45]*2; 0)" office:value-type="float" office:value="0">
            <text:p>0</text:p>
          </table:table-cell>
          <table:table-cell table:formula="of:=[.C45]-SUM([.E45:.K45])" office:value-type="float" office:value="-98">
            <text:p>-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5]+1" office:value-type="float" office:value="8">
            <text:p>8</text:p>
          </table:table-cell>
          <table:table-cell/>
          <table:table-cell table:formula="of:=[.C46]" office:value-type="float" office:value="8">
            <text:p>8</text:p>
          </table:table-cell>
          <table:table-cell table:formula="of:=[.E46]*2" office:value-type="float" office:value="16">
            <text:p>16</text:p>
          </table:table-cell>
          <table:table-cell table:formula="of:=[.F46]*2" office:value-type="float" office:value="32">
            <text:p>32</text:p>
          </table:table-cell>
          <table:table-cell table:formula="of:=IF([.G46]*2 &lt;= [.$B$30]; [.G46]*2; 0)" office:value-type="float" office:value="64">
            <text:p>64</text:p>
          </table:table-cell>
          <table:table-cell table:formula="of:=IF([.H46]*2 &lt;= [.$B$30]; [.H46]*2; 0)" office:value-type="float" office:value="0">
            <text:p>0</text:p>
          </table:table-cell>
          <table:table-cell table:formula="of:=IF([.I46]*2 &lt;= [.$B$30]; [.I46]*2; 0)" office:value-type="float" office:value="0">
            <text:p>0</text:p>
          </table:table-cell>
          <table:table-cell table:formula="of:=IF([.J46]*2 &lt;= [.$B$30]; [.J46]*2; 0)" office:value-type="float" office:value="0">
            <text:p>0</text:p>
          </table:table-cell>
          <table:table-cell table:formula="of:=[.C46]-SUM([.E46:.K46])" office:value-type="float" office:value="-112">
            <text:p>-1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6]+1" office:value-type="float" office:value="9">
            <text:p>9</text:p>
          </table:table-cell>
          <table:table-cell/>
          <table:table-cell table:formula="of:=[.C47]" office:value-type="float" office:value="9">
            <text:p>9</text:p>
          </table:table-cell>
          <table:table-cell table:formula="of:=[.E47]*2" office:value-type="float" office:value="18">
            <text:p>18</text:p>
          </table:table-cell>
          <table:table-cell table:formula="of:=[.F47]*2" office:value-type="float" office:value="36">
            <text:p>36</text:p>
          </table:table-cell>
          <table:table-cell table:formula="of:=IF([.G47]*2 &lt;= [.$B$30]; [.G47]*2; 0)" office:value-type="float" office:value="72">
            <text:p>72</text:p>
          </table:table-cell>
          <table:table-cell table:formula="of:=IF([.H47]*2 &lt;= [.$B$30]; [.H47]*2; 0)" office:value-type="float" office:value="0">
            <text:p>0</text:p>
          </table:table-cell>
          <table:table-cell table:formula="of:=IF([.I47]*2 &lt;= [.$B$30]; [.I47]*2; 0)" office:value-type="float" office:value="0">
            <text:p>0</text:p>
          </table:table-cell>
          <table:table-cell table:formula="of:=IF([.J47]*2 &lt;= [.$B$30]; [.J47]*2; 0)" office:value-type="float" office:value="0">
            <text:p>0</text:p>
          </table:table-cell>
          <table:table-cell table:formula="of:=[.C47]-SUM([.E47:.K47])" office:value-type="float" office:value="-126">
            <text:p>-12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7]+1" office:value-type="float" office:value="10">
            <text:p>10</text:p>
          </table:table-cell>
          <table:table-cell/>
          <table:table-cell table:formula="of:=[.C48]" office:value-type="float" office:value="10">
            <text:p>10</text:p>
          </table:table-cell>
          <table:table-cell table:formula="of:=[.E48]*2" office:value-type="float" office:value="20">
            <text:p>20</text:p>
          </table:table-cell>
          <table:table-cell table:formula="of:=[.F48]*2" office:value-type="float" office:value="40">
            <text:p>40</text:p>
          </table:table-cell>
          <table:table-cell table:formula="of:=IF([.G48]*2 &lt;= [.$B$30]; [.G48]*2; 0)" office:value-type="float" office:value="80">
            <text:p>80</text:p>
          </table:table-cell>
          <table:table-cell table:formula="of:=IF([.H48]*2 &lt;= [.$B$30]; [.H48]*2; 0)" office:value-type="float" office:value="0">
            <text:p>0</text:p>
          </table:table-cell>
          <table:table-cell table:formula="of:=IF([.I48]*2 &lt;= [.$B$30]; [.I48]*2; 0)" office:value-type="float" office:value="0">
            <text:p>0</text:p>
          </table:table-cell>
          <table:table-cell table:formula="of:=IF([.J48]*2 &lt;= [.$B$30]; [.J48]*2; 0)" office:value-type="float" office:value="0">
            <text:p>0</text:p>
          </table:table-cell>
          <table:table-cell table:formula="of:=[.C48]-SUM([.E48:.K48])" office:value-type="float" office:value="-140">
            <text:p>-14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8]+1" office:value-type="float" office:value="11">
            <text:p>11</text:p>
          </table:table-cell>
          <table:table-cell/>
          <table:table-cell table:formula="of:=[.C49]" office:value-type="float" office:value="11">
            <text:p>11</text:p>
          </table:table-cell>
          <table:table-cell table:formula="of:=[.E49]*2" office:value-type="float" office:value="22">
            <text:p>22</text:p>
          </table:table-cell>
          <table:table-cell table:formula="of:=[.F49]*2" office:value-type="float" office:value="44">
            <text:p>44</text:p>
          </table:table-cell>
          <table:table-cell table:formula="of:=IF([.G49]*2 &lt;= [.$B$30]; [.G49]*2; 0)" office:value-type="float" office:value="88">
            <text:p>88</text:p>
          </table:table-cell>
          <table:table-cell table:formula="of:=IF([.H49]*2 &lt;= [.$B$30]; [.H49]*2; 0)" office:value-type="float" office:value="0">
            <text:p>0</text:p>
          </table:table-cell>
          <table:table-cell table:formula="of:=IF([.I49]*2 &lt;= [.$B$30]; [.I49]*2; 0)" office:value-type="float" office:value="0">
            <text:p>0</text:p>
          </table:table-cell>
          <table:table-cell table:formula="of:=IF([.J49]*2 &lt;= [.$B$30]; [.J49]*2; 0)" office:value-type="float" office:value="0">
            <text:p>0</text:p>
          </table:table-cell>
          <table:table-cell table:formula="of:=[.C49]-SUM([.E49:.K49])" office:value-type="float" office:value="-154">
            <text:p>-15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9]+1" office:value-type="float" office:value="12">
            <text:p>12</text:p>
          </table:table-cell>
          <table:table-cell/>
          <table:table-cell table:formula="of:=[.C50]" office:value-type="float" office:value="12">
            <text:p>12</text:p>
          </table:table-cell>
          <table:table-cell table:formula="of:=[.E50]*2" office:value-type="float" office:value="24">
            <text:p>24</text:p>
          </table:table-cell>
          <table:table-cell table:formula="of:=[.F50]*2" office:value-type="float" office:value="48">
            <text:p>48</text:p>
          </table:table-cell>
          <table:table-cell table:formula="of:=IF([.G50]*2 &lt;= [.$B$30]; [.G50]*2; 0)" office:value-type="float" office:value="96">
            <text:p>96</text:p>
          </table:table-cell>
          <table:table-cell table:formula="of:=IF([.H50]*2 &lt;= [.$B$30]; [.H50]*2; 0)" office:value-type="float" office:value="0">
            <text:p>0</text:p>
          </table:table-cell>
          <table:table-cell table:formula="of:=IF([.I50]*2 &lt;= [.$B$30]; [.I50]*2; 0)" office:value-type="float" office:value="0">
            <text:p>0</text:p>
          </table:table-cell>
          <table:table-cell table:formula="of:=IF([.J50]*2 &lt;= [.$B$30]; [.J50]*2; 0)" office:value-type="float" office:value="0">
            <text:p>0</text:p>
          </table:table-cell>
          <table:table-cell table:formula="of:=[.C50]-SUM([.E50:.K50])" office:value-type="float" office:value="-168">
            <text:p>-16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0]+1" office:value-type="float" office:value="13">
            <text:p>13</text:p>
          </table:table-cell>
          <table:table-cell/>
          <table:table-cell table:formula="of:=[.C51]" office:value-type="float" office:value="13">
            <text:p>13</text:p>
          </table:table-cell>
          <table:table-cell table:formula="of:=[.E51]*2" office:value-type="float" office:value="26">
            <text:p>26</text:p>
          </table:table-cell>
          <table:table-cell table:formula="of:=[.F51]*2" office:value-type="float" office:value="52">
            <text:p>52</text:p>
          </table:table-cell>
          <table:table-cell table:formula="of:=IF([.G51]*2 &lt;= [.$B$30]; [.G51]*2; 0)" office:value-type="float" office:value="0">
            <text:p>0</text:p>
          </table:table-cell>
          <table:table-cell table:formula="of:=IF([.H51]*2 &lt;= [.$B$30]; [.H51]*2; 0)" office:value-type="float" office:value="0">
            <text:p>0</text:p>
          </table:table-cell>
          <table:table-cell table:formula="of:=IF([.I51]*2 &lt;= [.$B$30]; [.I51]*2; 0)" office:value-type="float" office:value="0">
            <text:p>0</text:p>
          </table:table-cell>
          <table:table-cell table:formula="of:=IF([.J51]*2 &lt;= [.$B$30]; [.J51]*2; 0)" office:value-type="float" office:value="0">
            <text:p>0</text:p>
          </table:table-cell>
          <table:table-cell table:formula="of:=[.C51]-SUM([.E51:.K51])" office:value-type="float" office:value="-78">
            <text:p>-7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1]+1" office:value-type="float" office:value="14">
            <text:p>14</text:p>
          </table:table-cell>
          <table:table-cell/>
          <table:table-cell table:formula="of:=[.C52]" office:value-type="float" office:value="14">
            <text:p>14</text:p>
          </table:table-cell>
          <table:table-cell table:formula="of:=IF([.E52]*2 &lt;= [.$B$30]; [.E52]*2; 0)" office:value-type="float" office:value="28">
            <text:p>28</text:p>
          </table:table-cell>
          <table:table-cell table:formula="of:=IF([.F52]*2 &lt;= [.$B$30]; [.F52]*2; 0)" office:value-type="float" office:value="56">
            <text:p>56</text:p>
          </table:table-cell>
          <table:table-cell table:formula="of:=IF([.G52]*2 &lt;= [.$B$30]; [.G52]*2; 0)" office:value-type="float" office:value="0">
            <text:p>0</text:p>
          </table:table-cell>
          <table:table-cell table:formula="of:=IF([.H52]*2 &lt;= [.$B$30]; [.H52]*2; 0)" office:value-type="float" office:value="0">
            <text:p>0</text:p>
          </table:table-cell>
          <table:table-cell table:formula="of:=IF([.I52]*2 &lt;= [.$B$30]; [.I52]*2; 0)" office:value-type="float" office:value="0">
            <text:p>0</text:p>
          </table:table-cell>
          <table:table-cell table:formula="of:=IF([.J52]*2 &lt;= [.$B$30]; [.J52]*2; 0)" office:value-type="float" office:value="0">
            <text:p>0</text:p>
          </table:table-cell>
          <table:table-cell table:formula="of:=[.C52]-SUM([.E52:.K52])" office:value-type="float" office:value="-84">
            <text:p>-8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2]+1" office:value-type="float" office:value="15">
            <text:p>15</text:p>
          </table:table-cell>
          <table:table-cell/>
          <table:table-cell table:formula="of:=[.C53]" office:value-type="float" office:value="15">
            <text:p>15</text:p>
          </table:table-cell>
          <table:table-cell table:formula="of:=IF([.E53]*2 &lt;= [.$B$30]; [.E53]*2; 0)" office:value-type="float" office:value="30">
            <text:p>30</text:p>
          </table:table-cell>
          <table:table-cell table:formula="of:=IF([.F53]*2 &lt;= [.$B$30]; [.F53]*2; 0)" office:value-type="float" office:value="60">
            <text:p>60</text:p>
          </table:table-cell>
          <table:table-cell table:formula="of:=IF([.G53]*2 &lt;= [.$B$30]; [.G53]*2; 0)" office:value-type="float" office:value="0">
            <text:p>0</text:p>
          </table:table-cell>
          <table:table-cell table:formula="of:=IF([.H53]*2 &lt;= [.$B$30]; [.H53]*2; 0)" office:value-type="float" office:value="0">
            <text:p>0</text:p>
          </table:table-cell>
          <table:table-cell table:formula="of:=IF([.I53]*2 &lt;= [.$B$30]; [.I53]*2; 0)" office:value-type="float" office:value="0">
            <text:p>0</text:p>
          </table:table-cell>
          <table:table-cell table:formula="of:=IF([.J53]*2 &lt;= [.$B$30]; [.J53]*2; 0)" office:value-type="float" office:value="0">
            <text:p>0</text:p>
          </table:table-cell>
          <table:table-cell table:formula="of:=[.C53]-SUM([.E53:.K53])" office:value-type="float" office:value="-90">
            <text:p>-9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3]+1" office:value-type="float" office:value="16">
            <text:p>16</text:p>
          </table:table-cell>
          <table:table-cell/>
          <table:table-cell table:formula="of:=[.C54]" office:value-type="float" office:value="16">
            <text:p>16</text:p>
          </table:table-cell>
          <table:table-cell table:formula="of:=IF([.E54]*2 &lt;= [.$B$30]; [.E54]*2; 0)" office:value-type="float" office:value="32">
            <text:p>32</text:p>
          </table:table-cell>
          <table:table-cell table:formula="of:=IF([.F54]*2 &lt;= [.$B$30]; [.F54]*2; 0)" office:value-type="float" office:value="64">
            <text:p>64</text:p>
          </table:table-cell>
          <table:table-cell table:formula="of:=IF([.G54]*2 &lt;= [.$B$30]; [.G54]*2; 0)" office:value-type="float" office:value="0">
            <text:p>0</text:p>
          </table:table-cell>
          <table:table-cell table:formula="of:=IF([.H54]*2 &lt;= [.$B$30]; [.H54]*2; 0)" office:value-type="float" office:value="0">
            <text:p>0</text:p>
          </table:table-cell>
          <table:table-cell table:formula="of:=IF([.I54]*2 &lt;= [.$B$30]; [.I54]*2; 0)" office:value-type="float" office:value="0">
            <text:p>0</text:p>
          </table:table-cell>
          <table:table-cell table:formula="of:=IF([.J54]*2 &lt;= [.$B$30]; [.J54]*2; 0)" office:value-type="float" office:value="0">
            <text:p>0</text:p>
          </table:table-cell>
          <table:table-cell table:formula="of:=[.C54]-SUM([.E54:.K54])" office:value-type="float" office:value="-96">
            <text:p>-9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4]+1" office:value-type="float" office:value="17">
            <text:p>17</text:p>
          </table:table-cell>
          <table:table-cell/>
          <table:table-cell table:formula="of:=[.C55]" office:value-type="float" office:value="17">
            <text:p>17</text:p>
          </table:table-cell>
          <table:table-cell table:formula="of:=IF([.E55]*2 &lt;= [.$B$30]; [.E55]*2; 0)" office:value-type="float" office:value="34">
            <text:p>34</text:p>
          </table:table-cell>
          <table:table-cell table:formula="of:=IF([.F55]*2 &lt;= [.$B$30]; [.F55]*2; 0)" office:value-type="float" office:value="68">
            <text:p>68</text:p>
          </table:table-cell>
          <table:table-cell table:formula="of:=IF([.G55]*2 &lt;= [.$B$30]; [.G55]*2; 0)" office:value-type="float" office:value="0">
            <text:p>0</text:p>
          </table:table-cell>
          <table:table-cell table:formula="of:=IF([.H55]*2 &lt;= [.$B$30]; [.H55]*2; 0)" office:value-type="float" office:value="0">
            <text:p>0</text:p>
          </table:table-cell>
          <table:table-cell table:formula="of:=IF([.I55]*2 &lt;= [.$B$30]; [.I55]*2; 0)" office:value-type="float" office:value="0">
            <text:p>0</text:p>
          </table:table-cell>
          <table:table-cell table:formula="of:=IF([.J55]*2 &lt;= [.$B$30]; [.J55]*2; 0)" office:value-type="float" office:value="0">
            <text:p>0</text:p>
          </table:table-cell>
          <table:table-cell table:formula="of:=[.C55]-SUM([.E55:.K55])" office:value-type="float" office:value="-102">
            <text:p>-10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5]+1" office:value-type="float" office:value="18">
            <text:p>18</text:p>
          </table:table-cell>
          <table:table-cell/>
          <table:table-cell table:formula="of:=[.C56]" office:value-type="float" office:value="18">
            <text:p>18</text:p>
          </table:table-cell>
          <table:table-cell table:formula="of:=IF([.E56]*2 &lt;= [.$B$30]; [.E56]*2; 0)" office:value-type="float" office:value="36">
            <text:p>36</text:p>
          </table:table-cell>
          <table:table-cell table:formula="of:=IF([.F56]*2 &lt;= [.$B$30]; [.F56]*2; 0)" office:value-type="float" office:value="72">
            <text:p>72</text:p>
          </table:table-cell>
          <table:table-cell table:formula="of:=IF([.G56]*2 &lt;= [.$B$30]; [.G56]*2; 0)" office:value-type="float" office:value="0">
            <text:p>0</text:p>
          </table:table-cell>
          <table:table-cell table:formula="of:=IF([.H56]*2 &lt;= [.$B$30]; [.H56]*2; 0)" office:value-type="float" office:value="0">
            <text:p>0</text:p>
          </table:table-cell>
          <table:table-cell table:formula="of:=IF([.I56]*2 &lt;= [.$B$30]; [.I56]*2; 0)" office:value-type="float" office:value="0">
            <text:p>0</text:p>
          </table:table-cell>
          <table:table-cell table:formula="of:=IF([.J56]*2 &lt;= [.$B$30]; [.J56]*2; 0)" office:value-type="float" office:value="0">
            <text:p>0</text:p>
          </table:table-cell>
          <table:table-cell table:formula="of:=[.C56]-SUM([.E56:.K56])" office:value-type="float" office:value="-108">
            <text:p>-10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6]+1" office:value-type="float" office:value="19">
            <text:p>19</text:p>
          </table:table-cell>
          <table:table-cell/>
          <table:table-cell table:formula="of:=[.C57]" office:value-type="float" office:value="19">
            <text:p>19</text:p>
          </table:table-cell>
          <table:table-cell table:formula="of:=IF([.E57]*2 &lt;= [.$B$30]; [.E57]*2; 0)" office:value-type="float" office:value="38">
            <text:p>38</text:p>
          </table:table-cell>
          <table:table-cell table:formula="of:=IF([.F57]*2 &lt;= [.$B$30]; [.F57]*2; 0)" office:value-type="float" office:value="76">
            <text:p>76</text:p>
          </table:table-cell>
          <table:table-cell table:formula="of:=IF([.G57]*2 &lt;= [.$B$30]; [.G57]*2; 0)" office:value-type="float" office:value="0">
            <text:p>0</text:p>
          </table:table-cell>
          <table:table-cell table:formula="of:=IF([.H57]*2 &lt;= [.$B$30]; [.H57]*2; 0)" office:value-type="float" office:value="0">
            <text:p>0</text:p>
          </table:table-cell>
          <table:table-cell table:formula="of:=IF([.I57]*2 &lt;= [.$B$30]; [.I57]*2; 0)" office:value-type="float" office:value="0">
            <text:p>0</text:p>
          </table:table-cell>
          <table:table-cell table:formula="of:=IF([.J57]*2 &lt;= [.$B$30]; [.J57]*2; 0)" office:value-type="float" office:value="0">
            <text:p>0</text:p>
          </table:table-cell>
          <table:table-cell table:formula="of:=[.C57]-SUM([.E57:.K57])" office:value-type="float" office:value="-114">
            <text:p>-11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7]+1" office:value-type="float" office:value="20">
            <text:p>20</text:p>
          </table:table-cell>
          <table:table-cell/>
          <table:table-cell table:formula="of:=[.C58]" office:value-type="float" office:value="20">
            <text:p>20</text:p>
          </table:table-cell>
          <table:table-cell table:formula="of:=IF([.E58]*2 &lt;= [.$B$30]; [.E58]*2; 0)" office:value-type="float" office:value="40">
            <text:p>40</text:p>
          </table:table-cell>
          <table:table-cell table:formula="of:=IF([.F58]*2 &lt;= [.$B$30]; [.F58]*2; 0)" office:value-type="float" office:value="80">
            <text:p>80</text:p>
          </table:table-cell>
          <table:table-cell table:formula="of:=IF([.G58]*2 &lt;= [.$B$30]; [.G58]*2; 0)" office:value-type="float" office:value="0">
            <text:p>0</text:p>
          </table:table-cell>
          <table:table-cell table:formula="of:=IF([.H58]*2 &lt;= [.$B$30]; [.H58]*2; 0)" office:value-type="float" office:value="0">
            <text:p>0</text:p>
          </table:table-cell>
          <table:table-cell table:formula="of:=IF([.I58]*2 &lt;= [.$B$30]; [.I58]*2; 0)" office:value-type="float" office:value="0">
            <text:p>0</text:p>
          </table:table-cell>
          <table:table-cell table:formula="of:=IF([.J58]*2 &lt;= [.$B$30]; [.J58]*2; 0)" office:value-type="float" office:value="0">
            <text:p>0</text:p>
          </table:table-cell>
          <table:table-cell table:formula="of:=[.C58]-SUM([.E58:.K58])" office:value-type="float" office:value="-120">
            <text:p>-12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8]+1" office:value-type="float" office:value="21">
            <text:p>21</text:p>
          </table:table-cell>
          <table:table-cell/>
          <table:table-cell table:formula="of:=[.C59]" office:value-type="float" office:value="21">
            <text:p>21</text:p>
          </table:table-cell>
          <table:table-cell table:formula="of:=IF([.E59]*2 &lt;= [.$B$30]; [.E59]*2; 0)" office:value-type="float" office:value="42">
            <text:p>42</text:p>
          </table:table-cell>
          <table:table-cell table:formula="of:=IF([.F59]*2 &lt;= [.$B$30]; [.F59]*2; 0)" office:value-type="float" office:value="84">
            <text:p>84</text:p>
          </table:table-cell>
          <table:table-cell table:formula="of:=IF([.G59]*2 &lt;= [.$B$30]; [.G59]*2; 0)" office:value-type="float" office:value="0">
            <text:p>0</text:p>
          </table:table-cell>
          <table:table-cell table:formula="of:=IF([.H59]*2 &lt;= [.$B$30]; [.H59]*2; 0)" office:value-type="float" office:value="0">
            <text:p>0</text:p>
          </table:table-cell>
          <table:table-cell table:formula="of:=IF([.I59]*2 &lt;= [.$B$30]; [.I59]*2; 0)" office:value-type="float" office:value="0">
            <text:p>0</text:p>
          </table:table-cell>
          <table:table-cell table:formula="of:=IF([.J59]*2 &lt;= [.$B$30]; [.J59]*2; 0)" office:value-type="float" office:value="0">
            <text:p>0</text:p>
          </table:table-cell>
          <table:table-cell table:formula="of:=[.C59]-SUM([.E59:.K59])" office:value-type="float" office:value="-126">
            <text:p>-12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9]+1" office:value-type="float" office:value="22">
            <text:p>22</text:p>
          </table:table-cell>
          <table:table-cell/>
          <table:table-cell table:formula="of:=[.C60]" office:value-type="float" office:value="22">
            <text:p>22</text:p>
          </table:table-cell>
          <table:table-cell table:formula="of:=IF([.E60]*2 &lt;= [.$B$30]; [.E60]*2; 0)" office:value-type="float" office:value="44">
            <text:p>44</text:p>
          </table:table-cell>
          <table:table-cell table:formula="of:=IF([.F60]*2 &lt;= [.$B$30]; [.F60]*2; 0)" office:value-type="float" office:value="88">
            <text:p>88</text:p>
          </table:table-cell>
          <table:table-cell table:formula="of:=IF([.G60]*2 &lt;= [.$B$30]; [.G60]*2; 0)" office:value-type="float" office:value="0">
            <text:p>0</text:p>
          </table:table-cell>
          <table:table-cell table:formula="of:=IF([.H60]*2 &lt;= [.$B$30]; [.H60]*2; 0)" office:value-type="float" office:value="0">
            <text:p>0</text:p>
          </table:table-cell>
          <table:table-cell table:formula="of:=IF([.I60]*2 &lt;= [.$B$30]; [.I60]*2; 0)" office:value-type="float" office:value="0">
            <text:p>0</text:p>
          </table:table-cell>
          <table:table-cell table:formula="of:=IF([.J60]*2 &lt;= [.$B$30]; [.J60]*2; 0)" office:value-type="float" office:value="0">
            <text:p>0</text:p>
          </table:table-cell>
          <table:table-cell table:formula="of:=[.C60]-SUM([.E60:.K60])" office:value-type="float" office:value="-132">
            <text:p>-13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0]+1" office:value-type="float" office:value="23">
            <text:p>23</text:p>
          </table:table-cell>
          <table:table-cell/>
          <table:table-cell table:formula="of:=[.C61]" office:value-type="float" office:value="23">
            <text:p>23</text:p>
          </table:table-cell>
          <table:table-cell table:formula="of:=IF([.E61]*2 &lt;= [.$B$30]; [.E61]*2; 0)" office:value-type="float" office:value="46">
            <text:p>46</text:p>
          </table:table-cell>
          <table:table-cell table:formula="of:=IF([.F61]*2 &lt;= [.$B$30]; [.F61]*2; 0)" office:value-type="float" office:value="92">
            <text:p>92</text:p>
          </table:table-cell>
          <table:table-cell table:formula="of:=IF([.G61]*2 &lt;= [.$B$30]; [.G61]*2; 0)" office:value-type="float" office:value="0">
            <text:p>0</text:p>
          </table:table-cell>
          <table:table-cell table:formula="of:=IF([.H61]*2 &lt;= [.$B$30]; [.H61]*2; 0)" office:value-type="float" office:value="0">
            <text:p>0</text:p>
          </table:table-cell>
          <table:table-cell table:formula="of:=IF([.I61]*2 &lt;= [.$B$30]; [.I61]*2; 0)" office:value-type="float" office:value="0">
            <text:p>0</text:p>
          </table:table-cell>
          <table:table-cell table:formula="of:=IF([.J61]*2 &lt;= [.$B$30]; [.J61]*2; 0)" office:value-type="float" office:value="0">
            <text:p>0</text:p>
          </table:table-cell>
          <table:table-cell table:formula="of:=[.C61]-SUM([.E61:.K61])" office:value-type="float" office:value="-138">
            <text:p>-13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1]+1" office:value-type="float" office:value="24">
            <text:p>24</text:p>
          </table:table-cell>
          <table:table-cell/>
          <table:table-cell table:formula="of:=[.C62]" office:value-type="float" office:value="24">
            <text:p>24</text:p>
          </table:table-cell>
          <table:table-cell table:formula="of:=IF([.E62]*2 &lt;= [.$B$30]; [.E62]*2; 0)" office:value-type="float" office:value="48">
            <text:p>48</text:p>
          </table:table-cell>
          <table:table-cell table:formula="of:=IF([.F62]*2 &lt;= [.$B$30]; [.F62]*2; 0)" office:value-type="float" office:value="96">
            <text:p>96</text:p>
          </table:table-cell>
          <table:table-cell table:formula="of:=IF([.G62]*2 &lt;= [.$B$30]; [.G62]*2; 0)" office:value-type="float" office:value="0">
            <text:p>0</text:p>
          </table:table-cell>
          <table:table-cell table:formula="of:=IF([.H62]*2 &lt;= [.$B$30]; [.H62]*2; 0)" office:value-type="float" office:value="0">
            <text:p>0</text:p>
          </table:table-cell>
          <table:table-cell table:formula="of:=IF([.I62]*2 &lt;= [.$B$30]; [.I62]*2; 0)" office:value-type="float" office:value="0">
            <text:p>0</text:p>
          </table:table-cell>
          <table:table-cell table:formula="of:=IF([.J62]*2 &lt;= [.$B$30]; [.J62]*2; 0)" office:value-type="float" office:value="0">
            <text:p>0</text:p>
          </table:table-cell>
          <table:table-cell table:formula="of:=[.C62]-SUM([.E62:.K62])" office:value-type="float" office:value="-144">
            <text:p>-1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2]+1" office:value-type="float" office:value="25">
            <text:p>25</text:p>
          </table:table-cell>
          <table:table-cell/>
          <table:table-cell table:formula="of:=[.C63]" office:value-type="float" office:value="25">
            <text:p>25</text:p>
          </table:table-cell>
          <table:table-cell table:formula="of:=IF([.E63]*2 &lt;= [.$B$30]; [.E63]*2; 0)" office:value-type="float" office:value="50">
            <text:p>50</text:p>
          </table:table-cell>
          <table:table-cell table:formula="of:=IF([.F63]*2 &lt;= [.$B$30]; [.F63]*2; 0)" office:value-type="float" office:value="100">
            <text:p>100</text:p>
          </table:table-cell>
          <table:table-cell table:formula="of:=IF([.G63]*2 &lt;= [.$B$30]; [.G63]*2; 0)" office:value-type="float" office:value="0">
            <text:p>0</text:p>
          </table:table-cell>
          <table:table-cell table:formula="of:=IF([.H63]*2 &lt;= [.$B$30]; [.H63]*2; 0)" office:value-type="float" office:value="0">
            <text:p>0</text:p>
          </table:table-cell>
          <table:table-cell table:formula="of:=IF([.I63]*2 &lt;= [.$B$30]; [.I63]*2; 0)" office:value-type="float" office:value="0">
            <text:p>0</text:p>
          </table:table-cell>
          <table:table-cell table:formula="of:=IF([.J63]*2 &lt;= [.$B$30]; [.J63]*2; 0)" office:value-type="float" office:value="0">
            <text:p>0</text:p>
          </table:table-cell>
          <table:table-cell table:formula="of:=[.C63]-SUM([.E63:.K63]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3]+1" office:value-type="float" office:value="26">
            <text:p>26</text:p>
          </table:table-cell>
          <table:table-cell/>
          <table:table-cell table:formula="of:=[.C64]" office:value-type="float" office:value="26">
            <text:p>26</text:p>
          </table:table-cell>
          <table:table-cell table:formula="of:=IF([.E64]*2 &lt;= [.$B$30]; [.E64]*2; 0)" office:value-type="float" office:value="52">
            <text:p>52</text:p>
          </table:table-cell>
          <table:table-cell table:formula="of:=IF([.F64]*2 &lt;= [.$B$30]; [.F64]*2; 0)" office:value-type="float" office:value="0">
            <text:p>0</text:p>
          </table:table-cell>
          <table:table-cell table:formula="of:=IF([.G64]*2 &lt;= [.$B$30]; [.G64]*2; 0)" office:value-type="float" office:value="0">
            <text:p>0</text:p>
          </table:table-cell>
          <table:table-cell table:formula="of:=IF([.H64]*2 &lt;= [.$B$30]; [.H64]*2; 0)" office:value-type="float" office:value="0">
            <text:p>0</text:p>
          </table:table-cell>
          <table:table-cell table:formula="of:=IF([.I64]*2 &lt;= [.$B$30]; [.I64]*2; 0)" office:value-type="float" office:value="0">
            <text:p>0</text:p>
          </table:table-cell>
          <table:table-cell table:formula="of:=IF([.J64]*2 &lt;= [.$B$30]; [.J64]*2; 0)" office:value-type="float" office:value="0">
            <text:p>0</text:p>
          </table:table-cell>
          <table:table-cell table:formula="of:=[.C64]-SUM([.E64:.K64])" office:value-type="float" office:value="-52">
            <text:p>-5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4]+1" office:value-type="float" office:value="27">
            <text:p>27</text:p>
          </table:table-cell>
          <table:table-cell/>
          <table:table-cell table:formula="of:=[.C65]" office:value-type="float" office:value="27">
            <text:p>27</text:p>
          </table:table-cell>
          <table:table-cell table:formula="of:=IF([.E65]*2 &lt;= [.$B$30]; [.E65]*2; 0)" office:value-type="float" office:value="54">
            <text:p>54</text:p>
          </table:table-cell>
          <table:table-cell table:formula="of:=IF([.F65]*2 &lt;= [.$B$30]; [.F65]*2; 0)" office:value-type="float" office:value="0">
            <text:p>0</text:p>
          </table:table-cell>
          <table:table-cell table:formula="of:=IF([.G65]*2 &lt;= [.$B$30]; [.G65]*2; 0)" office:value-type="float" office:value="0">
            <text:p>0</text:p>
          </table:table-cell>
          <table:table-cell table:formula="of:=IF([.H65]*2 &lt;= [.$B$30]; [.H65]*2; 0)" office:value-type="float" office:value="0">
            <text:p>0</text:p>
          </table:table-cell>
          <table:table-cell table:formula="of:=IF([.I65]*2 &lt;= [.$B$30]; [.I65]*2; 0)" office:value-type="float" office:value="0">
            <text:p>0</text:p>
          </table:table-cell>
          <table:table-cell table:formula="of:=IF([.J65]*2 &lt;= [.$B$30]; [.J65]*2; 0)" office:value-type="float" office:value="0">
            <text:p>0</text:p>
          </table:table-cell>
          <table:table-cell table:formula="of:=[.C65]-SUM([.E65:.K65])" office:value-type="float" office:value="-54">
            <text:p>-5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5]+1" office:value-type="float" office:value="28">
            <text:p>28</text:p>
          </table:table-cell>
          <table:table-cell/>
          <table:table-cell table:formula="of:=[.C66]" office:value-type="float" office:value="28">
            <text:p>28</text:p>
          </table:table-cell>
          <table:table-cell table:formula="of:=IF([.E66]*2 &lt;= [.$B$30]; [.E66]*2; 0)" office:value-type="float" office:value="56">
            <text:p>56</text:p>
          </table:table-cell>
          <table:table-cell table:formula="of:=IF([.F66]*2 &lt;= [.$B$30]; [.F66]*2; 0)" office:value-type="float" office:value="0">
            <text:p>0</text:p>
          </table:table-cell>
          <table:table-cell table:formula="of:=IF([.G66]*2 &lt;= [.$B$30]; [.G66]*2; 0)" office:value-type="float" office:value="0">
            <text:p>0</text:p>
          </table:table-cell>
          <table:table-cell table:formula="of:=IF([.H66]*2 &lt;= [.$B$30]; [.H66]*2; 0)" office:value-type="float" office:value="0">
            <text:p>0</text:p>
          </table:table-cell>
          <table:table-cell table:formula="of:=IF([.I66]*2 &lt;= [.$B$30]; [.I66]*2; 0)" office:value-type="float" office:value="0">
            <text:p>0</text:p>
          </table:table-cell>
          <table:table-cell table:formula="of:=IF([.J66]*2 &lt;= [.$B$30]; [.J66]*2; 0)" office:value-type="float" office:value="0">
            <text:p>0</text:p>
          </table:table-cell>
          <table:table-cell table:formula="of:=[.C66]-SUM([.E66:.K66])" office:value-type="float" office:value="-56">
            <text:p>-5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6]+1" office:value-type="float" office:value="29">
            <text:p>29</text:p>
          </table:table-cell>
          <table:table-cell/>
          <table:table-cell table:formula="of:=[.C67]" office:value-type="float" office:value="29">
            <text:p>29</text:p>
          </table:table-cell>
          <table:table-cell table:formula="of:=IF([.E67]*2 &lt;= [.$B$30]; [.E67]*2; 0)" office:value-type="float" office:value="58">
            <text:p>58</text:p>
          </table:table-cell>
          <table:table-cell table:formula="of:=IF([.F67]*2 &lt;= [.$B$30]; [.F67]*2; 0)" office:value-type="float" office:value="0">
            <text:p>0</text:p>
          </table:table-cell>
          <table:table-cell table:formula="of:=IF([.G67]*2 &lt;= [.$B$30]; [.G67]*2; 0)" office:value-type="float" office:value="0">
            <text:p>0</text:p>
          </table:table-cell>
          <table:table-cell table:formula="of:=IF([.H67]*2 &lt;= [.$B$30]; [.H67]*2; 0)" office:value-type="float" office:value="0">
            <text:p>0</text:p>
          </table:table-cell>
          <table:table-cell table:formula="of:=IF([.I67]*2 &lt;= [.$B$30]; [.I67]*2; 0)" office:value-type="float" office:value="0">
            <text:p>0</text:p>
          </table:table-cell>
          <table:table-cell table:formula="of:=IF([.J67]*2 &lt;= [.$B$30]; [.J67]*2; 0)" office:value-type="float" office:value="0">
            <text:p>0</text:p>
          </table:table-cell>
          <table:table-cell table:formula="of:=[.C67]-SUM([.E67:.K67])" office:value-type="float" office:value="-58">
            <text:p>-5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7]+1" office:value-type="float" office:value="30">
            <text:p>30</text:p>
          </table:table-cell>
          <table:table-cell/>
          <table:table-cell table:formula="of:=[.C68]" office:value-type="float" office:value="30">
            <text:p>30</text:p>
          </table:table-cell>
          <table:table-cell table:formula="of:=IF([.E68]*2 &lt;= [.$B$30]; [.E68]*2; 0)" office:value-type="float" office:value="60">
            <text:p>60</text:p>
          </table:table-cell>
          <table:table-cell table:formula="of:=IF([.F68]*2 &lt;= [.$B$30]; [.F68]*2; 0)" office:value-type="float" office:value="0">
            <text:p>0</text:p>
          </table:table-cell>
          <table:table-cell table:formula="of:=IF([.G68]*2 &lt;= [.$B$30]; [.G68]*2; 0)" office:value-type="float" office:value="0">
            <text:p>0</text:p>
          </table:table-cell>
          <table:table-cell table:formula="of:=IF([.H68]*2 &lt;= [.$B$30]; [.H68]*2; 0)" office:value-type="float" office:value="0">
            <text:p>0</text:p>
          </table:table-cell>
          <table:table-cell table:formula="of:=IF([.I68]*2 &lt;= [.$B$30]; [.I68]*2; 0)" office:value-type="float" office:value="0">
            <text:p>0</text:p>
          </table:table-cell>
          <table:table-cell table:formula="of:=IF([.J68]*2 &lt;= [.$B$30]; [.J68]*2; 0)" office:value-type="float" office:value="0">
            <text:p>0</text:p>
          </table:table-cell>
          <table:table-cell table:formula="of:=[.C68]-SUM([.E68:.K68])" office:value-type="float" office:value="-60">
            <text:p>-6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8]+1" office:value-type="float" office:value="31">
            <text:p>31</text:p>
          </table:table-cell>
          <table:table-cell/>
          <table:table-cell table:formula="of:=[.C69]" office:value-type="float" office:value="31">
            <text:p>31</text:p>
          </table:table-cell>
          <table:table-cell table:formula="of:=IF([.E69]*2 &lt;= [.$B$30]; [.E69]*2; 0)" office:value-type="float" office:value="62">
            <text:p>62</text:p>
          </table:table-cell>
          <table:table-cell table:formula="of:=IF([.F69]*2 &lt;= [.$B$30]; [.F69]*2; 0)" office:value-type="float" office:value="0">
            <text:p>0</text:p>
          </table:table-cell>
          <table:table-cell table:formula="of:=IF([.G69]*2 &lt;= [.$B$30]; [.G69]*2; 0)" office:value-type="float" office:value="0">
            <text:p>0</text:p>
          </table:table-cell>
          <table:table-cell table:formula="of:=IF([.H69]*2 &lt;= [.$B$30]; [.H69]*2; 0)" office:value-type="float" office:value="0">
            <text:p>0</text:p>
          </table:table-cell>
          <table:table-cell table:formula="of:=IF([.I69]*2 &lt;= [.$B$30]; [.I69]*2; 0)" office:value-type="float" office:value="0">
            <text:p>0</text:p>
          </table:table-cell>
          <table:table-cell table:formula="of:=IF([.J69]*2 &lt;= [.$B$30]; [.J69]*2; 0)" office:value-type="float" office:value="0">
            <text:p>0</text:p>
          </table:table-cell>
          <table:table-cell table:formula="of:=[.C69]-SUM([.E69:.K69])" office:value-type="float" office:value="-62">
            <text:p>-6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9]+1" office:value-type="float" office:value="32">
            <text:p>32</text:p>
          </table:table-cell>
          <table:table-cell/>
          <table:table-cell table:formula="of:=[.C70]" office:value-type="float" office:value="32">
            <text:p>32</text:p>
          </table:table-cell>
          <table:table-cell table:formula="of:=IF([.E70]*2 &lt;= [.$B$30]; [.E70]*2; 0)" office:value-type="float" office:value="64">
            <text:p>64</text:p>
          </table:table-cell>
          <table:table-cell table:formula="of:=IF([.F70]*2 &lt;= [.$B$30]; [.F70]*2; 0)" office:value-type="float" office:value="0">
            <text:p>0</text:p>
          </table:table-cell>
          <table:table-cell table:formula="of:=IF([.G70]*2 &lt;= [.$B$30]; [.G70]*2; 0)" office:value-type="float" office:value="0">
            <text:p>0</text:p>
          </table:table-cell>
          <table:table-cell table:formula="of:=IF([.H70]*2 &lt;= [.$B$30]; [.H70]*2; 0)" office:value-type="float" office:value="0">
            <text:p>0</text:p>
          </table:table-cell>
          <table:table-cell table:formula="of:=IF([.I70]*2 &lt;= [.$B$30]; [.I70]*2; 0)" office:value-type="float" office:value="0">
            <text:p>0</text:p>
          </table:table-cell>
          <table:table-cell table:formula="of:=IF([.J70]*2 &lt;= [.$B$30]; [.J70]*2; 0)" office:value-type="float" office:value="0">
            <text:p>0</text:p>
          </table:table-cell>
          <table:table-cell table:formula="of:=[.C70]-SUM([.E70:.K70])" office:value-type="float" office:value="-64">
            <text:p>-6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0]+1" office:value-type="float" office:value="33">
            <text:p>33</text:p>
          </table:table-cell>
          <table:table-cell/>
          <table:table-cell table:formula="of:=[.C71]" office:value-type="float" office:value="33">
            <text:p>33</text:p>
          </table:table-cell>
          <table:table-cell table:formula="of:=IF([.E71]*2 &lt;= [.$B$30]; [.E71]*2; 0)" office:value-type="float" office:value="66">
            <text:p>66</text:p>
          </table:table-cell>
          <table:table-cell table:formula="of:=IF([.F71]*2 &lt;= [.$B$30]; [.F71]*2; 0)" office:value-type="float" office:value="0">
            <text:p>0</text:p>
          </table:table-cell>
          <table:table-cell table:formula="of:=IF([.G71]*2 &lt;= [.$B$30]; [.G71]*2; 0)" office:value-type="float" office:value="0">
            <text:p>0</text:p>
          </table:table-cell>
          <table:table-cell table:formula="of:=IF([.H71]*2 &lt;= [.$B$30]; [.H71]*2; 0)" office:value-type="float" office:value="0">
            <text:p>0</text:p>
          </table:table-cell>
          <table:table-cell table:formula="of:=IF([.I71]*2 &lt;= [.$B$30]; [.I71]*2; 0)" office:value-type="float" office:value="0">
            <text:p>0</text:p>
          </table:table-cell>
          <table:table-cell table:formula="of:=IF([.J71]*2 &lt;= [.$B$30]; [.J71]*2; 0)" office:value-type="float" office:value="0">
            <text:p>0</text:p>
          </table:table-cell>
          <table:table-cell table:formula="of:=[.C71]-SUM([.E71:.K71])" office:value-type="float" office:value="-66">
            <text:p>-6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1]+1" office:value-type="float" office:value="34">
            <text:p>34</text:p>
          </table:table-cell>
          <table:table-cell/>
          <table:table-cell table:formula="of:=[.C72]" office:value-type="float" office:value="34">
            <text:p>34</text:p>
          </table:table-cell>
          <table:table-cell table:formula="of:=IF([.E72]*2 &lt;= [.$B$30]; [.E72]*2; 0)" office:value-type="float" office:value="68">
            <text:p>68</text:p>
          </table:table-cell>
          <table:table-cell table:formula="of:=IF([.F72]*2 &lt;= [.$B$30]; [.F72]*2; 0)" office:value-type="float" office:value="0">
            <text:p>0</text:p>
          </table:table-cell>
          <table:table-cell table:formula="of:=IF([.G72]*2 &lt;= [.$B$30]; [.G72]*2; 0)" office:value-type="float" office:value="0">
            <text:p>0</text:p>
          </table:table-cell>
          <table:table-cell table:formula="of:=IF([.H72]*2 &lt;= [.$B$30]; [.H72]*2; 0)" office:value-type="float" office:value="0">
            <text:p>0</text:p>
          </table:table-cell>
          <table:table-cell table:formula="of:=IF([.I72]*2 &lt;= [.$B$30]; [.I72]*2; 0)" office:value-type="float" office:value="0">
            <text:p>0</text:p>
          </table:table-cell>
          <table:table-cell table:formula="of:=IF([.J72]*2 &lt;= [.$B$30]; [.J72]*2; 0)" office:value-type="float" office:value="0">
            <text:p>0</text:p>
          </table:table-cell>
          <table:table-cell table:formula="of:=[.C72]-SUM([.E72:.K72])" office:value-type="float" office:value="-68">
            <text:p>-6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2]+1" office:value-type="float" office:value="35">
            <text:p>35</text:p>
          </table:table-cell>
          <table:table-cell/>
          <table:table-cell table:formula="of:=[.C73]" office:value-type="float" office:value="35">
            <text:p>35</text:p>
          </table:table-cell>
          <table:table-cell table:formula="of:=IF([.E73]*2 &lt;= [.$B$30]; [.E73]*2; 0)" office:value-type="float" office:value="70">
            <text:p>70</text:p>
          </table:table-cell>
          <table:table-cell table:formula="of:=IF([.F73]*2 &lt;= [.$B$30]; [.F73]*2; 0)" office:value-type="float" office:value="0">
            <text:p>0</text:p>
          </table:table-cell>
          <table:table-cell table:formula="of:=IF([.G73]*2 &lt;= [.$B$30]; [.G73]*2; 0)" office:value-type="float" office:value="0">
            <text:p>0</text:p>
          </table:table-cell>
          <table:table-cell table:formula="of:=IF([.H73]*2 &lt;= [.$B$30]; [.H73]*2; 0)" office:value-type="float" office:value="0">
            <text:p>0</text:p>
          </table:table-cell>
          <table:table-cell table:formula="of:=IF([.I73]*2 &lt;= [.$B$30]; [.I73]*2; 0)" office:value-type="float" office:value="0">
            <text:p>0</text:p>
          </table:table-cell>
          <table:table-cell table:formula="of:=IF([.J73]*2 &lt;= [.$B$30]; [.J73]*2; 0)" office:value-type="float" office:value="0">
            <text:p>0</text:p>
          </table:table-cell>
          <table:table-cell table:formula="of:=[.C73]-SUM([.E73:.K73])" office:value-type="float" office:value="-70">
            <text:p>-7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3]+1" office:value-type="float" office:value="36">
            <text:p>36</text:p>
          </table:table-cell>
          <table:table-cell/>
          <table:table-cell table:formula="of:=[.C74]" office:value-type="float" office:value="36">
            <text:p>36</text:p>
          </table:table-cell>
          <table:table-cell table:formula="of:=IF([.E74]*2 &lt;= [.$B$30]; [.E74]*2; 0)" office:value-type="float" office:value="72">
            <text:p>72</text:p>
          </table:table-cell>
          <table:table-cell table:formula="of:=IF([.F74]*2 &lt;= [.$B$30]; [.F74]*2; 0)" office:value-type="float" office:value="0">
            <text:p>0</text:p>
          </table:table-cell>
          <table:table-cell table:formula="of:=IF([.G74]*2 &lt;= [.$B$30]; [.G74]*2; 0)" office:value-type="float" office:value="0">
            <text:p>0</text:p>
          </table:table-cell>
          <table:table-cell table:formula="of:=IF([.H74]*2 &lt;= [.$B$30]; [.H74]*2; 0)" office:value-type="float" office:value="0">
            <text:p>0</text:p>
          </table:table-cell>
          <table:table-cell table:formula="of:=IF([.I74]*2 &lt;= [.$B$30]; [.I74]*2; 0)" office:value-type="float" office:value="0">
            <text:p>0</text:p>
          </table:table-cell>
          <table:table-cell table:formula="of:=IF([.J74]*2 &lt;= [.$B$30]; [.J74]*2; 0)" office:value-type="float" office:value="0">
            <text:p>0</text:p>
          </table:table-cell>
          <table:table-cell table:formula="of:=[.C74]-SUM([.E74:.K74])" office:value-type="float" office:value="-72">
            <text:p>-7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4]+1" office:value-type="float" office:value="37">
            <text:p>37</text:p>
          </table:table-cell>
          <table:table-cell/>
          <table:table-cell table:formula="of:=[.C75]" office:value-type="float" office:value="37">
            <text:p>37</text:p>
          </table:table-cell>
          <table:table-cell table:formula="of:=IF([.E75]*2 &lt;= [.$B$30]; [.E75]*2; 0)" office:value-type="float" office:value="74">
            <text:p>74</text:p>
          </table:table-cell>
          <table:table-cell table:formula="of:=IF([.F75]*2 &lt;= [.$B$30]; [.F75]*2; 0)" office:value-type="float" office:value="0">
            <text:p>0</text:p>
          </table:table-cell>
          <table:table-cell table:formula="of:=IF([.G75]*2 &lt;= [.$B$30]; [.G75]*2; 0)" office:value-type="float" office:value="0">
            <text:p>0</text:p>
          </table:table-cell>
          <table:table-cell table:formula="of:=IF([.H75]*2 &lt;= [.$B$30]; [.H75]*2; 0)" office:value-type="float" office:value="0">
            <text:p>0</text:p>
          </table:table-cell>
          <table:table-cell table:formula="of:=IF([.I75]*2 &lt;= [.$B$30]; [.I75]*2; 0)" office:value-type="float" office:value="0">
            <text:p>0</text:p>
          </table:table-cell>
          <table:table-cell table:formula="of:=IF([.J75]*2 &lt;= [.$B$30]; [.J75]*2; 0)" office:value-type="float" office:value="0">
            <text:p>0</text:p>
          </table:table-cell>
          <table:table-cell table:formula="of:=[.C75]-SUM([.E75:.K75])" office:value-type="float" office:value="-74">
            <text:p>-7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5]+1" office:value-type="float" office:value="38">
            <text:p>38</text:p>
          </table:table-cell>
          <table:table-cell/>
          <table:table-cell table:formula="of:=[.C76]" office:value-type="float" office:value="38">
            <text:p>38</text:p>
          </table:table-cell>
          <table:table-cell table:formula="of:=IF([.E76]*2 &lt;= [.$B$30]; [.E76]*2; 0)" office:value-type="float" office:value="76">
            <text:p>76</text:p>
          </table:table-cell>
          <table:table-cell table:formula="of:=IF([.F76]*2 &lt;= [.$B$30]; [.F76]*2; 0)" office:value-type="float" office:value="0">
            <text:p>0</text:p>
          </table:table-cell>
          <table:table-cell table:formula="of:=IF([.G76]*2 &lt;= [.$B$30]; [.G76]*2; 0)" office:value-type="float" office:value="0">
            <text:p>0</text:p>
          </table:table-cell>
          <table:table-cell table:formula="of:=IF([.H76]*2 &lt;= [.$B$30]; [.H76]*2; 0)" office:value-type="float" office:value="0">
            <text:p>0</text:p>
          </table:table-cell>
          <table:table-cell table:formula="of:=IF([.I76]*2 &lt;= [.$B$30]; [.I76]*2; 0)" office:value-type="float" office:value="0">
            <text:p>0</text:p>
          </table:table-cell>
          <table:table-cell table:formula="of:=IF([.J76]*2 &lt;= [.$B$30]; [.J76]*2; 0)" office:value-type="float" office:value="0">
            <text:p>0</text:p>
          </table:table-cell>
          <table:table-cell table:formula="of:=[.C76]-SUM([.E76:.K76])" office:value-type="float" office:value="-76">
            <text:p>-7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6]+1" office:value-type="float" office:value="39">
            <text:p>39</text:p>
          </table:table-cell>
          <table:table-cell/>
          <table:table-cell table:formula="of:=[.C77]" office:value-type="float" office:value="39">
            <text:p>39</text:p>
          </table:table-cell>
          <table:table-cell table:formula="of:=IF([.E77]*2 &lt;= [.$B$30]; [.E77]*2; 0)" office:value-type="float" office:value="78">
            <text:p>78</text:p>
          </table:table-cell>
          <table:table-cell table:formula="of:=IF([.F77]*2 &lt;= [.$B$30]; [.F77]*2; 0)" office:value-type="float" office:value="0">
            <text:p>0</text:p>
          </table:table-cell>
          <table:table-cell table:formula="of:=IF([.G77]*2 &lt;= [.$B$30]; [.G77]*2; 0)" office:value-type="float" office:value="0">
            <text:p>0</text:p>
          </table:table-cell>
          <table:table-cell table:formula="of:=IF([.H77]*2 &lt;= [.$B$30]; [.H77]*2; 0)" office:value-type="float" office:value="0">
            <text:p>0</text:p>
          </table:table-cell>
          <table:table-cell table:formula="of:=IF([.I77]*2 &lt;= [.$B$30]; [.I77]*2; 0)" office:value-type="float" office:value="0">
            <text:p>0</text:p>
          </table:table-cell>
          <table:table-cell table:formula="of:=IF([.J77]*2 &lt;= [.$B$30]; [.J77]*2; 0)" office:value-type="float" office:value="0">
            <text:p>0</text:p>
          </table:table-cell>
          <table:table-cell table:formula="of:=[.C77]-SUM([.E77:.K77])" office:value-type="float" office:value="-78">
            <text:p>-7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7]+1" office:value-type="float" office:value="40">
            <text:p>40</text:p>
          </table:table-cell>
          <table:table-cell/>
          <table:table-cell table:formula="of:=[.C78]" office:value-type="float" office:value="40">
            <text:p>40</text:p>
          </table:table-cell>
          <table:table-cell table:formula="of:=IF([.E78]*2 &lt;= [.$B$30]; [.E78]*2; 0)" office:value-type="float" office:value="80">
            <text:p>80</text:p>
          </table:table-cell>
          <table:table-cell table:formula="of:=IF([.F78]*2 &lt;= [.$B$30]; [.F78]*2; 0)" office:value-type="float" office:value="0">
            <text:p>0</text:p>
          </table:table-cell>
          <table:table-cell table:formula="of:=IF([.G78]*2 &lt;= [.$B$30]; [.G78]*2; 0)" office:value-type="float" office:value="0">
            <text:p>0</text:p>
          </table:table-cell>
          <table:table-cell table:formula="of:=IF([.H78]*2 &lt;= [.$B$30]; [.H78]*2; 0)" office:value-type="float" office:value="0">
            <text:p>0</text:p>
          </table:table-cell>
          <table:table-cell table:formula="of:=IF([.I78]*2 &lt;= [.$B$30]; [.I78]*2; 0)" office:value-type="float" office:value="0">
            <text:p>0</text:p>
          </table:table-cell>
          <table:table-cell table:formula="of:=IF([.J78]*2 &lt;= [.$B$30]; [.J78]*2; 0)" office:value-type="float" office:value="0">
            <text:p>0</text:p>
          </table:table-cell>
          <table:table-cell table:formula="of:=[.C78]-SUM([.E78:.K78])" office:value-type="float" office:value="-80">
            <text:p>-8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8]+1" office:value-type="float" office:value="41">
            <text:p>41</text:p>
          </table:table-cell>
          <table:table-cell/>
          <table:table-cell table:formula="of:=[.C79]" office:value-type="float" office:value="41">
            <text:p>41</text:p>
          </table:table-cell>
          <table:table-cell table:formula="of:=IF([.E79]*2 &lt;= [.$B$30]; [.E79]*2; 0)" office:value-type="float" office:value="82">
            <text:p>82</text:p>
          </table:table-cell>
          <table:table-cell table:formula="of:=IF([.F79]*2 &lt;= [.$B$30]; [.F79]*2; 0)" office:value-type="float" office:value="0">
            <text:p>0</text:p>
          </table:table-cell>
          <table:table-cell table:formula="of:=IF([.G79]*2 &lt;= [.$B$30]; [.G79]*2; 0)" office:value-type="float" office:value="0">
            <text:p>0</text:p>
          </table:table-cell>
          <table:table-cell table:formula="of:=IF([.H79]*2 &lt;= [.$B$30]; [.H79]*2; 0)" office:value-type="float" office:value="0">
            <text:p>0</text:p>
          </table:table-cell>
          <table:table-cell table:formula="of:=IF([.I79]*2 &lt;= [.$B$30]; [.I79]*2; 0)" office:value-type="float" office:value="0">
            <text:p>0</text:p>
          </table:table-cell>
          <table:table-cell table:formula="of:=IF([.J79]*2 &lt;= [.$B$30]; [.J79]*2; 0)" office:value-type="float" office:value="0">
            <text:p>0</text:p>
          </table:table-cell>
          <table:table-cell table:formula="of:=[.C79]-SUM([.E79:.K79])" office:value-type="float" office:value="-82">
            <text:p>-8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9]+1" office:value-type="float" office:value="42">
            <text:p>42</text:p>
          </table:table-cell>
          <table:table-cell/>
          <table:table-cell table:formula="of:=[.C80]" office:value-type="float" office:value="42">
            <text:p>42</text:p>
          </table:table-cell>
          <table:table-cell table:formula="of:=IF([.E80]*2 &lt;= [.$B$30]; [.E80]*2; 0)" office:value-type="float" office:value="84">
            <text:p>84</text:p>
          </table:table-cell>
          <table:table-cell table:formula="of:=IF([.F80]*2 &lt;= [.$B$30]; [.F80]*2; 0)" office:value-type="float" office:value="0">
            <text:p>0</text:p>
          </table:table-cell>
          <table:table-cell table:formula="of:=IF([.G80]*2 &lt;= [.$B$30]; [.G80]*2; 0)" office:value-type="float" office:value="0">
            <text:p>0</text:p>
          </table:table-cell>
          <table:table-cell table:formula="of:=IF([.H80]*2 &lt;= [.$B$30]; [.H80]*2; 0)" office:value-type="float" office:value="0">
            <text:p>0</text:p>
          </table:table-cell>
          <table:table-cell table:formula="of:=IF([.I80]*2 &lt;= [.$B$30]; [.I80]*2; 0)" office:value-type="float" office:value="0">
            <text:p>0</text:p>
          </table:table-cell>
          <table:table-cell table:formula="of:=IF([.J80]*2 &lt;= [.$B$30]; [.J80]*2; 0)" office:value-type="float" office:value="0">
            <text:p>0</text:p>
          </table:table-cell>
          <table:table-cell table:formula="of:=[.C80]-SUM([.E80:.K80])" office:value-type="float" office:value="-84">
            <text:p>-8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0]+1" office:value-type="float" office:value="43">
            <text:p>43</text:p>
          </table:table-cell>
          <table:table-cell/>
          <table:table-cell table:formula="of:=[.C81]" office:value-type="float" office:value="43">
            <text:p>43</text:p>
          </table:table-cell>
          <table:table-cell table:formula="of:=IF([.E81]*2 &lt;= [.$B$30]; [.E81]*2; 0)" office:value-type="float" office:value="86">
            <text:p>86</text:p>
          </table:table-cell>
          <table:table-cell table:formula="of:=IF([.F81]*2 &lt;= [.$B$30]; [.F81]*2; 0)" office:value-type="float" office:value="0">
            <text:p>0</text:p>
          </table:table-cell>
          <table:table-cell table:formula="of:=IF([.G81]*2 &lt;= [.$B$30]; [.G81]*2; 0)" office:value-type="float" office:value="0">
            <text:p>0</text:p>
          </table:table-cell>
          <table:table-cell table:formula="of:=IF([.H81]*2 &lt;= [.$B$30]; [.H81]*2; 0)" office:value-type="float" office:value="0">
            <text:p>0</text:p>
          </table:table-cell>
          <table:table-cell table:formula="of:=IF([.I81]*2 &lt;= [.$B$30]; [.I81]*2; 0)" office:value-type="float" office:value="0">
            <text:p>0</text:p>
          </table:table-cell>
          <table:table-cell table:formula="of:=IF([.J81]*2 &lt;= [.$B$30]; [.J81]*2; 0)" office:value-type="float" office:value="0">
            <text:p>0</text:p>
          </table:table-cell>
          <table:table-cell table:formula="of:=[.C81]-SUM([.E81:.K81])" office:value-type="float" office:value="-86">
            <text:p>-8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1]+1" office:value-type="float" office:value="44">
            <text:p>44</text:p>
          </table:table-cell>
          <table:table-cell/>
          <table:table-cell table:formula="of:=[.C82]" office:value-type="float" office:value="44">
            <text:p>44</text:p>
          </table:table-cell>
          <table:table-cell table:formula="of:=IF([.E82]*2 &lt;= [.$B$30]; [.E82]*2; 0)" office:value-type="float" office:value="88">
            <text:p>88</text:p>
          </table:table-cell>
          <table:table-cell table:formula="of:=IF([.F82]*2 &lt;= [.$B$30]; [.F82]*2; 0)" office:value-type="float" office:value="0">
            <text:p>0</text:p>
          </table:table-cell>
          <table:table-cell table:formula="of:=IF([.G82]*2 &lt;= [.$B$30]; [.G82]*2; 0)" office:value-type="float" office:value="0">
            <text:p>0</text:p>
          </table:table-cell>
          <table:table-cell table:formula="of:=IF([.H82]*2 &lt;= [.$B$30]; [.H82]*2; 0)" office:value-type="float" office:value="0">
            <text:p>0</text:p>
          </table:table-cell>
          <table:table-cell table:formula="of:=IF([.I82]*2 &lt;= [.$B$30]; [.I82]*2; 0)" office:value-type="float" office:value="0">
            <text:p>0</text:p>
          </table:table-cell>
          <table:table-cell table:formula="of:=IF([.J82]*2 &lt;= [.$B$30]; [.J82]*2; 0)" office:value-type="float" office:value="0">
            <text:p>0</text:p>
          </table:table-cell>
          <table:table-cell table:formula="of:=[.C82]-SUM([.E82:.K82])" office:value-type="float" office:value="-88">
            <text:p>-8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2]+1" office:value-type="float" office:value="45">
            <text:p>45</text:p>
          </table:table-cell>
          <table:table-cell/>
          <table:table-cell table:formula="of:=[.C83]" office:value-type="float" office:value="45">
            <text:p>45</text:p>
          </table:table-cell>
          <table:table-cell table:formula="of:=IF([.E83]*2 &lt;= [.$B$30]; [.E83]*2; 0)" office:value-type="float" office:value="90">
            <text:p>90</text:p>
          </table:table-cell>
          <table:table-cell table:formula="of:=IF([.F83]*2 &lt;= [.$B$30]; [.F83]*2; 0)" office:value-type="float" office:value="0">
            <text:p>0</text:p>
          </table:table-cell>
          <table:table-cell table:formula="of:=IF([.G83]*2 &lt;= [.$B$30]; [.G83]*2; 0)" office:value-type="float" office:value="0">
            <text:p>0</text:p>
          </table:table-cell>
          <table:table-cell table:formula="of:=IF([.H83]*2 &lt;= [.$B$30]; [.H83]*2; 0)" office:value-type="float" office:value="0">
            <text:p>0</text:p>
          </table:table-cell>
          <table:table-cell table:formula="of:=IF([.I83]*2 &lt;= [.$B$30]; [.I83]*2; 0)" office:value-type="float" office:value="0">
            <text:p>0</text:p>
          </table:table-cell>
          <table:table-cell table:formula="of:=IF([.J83]*2 &lt;= [.$B$30]; [.J83]*2; 0)" office:value-type="float" office:value="0">
            <text:p>0</text:p>
          </table:table-cell>
          <table:table-cell table:formula="of:=[.C83]-SUM([.E83:.K83])" office:value-type="float" office:value="-90">
            <text:p>-9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3]+1" office:value-type="float" office:value="46">
            <text:p>46</text:p>
          </table:table-cell>
          <table:table-cell/>
          <table:table-cell table:formula="of:=[.C84]" office:value-type="float" office:value="46">
            <text:p>46</text:p>
          </table:table-cell>
          <table:table-cell table:formula="of:=IF([.E84]*2 &lt;= [.$B$30]; [.E84]*2; 0)" office:value-type="float" office:value="92">
            <text:p>92</text:p>
          </table:table-cell>
          <table:table-cell table:formula="of:=IF([.F84]*2 &lt;= [.$B$30]; [.F84]*2; 0)" office:value-type="float" office:value="0">
            <text:p>0</text:p>
          </table:table-cell>
          <table:table-cell table:formula="of:=IF([.G84]*2 &lt;= [.$B$30]; [.G84]*2; 0)" office:value-type="float" office:value="0">
            <text:p>0</text:p>
          </table:table-cell>
          <table:table-cell table:formula="of:=IF([.H84]*2 &lt;= [.$B$30]; [.H84]*2; 0)" office:value-type="float" office:value="0">
            <text:p>0</text:p>
          </table:table-cell>
          <table:table-cell table:formula="of:=IF([.I84]*2 &lt;= [.$B$30]; [.I84]*2; 0)" office:value-type="float" office:value="0">
            <text:p>0</text:p>
          </table:table-cell>
          <table:table-cell table:formula="of:=IF([.J84]*2 &lt;= [.$B$30]; [.J84]*2; 0)" office:value-type="float" office:value="0">
            <text:p>0</text:p>
          </table:table-cell>
          <table:table-cell table:formula="of:=[.C84]-SUM([.E84:.K84])" office:value-type="float" office:value="-92">
            <text:p>-9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4]+1" office:value-type="float" office:value="47">
            <text:p>47</text:p>
          </table:table-cell>
          <table:table-cell/>
          <table:table-cell table:formula="of:=[.C85]" office:value-type="float" office:value="47">
            <text:p>47</text:p>
          </table:table-cell>
          <table:table-cell table:formula="of:=IF([.E85]*2 &lt;= [.$B$30]; [.E85]*2; 0)" office:value-type="float" office:value="94">
            <text:p>94</text:p>
          </table:table-cell>
          <table:table-cell table:formula="of:=IF([.F85]*2 &lt;= [.$B$30]; [.F85]*2; 0)" office:value-type="float" office:value="0">
            <text:p>0</text:p>
          </table:table-cell>
          <table:table-cell table:formula="of:=IF([.G85]*2 &lt;= [.$B$30]; [.G85]*2; 0)" office:value-type="float" office:value="0">
            <text:p>0</text:p>
          </table:table-cell>
          <table:table-cell table:formula="of:=IF([.H85]*2 &lt;= [.$B$30]; [.H85]*2; 0)" office:value-type="float" office:value="0">
            <text:p>0</text:p>
          </table:table-cell>
          <table:table-cell table:formula="of:=IF([.I85]*2 &lt;= [.$B$30]; [.I85]*2; 0)" office:value-type="float" office:value="0">
            <text:p>0</text:p>
          </table:table-cell>
          <table:table-cell table:formula="of:=IF([.J85]*2 &lt;= [.$B$30]; [.J85]*2; 0)" office:value-type="float" office:value="0">
            <text:p>0</text:p>
          </table:table-cell>
          <table:table-cell table:formula="of:=[.C85]-SUM([.E85:.K85])" office:value-type="float" office:value="-94">
            <text:p>-9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5]+1" office:value-type="float" office:value="48">
            <text:p>48</text:p>
          </table:table-cell>
          <table:table-cell/>
          <table:table-cell table:formula="of:=[.C86]" office:value-type="float" office:value="48">
            <text:p>48</text:p>
          </table:table-cell>
          <table:table-cell table:formula="of:=IF([.E86]*2 &lt;= [.$B$30]; [.E86]*2; 0)" office:value-type="float" office:value="96">
            <text:p>96</text:p>
          </table:table-cell>
          <table:table-cell table:formula="of:=IF([.F86]*2 &lt;= [.$B$30]; [.F86]*2; 0)" office:value-type="float" office:value="0">
            <text:p>0</text:p>
          </table:table-cell>
          <table:table-cell table:formula="of:=IF([.G86]*2 &lt;= [.$B$30]; [.G86]*2; 0)" office:value-type="float" office:value="0">
            <text:p>0</text:p>
          </table:table-cell>
          <table:table-cell table:formula="of:=IF([.H86]*2 &lt;= [.$B$30]; [.H86]*2; 0)" office:value-type="float" office:value="0">
            <text:p>0</text:p>
          </table:table-cell>
          <table:table-cell table:formula="of:=IF([.I86]*2 &lt;= [.$B$30]; [.I86]*2; 0)" office:value-type="float" office:value="0">
            <text:p>0</text:p>
          </table:table-cell>
          <table:table-cell table:formula="of:=IF([.J86]*2 &lt;= [.$B$30]; [.J86]*2; 0)" office:value-type="float" office:value="0">
            <text:p>0</text:p>
          </table:table-cell>
          <table:table-cell table:formula="of:=[.C86]-SUM([.E86:.K86])" office:value-type="float" office:value="-96">
            <text:p>-9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6]+1" office:value-type="float" office:value="49">
            <text:p>49</text:p>
          </table:table-cell>
          <table:table-cell/>
          <table:table-cell table:formula="of:=[.C87]" office:value-type="float" office:value="49">
            <text:p>49</text:p>
          </table:table-cell>
          <table:table-cell table:formula="of:=IF([.E87]*2 &lt;= [.$B$30]; [.E87]*2; 0)" office:value-type="float" office:value="98">
            <text:p>98</text:p>
          </table:table-cell>
          <table:table-cell table:formula="of:=IF([.F87]*2 &lt;= [.$B$30]; [.F87]*2; 0)" office:value-type="float" office:value="0">
            <text:p>0</text:p>
          </table:table-cell>
          <table:table-cell table:formula="of:=IF([.G87]*2 &lt;= [.$B$30]; [.G87]*2; 0)" office:value-type="float" office:value="0">
            <text:p>0</text:p>
          </table:table-cell>
          <table:table-cell table:formula="of:=IF([.H87]*2 &lt;= [.$B$30]; [.H87]*2; 0)" office:value-type="float" office:value="0">
            <text:p>0</text:p>
          </table:table-cell>
          <table:table-cell table:formula="of:=IF([.I87]*2 &lt;= [.$B$30]; [.I87]*2; 0)" office:value-type="float" office:value="0">
            <text:p>0</text:p>
          </table:table-cell>
          <table:table-cell table:formula="of:=IF([.J87]*2 &lt;= [.$B$30]; [.J87]*2; 0)" office:value-type="float" office:value="0">
            <text:p>0</text:p>
          </table:table-cell>
          <table:table-cell table:formula="of:=[.C87]-SUM([.E87:.K87])" office:value-type="float" office:value="-98">
            <text:p>-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7]+1" office:value-type="float" office:value="50">
            <text:p>50</text:p>
          </table:table-cell>
          <table:table-cell/>
          <table:table-cell table:formula="of:=[.C88]" office:value-type="float" office:value="50">
            <text:p>50</text:p>
          </table:table-cell>
          <table:table-cell table:formula="of:=IF([.E88]*2 &lt;= [.$B$30]; [.E88]*2; 0)" office:value-type="float" office:value="100">
            <text:p>100</text:p>
          </table:table-cell>
          <table:table-cell table:formula="of:=IF([.F88]*2 &lt;= [.$B$30]; [.F88]*2; 0)" office:value-type="float" office:value="0">
            <text:p>0</text:p>
          </table:table-cell>
          <table:table-cell table:formula="of:=IF([.G88]*2 &lt;= [.$B$30]; [.G88]*2; 0)" office:value-type="float" office:value="0">
            <text:p>0</text:p>
          </table:table-cell>
          <table:table-cell table:formula="of:=IF([.H88]*2 &lt;= [.$B$30]; [.H88]*2; 0)" office:value-type="float" office:value="0">
            <text:p>0</text:p>
          </table:table-cell>
          <table:table-cell table:formula="of:=IF([.I88]*2 &lt;= [.$B$30]; [.I88]*2; 0)" office:value-type="float" office:value="0">
            <text:p>0</text:p>
          </table:table-cell>
          <table:table-cell table:formula="of:=IF([.J88]*2 &lt;= [.$B$30]; [.J88]*2; 0)" office:value-type="float" office:value="0">
            <text:p>0</text:p>
          </table:table-cell>
          <table:table-cell table:formula="of:=[.C88]-SUM([.E88:.K88])" office:value-type="float" office:value="-100">
            <text:p>-1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8]+1" office:value-type="float" office:value="51">
            <text:p>51</text:p>
          </table:table-cell>
          <table:table-cell/>
          <table:table-cell table:formula="of:=[.C89]" office:value-type="float" office:value="51">
            <text:p>51</text:p>
          </table:table-cell>
          <table:table-cell table:formula="of:=IF([.E89]*2 &lt;= [.$B$30]; [.E89]*2; 0)" office:value-type="float" office:value="0">
            <text:p>0</text:p>
          </table:table-cell>
          <table:table-cell table:formula="of:=IF([.F89]*2 &lt;= [.$B$30]; [.F89]*2; 0)" office:value-type="float" office:value="0">
            <text:p>0</text:p>
          </table:table-cell>
          <table:table-cell table:formula="of:=IF([.G89]*2 &lt;= [.$B$30]; [.G89]*2; 0)" office:value-type="float" office:value="0">
            <text:p>0</text:p>
          </table:table-cell>
          <table:table-cell table:formula="of:=IF([.H89]*2 &lt;= [.$B$30]; [.H89]*2; 0)" office:value-type="float" office:value="0">
            <text:p>0</text:p>
          </table:table-cell>
          <table:table-cell table:formula="of:=IF([.I89]*2 &lt;= [.$B$30]; [.I89]*2; 0)" office:value-type="float" office:value="0">
            <text:p>0</text:p>
          </table:table-cell>
          <table:table-cell table:formula="of:=IF([.J89]*2 &lt;= [.$B$30]; [.J89]*2; 0)" office:value-type="float" office:value="0">
            <text:p>0</text:p>
          </table:table-cell>
          <table:table-cell table:formula="of:=[.C89]-SUM([.E89:.K8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9]+1" office:value-type="float" office:value="52">
            <text:p>52</text:p>
          </table:table-cell>
          <table:table-cell/>
          <table:table-cell table:formula="of:=[.C90]" office:value-type="float" office:value="52">
            <text:p>52</text:p>
          </table:table-cell>
          <table:table-cell table:formula="of:=IF([.E90]*2 &lt;= [.$B$30]; [.E90]*2; 0)" office:value-type="float" office:value="0">
            <text:p>0</text:p>
          </table:table-cell>
          <table:table-cell table:formula="of:=IF([.F90]*2 &lt;= [.$B$30]; [.F90]*2; 0)" office:value-type="float" office:value="0">
            <text:p>0</text:p>
          </table:table-cell>
          <table:table-cell table:formula="of:=IF([.G90]*2 &lt;= [.$B$30]; [.G90]*2; 0)" office:value-type="float" office:value="0">
            <text:p>0</text:p>
          </table:table-cell>
          <table:table-cell table:formula="of:=IF([.H90]*2 &lt;= [.$B$30]; [.H90]*2; 0)" office:value-type="float" office:value="0">
            <text:p>0</text:p>
          </table:table-cell>
          <table:table-cell table:formula="of:=IF([.I90]*2 &lt;= [.$B$30]; [.I90]*2; 0)" office:value-type="float" office:value="0">
            <text:p>0</text:p>
          </table:table-cell>
          <table:table-cell table:formula="of:=IF([.J90]*2 &lt;= [.$B$30]; [.J90]*2; 0)" office:value-type="float" office:value="0">
            <text:p>0</text:p>
          </table:table-cell>
          <table:table-cell table:formula="of:=[.C90]-SUM([.E90:.K9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0]+1" office:value-type="float" office:value="53">
            <text:p>53</text:p>
          </table:table-cell>
          <table:table-cell/>
          <table:table-cell table:formula="of:=[.C91]" office:value-type="float" office:value="53">
            <text:p>53</text:p>
          </table:table-cell>
          <table:table-cell table:formula="of:=IF([.E91]*2 &lt;= [.$B$30]; [.E91]*2; 0)" office:value-type="float" office:value="0">
            <text:p>0</text:p>
          </table:table-cell>
          <table:table-cell table:formula="of:=IF([.F91]*2 &lt;= [.$B$30]; [.F91]*2; 0)" office:value-type="float" office:value="0">
            <text:p>0</text:p>
          </table:table-cell>
          <table:table-cell table:formula="of:=IF([.G91]*2 &lt;= [.$B$30]; [.G91]*2; 0)" office:value-type="float" office:value="0">
            <text:p>0</text:p>
          </table:table-cell>
          <table:table-cell table:formula="of:=IF([.H91]*2 &lt;= [.$B$30]; [.H91]*2; 0)" office:value-type="float" office:value="0">
            <text:p>0</text:p>
          </table:table-cell>
          <table:table-cell table:formula="of:=IF([.I91]*2 &lt;= [.$B$30]; [.I91]*2; 0)" office:value-type="float" office:value="0">
            <text:p>0</text:p>
          </table:table-cell>
          <table:table-cell table:formula="of:=IF([.J91]*2 &lt;= [.$B$30]; [.J91]*2; 0)" office:value-type="float" office:value="0">
            <text:p>0</text:p>
          </table:table-cell>
          <table:table-cell table:formula="of:=[.C91]-SUM([.E91:.K9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1]+1" office:value-type="float" office:value="54">
            <text:p>54</text:p>
          </table:table-cell>
          <table:table-cell/>
          <table:table-cell table:formula="of:=[.C92]" office:value-type="float" office:value="54">
            <text:p>54</text:p>
          </table:table-cell>
          <table:table-cell table:formula="of:=IF([.E92]*2 &lt;= [.$B$30]; [.E92]*2; 0)" office:value-type="float" office:value="0">
            <text:p>0</text:p>
          </table:table-cell>
          <table:table-cell table:formula="of:=IF([.F92]*2 &lt;= [.$B$30]; [.F92]*2; 0)" office:value-type="float" office:value="0">
            <text:p>0</text:p>
          </table:table-cell>
          <table:table-cell table:formula="of:=IF([.G92]*2 &lt;= [.$B$30]; [.G92]*2; 0)" office:value-type="float" office:value="0">
            <text:p>0</text:p>
          </table:table-cell>
          <table:table-cell table:formula="of:=IF([.H92]*2 &lt;= [.$B$30]; [.H92]*2; 0)" office:value-type="float" office:value="0">
            <text:p>0</text:p>
          </table:table-cell>
          <table:table-cell table:formula="of:=IF([.I92]*2 &lt;= [.$B$30]; [.I92]*2; 0)" office:value-type="float" office:value="0">
            <text:p>0</text:p>
          </table:table-cell>
          <table:table-cell table:formula="of:=IF([.J92]*2 &lt;= [.$B$30]; [.J92]*2; 0)" office:value-type="float" office:value="0">
            <text:p>0</text:p>
          </table:table-cell>
          <table:table-cell table:formula="of:=[.C92]-SUM([.E92:.K9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2]+1" office:value-type="float" office:value="55">
            <text:p>55</text:p>
          </table:table-cell>
          <table:table-cell/>
          <table:table-cell table:formula="of:=[.C93]" office:value-type="float" office:value="55">
            <text:p>55</text:p>
          </table:table-cell>
          <table:table-cell table:formula="of:=IF([.E93]*2 &lt;= [.$B$30]; [.E93]*2; 0)" office:value-type="float" office:value="0">
            <text:p>0</text:p>
          </table:table-cell>
          <table:table-cell table:formula="of:=IF([.F93]*2 &lt;= [.$B$30]; [.F93]*2; 0)" office:value-type="float" office:value="0">
            <text:p>0</text:p>
          </table:table-cell>
          <table:table-cell table:formula="of:=IF([.G93]*2 &lt;= [.$B$30]; [.G93]*2; 0)" office:value-type="float" office:value="0">
            <text:p>0</text:p>
          </table:table-cell>
          <table:table-cell table:formula="of:=IF([.H93]*2 &lt;= [.$B$30]; [.H93]*2; 0)" office:value-type="float" office:value="0">
            <text:p>0</text:p>
          </table:table-cell>
          <table:table-cell table:formula="of:=IF([.I93]*2 &lt;= [.$B$30]; [.I93]*2; 0)" office:value-type="float" office:value="0">
            <text:p>0</text:p>
          </table:table-cell>
          <table:table-cell table:formula="of:=IF([.J93]*2 &lt;= [.$B$30]; [.J93]*2; 0)" office:value-type="float" office:value="0">
            <text:p>0</text:p>
          </table:table-cell>
          <table:table-cell table:formula="of:=[.C93]-SUM([.E93:.K9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3]+1" office:value-type="float" office:value="56">
            <text:p>56</text:p>
          </table:table-cell>
          <table:table-cell/>
          <table:table-cell table:formula="of:=[.C94]" office:value-type="float" office:value="56">
            <text:p>56</text:p>
          </table:table-cell>
          <table:table-cell table:formula="of:=IF([.E94]*2 &lt;= [.$B$30]; [.E94]*2; 0)" office:value-type="float" office:value="0">
            <text:p>0</text:p>
          </table:table-cell>
          <table:table-cell table:formula="of:=IF([.F94]*2 &lt;= [.$B$30]; [.F94]*2; 0)" office:value-type="float" office:value="0">
            <text:p>0</text:p>
          </table:table-cell>
          <table:table-cell table:formula="of:=IF([.G94]*2 &lt;= [.$B$30]; [.G94]*2; 0)" office:value-type="float" office:value="0">
            <text:p>0</text:p>
          </table:table-cell>
          <table:table-cell table:formula="of:=IF([.H94]*2 &lt;= [.$B$30]; [.H94]*2; 0)" office:value-type="float" office:value="0">
            <text:p>0</text:p>
          </table:table-cell>
          <table:table-cell table:formula="of:=IF([.I94]*2 &lt;= [.$B$30]; [.I94]*2; 0)" office:value-type="float" office:value="0">
            <text:p>0</text:p>
          </table:table-cell>
          <table:table-cell table:formula="of:=IF([.J94]*2 &lt;= [.$B$30]; [.J94]*2; 0)" office:value-type="float" office:value="0">
            <text:p>0</text:p>
          </table:table-cell>
          <table:table-cell table:formula="of:=[.C94]-SUM([.E94:.K9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4]+1" office:value-type="float" office:value="57">
            <text:p>57</text:p>
          </table:table-cell>
          <table:table-cell/>
          <table:table-cell table:formula="of:=[.C95]" office:value-type="float" office:value="57">
            <text:p>57</text:p>
          </table:table-cell>
          <table:table-cell table:formula="of:=IF([.E95]*2 &lt;= [.$B$30]; [.E95]*2; 0)" office:value-type="float" office:value="0">
            <text:p>0</text:p>
          </table:table-cell>
          <table:table-cell table:formula="of:=IF([.F95]*2 &lt;= [.$B$30]; [.F95]*2; 0)" office:value-type="float" office:value="0">
            <text:p>0</text:p>
          </table:table-cell>
          <table:table-cell table:formula="of:=IF([.G95]*2 &lt;= [.$B$30]; [.G95]*2; 0)" office:value-type="float" office:value="0">
            <text:p>0</text:p>
          </table:table-cell>
          <table:table-cell table:formula="of:=IF([.H95]*2 &lt;= [.$B$30]; [.H95]*2; 0)" office:value-type="float" office:value="0">
            <text:p>0</text:p>
          </table:table-cell>
          <table:table-cell table:formula="of:=IF([.I95]*2 &lt;= [.$B$30]; [.I95]*2; 0)" office:value-type="float" office:value="0">
            <text:p>0</text:p>
          </table:table-cell>
          <table:table-cell table:formula="of:=IF([.J95]*2 &lt;= [.$B$30]; [.J95]*2; 0)" office:value-type="float" office:value="0">
            <text:p>0</text:p>
          </table:table-cell>
          <table:table-cell table:formula="of:=[.C95]-SUM([.E95:.K9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5]+1" office:value-type="float" office:value="58">
            <text:p>58</text:p>
          </table:table-cell>
          <table:table-cell/>
          <table:table-cell table:formula="of:=[.C96]" office:value-type="float" office:value="58">
            <text:p>58</text:p>
          </table:table-cell>
          <table:table-cell table:formula="of:=IF([.E96]*2 &lt;= [.$B$30]; [.E96]*2; 0)" office:value-type="float" office:value="0">
            <text:p>0</text:p>
          </table:table-cell>
          <table:table-cell table:formula="of:=IF([.F96]*2 &lt;= [.$B$30]; [.F96]*2; 0)" office:value-type="float" office:value="0">
            <text:p>0</text:p>
          </table:table-cell>
          <table:table-cell table:formula="of:=IF([.G96]*2 &lt;= [.$B$30]; [.G96]*2; 0)" office:value-type="float" office:value="0">
            <text:p>0</text:p>
          </table:table-cell>
          <table:table-cell table:formula="of:=IF([.H96]*2 &lt;= [.$B$30]; [.H96]*2; 0)" office:value-type="float" office:value="0">
            <text:p>0</text:p>
          </table:table-cell>
          <table:table-cell table:formula="of:=IF([.I96]*2 &lt;= [.$B$30]; [.I96]*2; 0)" office:value-type="float" office:value="0">
            <text:p>0</text:p>
          </table:table-cell>
          <table:table-cell table:formula="of:=IF([.J96]*2 &lt;= [.$B$30]; [.J96]*2; 0)" office:value-type="float" office:value="0">
            <text:p>0</text:p>
          </table:table-cell>
          <table:table-cell table:formula="of:=[.C96]-SUM([.E96:.K9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6]+1" office:value-type="float" office:value="59">
            <text:p>59</text:p>
          </table:table-cell>
          <table:table-cell/>
          <table:table-cell table:formula="of:=[.C97]" office:value-type="float" office:value="59">
            <text:p>59</text:p>
          </table:table-cell>
          <table:table-cell table:formula="of:=IF([.E97]*2 &lt;= [.$B$30]; [.E97]*2; 0)" office:value-type="float" office:value="0">
            <text:p>0</text:p>
          </table:table-cell>
          <table:table-cell table:formula="of:=IF([.F97]*2 &lt;= [.$B$30]; [.F97]*2; 0)" office:value-type="float" office:value="0">
            <text:p>0</text:p>
          </table:table-cell>
          <table:table-cell table:formula="of:=IF([.G97]*2 &lt;= [.$B$30]; [.G97]*2; 0)" office:value-type="float" office:value="0">
            <text:p>0</text:p>
          </table:table-cell>
          <table:table-cell table:formula="of:=IF([.H97]*2 &lt;= [.$B$30]; [.H97]*2; 0)" office:value-type="float" office:value="0">
            <text:p>0</text:p>
          </table:table-cell>
          <table:table-cell table:formula="of:=IF([.I97]*2 &lt;= [.$B$30]; [.I97]*2; 0)" office:value-type="float" office:value="0">
            <text:p>0</text:p>
          </table:table-cell>
          <table:table-cell table:formula="of:=IF([.J97]*2 &lt;= [.$B$30]; [.J97]*2; 0)" office:value-type="float" office:value="0">
            <text:p>0</text:p>
          </table:table-cell>
          <table:table-cell table:formula="of:=[.C97]-SUM([.E97:.K9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7]+1" office:value-type="float" office:value="60">
            <text:p>60</text:p>
            <draw:frame table:end-cell-address="Sheet2.M118" table:end-x="0.293cm" table:end-y="0.251cm" draw:z-index="0" draw:style-name="gr1" draw:text-style-name="P1" svg:width="15.999cm" svg:height="8.999cm" svg:x="1.709cm" svg:y="0.285cm">
              <draw:object draw:notify-on-update-of-ranges="Sheet2.C39:Sheet2.C88 Sheet2.L39:Sheet2.L8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formula="of:=[.C98]" office:value-type="float" office:value="60">
            <text:p>60</text:p>
          </table:table-cell>
          <table:table-cell table:formula="of:=IF([.E98]*2 &lt;= [.$B$30]; [.E98]*2; 0)" office:value-type="float" office:value="0">
            <text:p>0</text:p>
          </table:table-cell>
          <table:table-cell table:formula="of:=IF([.F98]*2 &lt;= [.$B$30]; [.F98]*2; 0)" office:value-type="float" office:value="0">
            <text:p>0</text:p>
          </table:table-cell>
          <table:table-cell table:formula="of:=IF([.G98]*2 &lt;= [.$B$30]; [.G98]*2; 0)" office:value-type="float" office:value="0">
            <text:p>0</text:p>
          </table:table-cell>
          <table:table-cell table:formula="of:=IF([.H98]*2 &lt;= [.$B$30]; [.H98]*2; 0)" office:value-type="float" office:value="0">
            <text:p>0</text:p>
          </table:table-cell>
          <table:table-cell table:formula="of:=IF([.I98]*2 &lt;= [.$B$30]; [.I98]*2; 0)" office:value-type="float" office:value="0">
            <text:p>0</text:p>
          </table:table-cell>
          <table:table-cell table:formula="of:=IF([.J98]*2 &lt;= [.$B$30]; [.J98]*2; 0)" office:value-type="float" office:value="0">
            <text:p>0</text:p>
          </table:table-cell>
          <table:table-cell table:formula="of:=[.C98]-SUM([.E98:.K9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8]+1" office:value-type="float" office:value="61">
            <text:p>61</text:p>
          </table:table-cell>
          <table:table-cell/>
          <table:table-cell table:formula="of:=[.C99]" office:value-type="float" office:value="61">
            <text:p>61</text:p>
          </table:table-cell>
          <table:table-cell table:formula="of:=IF([.E99]*2 &lt;= [.$B$30]; [.E99]*2; 0)" office:value-type="float" office:value="0">
            <text:p>0</text:p>
          </table:table-cell>
          <table:table-cell table:formula="of:=IF([.F99]*2 &lt;= [.$B$30]; [.F99]*2; 0)" office:value-type="float" office:value="0">
            <text:p>0</text:p>
          </table:table-cell>
          <table:table-cell table:formula="of:=IF([.G99]*2 &lt;= [.$B$30]; [.G99]*2; 0)" office:value-type="float" office:value="0">
            <text:p>0</text:p>
          </table:table-cell>
          <table:table-cell table:formula="of:=IF([.H99]*2 &lt;= [.$B$30]; [.H99]*2; 0)" office:value-type="float" office:value="0">
            <text:p>0</text:p>
          </table:table-cell>
          <table:table-cell table:formula="of:=IF([.I99]*2 &lt;= [.$B$30]; [.I99]*2; 0)" office:value-type="float" office:value="0">
            <text:p>0</text:p>
          </table:table-cell>
          <table:table-cell table:formula="of:=IF([.J99]*2 &lt;= [.$B$30]; [.J99]*2; 0)" office:value-type="float" office:value="0">
            <text:p>0</text:p>
          </table:table-cell>
          <table:table-cell table:formula="of:=[.C99]-SUM([.E99:.K9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9]+1" office:value-type="float" office:value="62">
            <text:p>62</text:p>
          </table:table-cell>
          <table:table-cell/>
          <table:table-cell table:formula="of:=[.C100]" office:value-type="float" office:value="62">
            <text:p>62</text:p>
          </table:table-cell>
          <table:table-cell table:formula="of:=IF([.E100]*2 &lt;= [.$B$30]; [.E100]*2; 0)" office:value-type="float" office:value="0">
            <text:p>0</text:p>
          </table:table-cell>
          <table:table-cell table:formula="of:=IF([.F100]*2 &lt;= [.$B$30]; [.F100]*2; 0)" office:value-type="float" office:value="0">
            <text:p>0</text:p>
          </table:table-cell>
          <table:table-cell table:formula="of:=IF([.G100]*2 &lt;= [.$B$30]; [.G100]*2; 0)" office:value-type="float" office:value="0">
            <text:p>0</text:p>
          </table:table-cell>
          <table:table-cell table:formula="of:=IF([.H100]*2 &lt;= [.$B$30]; [.H100]*2; 0)" office:value-type="float" office:value="0">
            <text:p>0</text:p>
          </table:table-cell>
          <table:table-cell table:formula="of:=IF([.I100]*2 &lt;= [.$B$30]; [.I100]*2; 0)" office:value-type="float" office:value="0">
            <text:p>0</text:p>
          </table:table-cell>
          <table:table-cell table:formula="of:=IF([.J100]*2 &lt;= [.$B$30]; [.J100]*2; 0)" office:value-type="float" office:value="0">
            <text:p>0</text:p>
          </table:table-cell>
          <table:table-cell table:formula="of:=[.C100]-SUM([.E100:.K10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0]+1" office:value-type="float" office:value="63">
            <text:p>63</text:p>
          </table:table-cell>
          <table:table-cell/>
          <table:table-cell table:formula="of:=[.C101]" office:value-type="float" office:value="63">
            <text:p>63</text:p>
          </table:table-cell>
          <table:table-cell table:formula="of:=IF([.E101]*2 &lt;= [.$B$30]; [.E101]*2; 0)" office:value-type="float" office:value="0">
            <text:p>0</text:p>
          </table:table-cell>
          <table:table-cell table:formula="of:=IF([.F101]*2 &lt;= [.$B$30]; [.F101]*2; 0)" office:value-type="float" office:value="0">
            <text:p>0</text:p>
          </table:table-cell>
          <table:table-cell table:formula="of:=IF([.G101]*2 &lt;= [.$B$30]; [.G101]*2; 0)" office:value-type="float" office:value="0">
            <text:p>0</text:p>
          </table:table-cell>
          <table:table-cell table:formula="of:=IF([.H101]*2 &lt;= [.$B$30]; [.H101]*2; 0)" office:value-type="float" office:value="0">
            <text:p>0</text:p>
          </table:table-cell>
          <table:table-cell table:formula="of:=IF([.I101]*2 &lt;= [.$B$30]; [.I101]*2; 0)" office:value-type="float" office:value="0">
            <text:p>0</text:p>
          </table:table-cell>
          <table:table-cell table:formula="of:=IF([.J101]*2 &lt;= [.$B$30]; [.J101]*2; 0)" office:value-type="float" office:value="0">
            <text:p>0</text:p>
          </table:table-cell>
          <table:table-cell table:formula="of:=[.C101]-SUM([.E101:.K10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1]+1" office:value-type="float" office:value="64">
            <text:p>64</text:p>
          </table:table-cell>
          <table:table-cell/>
          <table:table-cell table:formula="of:=[.C102]" office:value-type="float" office:value="64">
            <text:p>64</text:p>
          </table:table-cell>
          <table:table-cell table:formula="of:=IF([.E102]*2 &lt;= [.$B$30]; [.E102]*2; 0)" office:value-type="float" office:value="0">
            <text:p>0</text:p>
          </table:table-cell>
          <table:table-cell table:formula="of:=IF([.F102]*2 &lt;= [.$B$30]; [.F102]*2; 0)" office:value-type="float" office:value="0">
            <text:p>0</text:p>
          </table:table-cell>
          <table:table-cell table:formula="of:=IF([.G102]*2 &lt;= [.$B$30]; [.G102]*2; 0)" office:value-type="float" office:value="0">
            <text:p>0</text:p>
          </table:table-cell>
          <table:table-cell table:formula="of:=IF([.H102]*2 &lt;= [.$B$30]; [.H102]*2; 0)" office:value-type="float" office:value="0">
            <text:p>0</text:p>
          </table:table-cell>
          <table:table-cell table:formula="of:=IF([.I102]*2 &lt;= [.$B$30]; [.I102]*2; 0)" office:value-type="float" office:value="0">
            <text:p>0</text:p>
          </table:table-cell>
          <table:table-cell table:formula="of:=IF([.J102]*2 &lt;= [.$B$30]; [.J102]*2; 0)" office:value-type="float" office:value="0">
            <text:p>0</text:p>
          </table:table-cell>
          <table:table-cell table:formula="of:=[.C102]-SUM([.E102:.K10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2]+1" office:value-type="float" office:value="65">
            <text:p>65</text:p>
          </table:table-cell>
          <table:table-cell/>
          <table:table-cell table:formula="of:=[.C103]" office:value-type="float" office:value="65">
            <text:p>65</text:p>
          </table:table-cell>
          <table:table-cell table:formula="of:=IF([.E103]*2 &lt;= [.$B$30]; [.E103]*2; 0)" office:value-type="float" office:value="0">
            <text:p>0</text:p>
          </table:table-cell>
          <table:table-cell table:formula="of:=IF([.F103]*2 &lt;= [.$B$30]; [.F103]*2; 0)" office:value-type="float" office:value="0">
            <text:p>0</text:p>
          </table:table-cell>
          <table:table-cell table:formula="of:=IF([.G103]*2 &lt;= [.$B$30]; [.G103]*2; 0)" office:value-type="float" office:value="0">
            <text:p>0</text:p>
          </table:table-cell>
          <table:table-cell table:formula="of:=IF([.H103]*2 &lt;= [.$B$30]; [.H103]*2; 0)" office:value-type="float" office:value="0">
            <text:p>0</text:p>
          </table:table-cell>
          <table:table-cell table:formula="of:=IF([.I103]*2 &lt;= [.$B$30]; [.I103]*2; 0)" office:value-type="float" office:value="0">
            <text:p>0</text:p>
          </table:table-cell>
          <table:table-cell table:formula="of:=IF([.J103]*2 &lt;= [.$B$30]; [.J103]*2; 0)" office:value-type="float" office:value="0">
            <text:p>0</text:p>
          </table:table-cell>
          <table:table-cell table:formula="of:=[.C103]-SUM([.E103:.K10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3]+1" office:value-type="float" office:value="66">
            <text:p>66</text:p>
          </table:table-cell>
          <table:table-cell/>
          <table:table-cell table:formula="of:=[.C104]" office:value-type="float" office:value="66">
            <text:p>66</text:p>
          </table:table-cell>
          <table:table-cell table:formula="of:=IF([.E104]*2 &lt;= [.$B$30]; [.E104]*2; 0)" office:value-type="float" office:value="0">
            <text:p>0</text:p>
          </table:table-cell>
          <table:table-cell table:formula="of:=IF([.F104]*2 &lt;= [.$B$30]; [.F104]*2; 0)" office:value-type="float" office:value="0">
            <text:p>0</text:p>
          </table:table-cell>
          <table:table-cell table:formula="of:=IF([.G104]*2 &lt;= [.$B$30]; [.G104]*2; 0)" office:value-type="float" office:value="0">
            <text:p>0</text:p>
          </table:table-cell>
          <table:table-cell table:formula="of:=IF([.H104]*2 &lt;= [.$B$30]; [.H104]*2; 0)" office:value-type="float" office:value="0">
            <text:p>0</text:p>
          </table:table-cell>
          <table:table-cell table:formula="of:=IF([.I104]*2 &lt;= [.$B$30]; [.I104]*2; 0)" office:value-type="float" office:value="0">
            <text:p>0</text:p>
          </table:table-cell>
          <table:table-cell table:formula="of:=IF([.J104]*2 &lt;= [.$B$30]; [.J104]*2; 0)" office:value-type="float" office:value="0">
            <text:p>0</text:p>
          </table:table-cell>
          <table:table-cell table:formula="of:=[.C104]-SUM([.E104:.K10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4]+1" office:value-type="float" office:value="67">
            <text:p>67</text:p>
          </table:table-cell>
          <table:table-cell/>
          <table:table-cell table:formula="of:=[.C105]" office:value-type="float" office:value="67">
            <text:p>67</text:p>
          </table:table-cell>
          <table:table-cell table:formula="of:=IF([.E105]*2 &lt;= [.$B$30]; [.E105]*2; 0)" office:value-type="float" office:value="0">
            <text:p>0</text:p>
          </table:table-cell>
          <table:table-cell table:formula="of:=IF([.F105]*2 &lt;= [.$B$30]; [.F105]*2; 0)" office:value-type="float" office:value="0">
            <text:p>0</text:p>
          </table:table-cell>
          <table:table-cell table:formula="of:=IF([.G105]*2 &lt;= [.$B$30]; [.G105]*2; 0)" office:value-type="float" office:value="0">
            <text:p>0</text:p>
          </table:table-cell>
          <table:table-cell table:formula="of:=IF([.H105]*2 &lt;= [.$B$30]; [.H105]*2; 0)" office:value-type="float" office:value="0">
            <text:p>0</text:p>
          </table:table-cell>
          <table:table-cell table:formula="of:=IF([.I105]*2 &lt;= [.$B$30]; [.I105]*2; 0)" office:value-type="float" office:value="0">
            <text:p>0</text:p>
          </table:table-cell>
          <table:table-cell table:formula="of:=IF([.J105]*2 &lt;= [.$B$30]; [.J105]*2; 0)" office:value-type="float" office:value="0">
            <text:p>0</text:p>
          </table:table-cell>
          <table:table-cell table:formula="of:=[.C105]-SUM([.E105:.K10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5]+1" office:value-type="float" office:value="68">
            <text:p>68</text:p>
          </table:table-cell>
          <table:table-cell/>
          <table:table-cell table:formula="of:=[.C106]" office:value-type="float" office:value="68">
            <text:p>68</text:p>
          </table:table-cell>
          <table:table-cell table:formula="of:=IF([.E106]*2 &lt;= [.$B$30]; [.E106]*2; 0)" office:value-type="float" office:value="0">
            <text:p>0</text:p>
          </table:table-cell>
          <table:table-cell table:formula="of:=IF([.F106]*2 &lt;= [.$B$30]; [.F106]*2; 0)" office:value-type="float" office:value="0">
            <text:p>0</text:p>
          </table:table-cell>
          <table:table-cell table:formula="of:=IF([.G106]*2 &lt;= [.$B$30]; [.G106]*2; 0)" office:value-type="float" office:value="0">
            <text:p>0</text:p>
          </table:table-cell>
          <table:table-cell table:formula="of:=IF([.H106]*2 &lt;= [.$B$30]; [.H106]*2; 0)" office:value-type="float" office:value="0">
            <text:p>0</text:p>
          </table:table-cell>
          <table:table-cell table:formula="of:=IF([.I106]*2 &lt;= [.$B$30]; [.I106]*2; 0)" office:value-type="float" office:value="0">
            <text:p>0</text:p>
          </table:table-cell>
          <table:table-cell table:formula="of:=IF([.J106]*2 &lt;= [.$B$30]; [.J106]*2; 0)" office:value-type="float" office:value="0">
            <text:p>0</text:p>
          </table:table-cell>
          <table:table-cell table:formula="of:=[.C106]-SUM([.E106:.K10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6]+1" office:value-type="float" office:value="69">
            <text:p>69</text:p>
          </table:table-cell>
          <table:table-cell/>
          <table:table-cell table:formula="of:=[.C107]" office:value-type="float" office:value="69">
            <text:p>69</text:p>
          </table:table-cell>
          <table:table-cell table:formula="of:=IF([.E107]*2 &lt;= [.$B$30]; [.E107]*2; 0)" office:value-type="float" office:value="0">
            <text:p>0</text:p>
          </table:table-cell>
          <table:table-cell table:formula="of:=IF([.F107]*2 &lt;= [.$B$30]; [.F107]*2; 0)" office:value-type="float" office:value="0">
            <text:p>0</text:p>
          </table:table-cell>
          <table:table-cell table:formula="of:=IF([.G107]*2 &lt;= [.$B$30]; [.G107]*2; 0)" office:value-type="float" office:value="0">
            <text:p>0</text:p>
          </table:table-cell>
          <table:table-cell table:formula="of:=IF([.H107]*2 &lt;= [.$B$30]; [.H107]*2; 0)" office:value-type="float" office:value="0">
            <text:p>0</text:p>
          </table:table-cell>
          <table:table-cell table:formula="of:=IF([.I107]*2 &lt;= [.$B$30]; [.I107]*2; 0)" office:value-type="float" office:value="0">
            <text:p>0</text:p>
          </table:table-cell>
          <table:table-cell table:formula="of:=IF([.J107]*2 &lt;= [.$B$30]; [.J107]*2; 0)" office:value-type="float" office:value="0">
            <text:p>0</text:p>
          </table:table-cell>
          <table:table-cell table:formula="of:=[.C107]-SUM([.E107:.K10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7]+1" office:value-type="float" office:value="70">
            <text:p>70</text:p>
          </table:table-cell>
          <table:table-cell/>
          <table:table-cell table:formula="of:=[.C108]" office:value-type="float" office:value="70">
            <text:p>70</text:p>
          </table:table-cell>
          <table:table-cell table:formula="of:=IF([.E108]*2 &lt;= [.$B$30]; [.E108]*2; 0)" office:value-type="float" office:value="0">
            <text:p>0</text:p>
          </table:table-cell>
          <table:table-cell table:formula="of:=IF([.F108]*2 &lt;= [.$B$30]; [.F108]*2; 0)" office:value-type="float" office:value="0">
            <text:p>0</text:p>
          </table:table-cell>
          <table:table-cell table:formula="of:=IF([.G108]*2 &lt;= [.$B$30]; [.G108]*2; 0)" office:value-type="float" office:value="0">
            <text:p>0</text:p>
          </table:table-cell>
          <table:table-cell table:formula="of:=IF([.H108]*2 &lt;= [.$B$30]; [.H108]*2; 0)" office:value-type="float" office:value="0">
            <text:p>0</text:p>
          </table:table-cell>
          <table:table-cell table:formula="of:=IF([.I108]*2 &lt;= [.$B$30]; [.I108]*2; 0)" office:value-type="float" office:value="0">
            <text:p>0</text:p>
          </table:table-cell>
          <table:table-cell table:formula="of:=IF([.J108]*2 &lt;= [.$B$30]; [.J108]*2; 0)" office:value-type="float" office:value="0">
            <text:p>0</text:p>
          </table:table-cell>
          <table:table-cell table:formula="of:=[.C108]-SUM([.E108:.K10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8]+1" office:value-type="float" office:value="71">
            <text:p>71</text:p>
          </table:table-cell>
          <table:table-cell/>
          <table:table-cell table:formula="of:=[.C109]" office:value-type="float" office:value="71">
            <text:p>71</text:p>
          </table:table-cell>
          <table:table-cell table:formula="of:=IF([.E109]*2 &lt;= [.$B$30]; [.E109]*2; 0)" office:value-type="float" office:value="0">
            <text:p>0</text:p>
          </table:table-cell>
          <table:table-cell table:formula="of:=IF([.F109]*2 &lt;= [.$B$30]; [.F109]*2; 0)" office:value-type="float" office:value="0">
            <text:p>0</text:p>
          </table:table-cell>
          <table:table-cell table:formula="of:=IF([.G109]*2 &lt;= [.$B$30]; [.G109]*2; 0)" office:value-type="float" office:value="0">
            <text:p>0</text:p>
          </table:table-cell>
          <table:table-cell table:formula="of:=IF([.H109]*2 &lt;= [.$B$30]; [.H109]*2; 0)" office:value-type="float" office:value="0">
            <text:p>0</text:p>
          </table:table-cell>
          <table:table-cell table:formula="of:=IF([.I109]*2 &lt;= [.$B$30]; [.I109]*2; 0)" office:value-type="float" office:value="0">
            <text:p>0</text:p>
          </table:table-cell>
          <table:table-cell table:formula="of:=IF([.J109]*2 &lt;= [.$B$30]; [.J109]*2; 0)" office:value-type="float" office:value="0">
            <text:p>0</text:p>
          </table:table-cell>
          <table:table-cell table:formula="of:=[.C109]-SUM([.E109:.K10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9]+1" office:value-type="float" office:value="72">
            <text:p>72</text:p>
          </table:table-cell>
          <table:table-cell/>
          <table:table-cell table:formula="of:=[.C110]" office:value-type="float" office:value="72">
            <text:p>72</text:p>
          </table:table-cell>
          <table:table-cell table:formula="of:=IF([.E110]*2 &lt;= [.$B$30]; [.E110]*2; 0)" office:value-type="float" office:value="0">
            <text:p>0</text:p>
          </table:table-cell>
          <table:table-cell table:formula="of:=IF([.F110]*2 &lt;= [.$B$30]; [.F110]*2; 0)" office:value-type="float" office:value="0">
            <text:p>0</text:p>
          </table:table-cell>
          <table:table-cell table:formula="of:=IF([.G110]*2 &lt;= [.$B$30]; [.G110]*2; 0)" office:value-type="float" office:value="0">
            <text:p>0</text:p>
          </table:table-cell>
          <table:table-cell table:formula="of:=IF([.H110]*2 &lt;= [.$B$30]; [.H110]*2; 0)" office:value-type="float" office:value="0">
            <text:p>0</text:p>
          </table:table-cell>
          <table:table-cell table:formula="of:=IF([.I110]*2 &lt;= [.$B$30]; [.I110]*2; 0)" office:value-type="float" office:value="0">
            <text:p>0</text:p>
          </table:table-cell>
          <table:table-cell table:formula="of:=IF([.J110]*2 &lt;= [.$B$30]; [.J110]*2; 0)" office:value-type="float" office:value="0">
            <text:p>0</text:p>
          </table:table-cell>
          <table:table-cell table:formula="of:=[.C110]-SUM([.E110:.K11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0]+1" office:value-type="float" office:value="73">
            <text:p>73</text:p>
          </table:table-cell>
          <table:table-cell/>
          <table:table-cell table:formula="of:=[.C111]" office:value-type="float" office:value="73">
            <text:p>73</text:p>
          </table:table-cell>
          <table:table-cell table:formula="of:=IF([.E111]*2 &lt;= [.$B$30]; [.E111]*2; 0)" office:value-type="float" office:value="0">
            <text:p>0</text:p>
          </table:table-cell>
          <table:table-cell table:formula="of:=IF([.F111]*2 &lt;= [.$B$30]; [.F111]*2; 0)" office:value-type="float" office:value="0">
            <text:p>0</text:p>
          </table:table-cell>
          <table:table-cell table:formula="of:=IF([.G111]*2 &lt;= [.$B$30]; [.G111]*2; 0)" office:value-type="float" office:value="0">
            <text:p>0</text:p>
          </table:table-cell>
          <table:table-cell table:formula="of:=IF([.H111]*2 &lt;= [.$B$30]; [.H111]*2; 0)" office:value-type="float" office:value="0">
            <text:p>0</text:p>
          </table:table-cell>
          <table:table-cell table:formula="of:=IF([.I111]*2 &lt;= [.$B$30]; [.I111]*2; 0)" office:value-type="float" office:value="0">
            <text:p>0</text:p>
          </table:table-cell>
          <table:table-cell table:formula="of:=IF([.J111]*2 &lt;= [.$B$30]; [.J111]*2; 0)" office:value-type="float" office:value="0">
            <text:p>0</text:p>
          </table:table-cell>
          <table:table-cell table:formula="of:=[.C111]-SUM([.E111:.K11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1]+1" office:value-type="float" office:value="74">
            <text:p>74</text:p>
          </table:table-cell>
          <table:table-cell/>
          <table:table-cell table:formula="of:=[.C112]" office:value-type="float" office:value="74">
            <text:p>74</text:p>
          </table:table-cell>
          <table:table-cell table:formula="of:=IF([.E112]*2 &lt;= [.$B$30]; [.E112]*2; 0)" office:value-type="float" office:value="0">
            <text:p>0</text:p>
          </table:table-cell>
          <table:table-cell table:formula="of:=IF([.F112]*2 &lt;= [.$B$30]; [.F112]*2; 0)" office:value-type="float" office:value="0">
            <text:p>0</text:p>
          </table:table-cell>
          <table:table-cell table:formula="of:=IF([.G112]*2 &lt;= [.$B$30]; [.G112]*2; 0)" office:value-type="float" office:value="0">
            <text:p>0</text:p>
          </table:table-cell>
          <table:table-cell table:formula="of:=IF([.H112]*2 &lt;= [.$B$30]; [.H112]*2; 0)" office:value-type="float" office:value="0">
            <text:p>0</text:p>
          </table:table-cell>
          <table:table-cell table:formula="of:=IF([.I112]*2 &lt;= [.$B$30]; [.I112]*2; 0)" office:value-type="float" office:value="0">
            <text:p>0</text:p>
          </table:table-cell>
          <table:table-cell table:formula="of:=IF([.J112]*2 &lt;= [.$B$30]; [.J112]*2; 0)" office:value-type="float" office:value="0">
            <text:p>0</text:p>
          </table:table-cell>
          <table:table-cell table:formula="of:=[.C112]-SUM([.E112:.K11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2]+1" office:value-type="float" office:value="75">
            <text:p>75</text:p>
          </table:table-cell>
          <table:table-cell/>
          <table:table-cell table:formula="of:=[.C113]" office:value-type="float" office:value="75">
            <text:p>75</text:p>
          </table:table-cell>
          <table:table-cell table:formula="of:=IF([.E113]*2 &lt;= [.$B$30]; [.E113]*2; 0)" office:value-type="float" office:value="0">
            <text:p>0</text:p>
          </table:table-cell>
          <table:table-cell table:formula="of:=IF([.F113]*2 &lt;= [.$B$30]; [.F113]*2; 0)" office:value-type="float" office:value="0">
            <text:p>0</text:p>
          </table:table-cell>
          <table:table-cell table:formula="of:=IF([.G113]*2 &lt;= [.$B$30]; [.G113]*2; 0)" office:value-type="float" office:value="0">
            <text:p>0</text:p>
          </table:table-cell>
          <table:table-cell table:formula="of:=IF([.H113]*2 &lt;= [.$B$30]; [.H113]*2; 0)" office:value-type="float" office:value="0">
            <text:p>0</text:p>
          </table:table-cell>
          <table:table-cell table:formula="of:=IF([.I113]*2 &lt;= [.$B$30]; [.I113]*2; 0)" office:value-type="float" office:value="0">
            <text:p>0</text:p>
          </table:table-cell>
          <table:table-cell table:formula="of:=IF([.J113]*2 &lt;= [.$B$30]; [.J113]*2; 0)" office:value-type="float" office:value="0">
            <text:p>0</text:p>
          </table:table-cell>
          <table:table-cell table:formula="of:=[.C113]-SUM([.E113:.K11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3]+1" office:value-type="float" office:value="76">
            <text:p>76</text:p>
          </table:table-cell>
          <table:table-cell/>
          <table:table-cell table:formula="of:=[.C114]" office:value-type="float" office:value="76">
            <text:p>76</text:p>
          </table:table-cell>
          <table:table-cell table:formula="of:=IF([.E114]*2 &lt;= [.$B$30]; [.E114]*2; 0)" office:value-type="float" office:value="0">
            <text:p>0</text:p>
          </table:table-cell>
          <table:table-cell table:formula="of:=IF([.F114]*2 &lt;= [.$B$30]; [.F114]*2; 0)" office:value-type="float" office:value="0">
            <text:p>0</text:p>
          </table:table-cell>
          <table:table-cell table:formula="of:=IF([.G114]*2 &lt;= [.$B$30]; [.G114]*2; 0)" office:value-type="float" office:value="0">
            <text:p>0</text:p>
          </table:table-cell>
          <table:table-cell table:formula="of:=IF([.H114]*2 &lt;= [.$B$30]; [.H114]*2; 0)" office:value-type="float" office:value="0">
            <text:p>0</text:p>
          </table:table-cell>
          <table:table-cell table:formula="of:=IF([.I114]*2 &lt;= [.$B$30]; [.I114]*2; 0)" office:value-type="float" office:value="0">
            <text:p>0</text:p>
          </table:table-cell>
          <table:table-cell table:formula="of:=IF([.J114]*2 &lt;= [.$B$30]; [.J114]*2; 0)" office:value-type="float" office:value="0">
            <text:p>0</text:p>
          </table:table-cell>
          <table:table-cell table:formula="of:=[.C114]-SUM([.E114:.K11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4]+1" office:value-type="float" office:value="77">
            <text:p>77</text:p>
          </table:table-cell>
          <table:table-cell/>
          <table:table-cell table:formula="of:=[.C115]" office:value-type="float" office:value="77">
            <text:p>77</text:p>
          </table:table-cell>
          <table:table-cell table:formula="of:=IF([.E115]*2 &lt;= [.$B$30]; [.E115]*2; 0)" office:value-type="float" office:value="0">
            <text:p>0</text:p>
          </table:table-cell>
          <table:table-cell table:formula="of:=IF([.F115]*2 &lt;= [.$B$30]; [.F115]*2; 0)" office:value-type="float" office:value="0">
            <text:p>0</text:p>
          </table:table-cell>
          <table:table-cell table:formula="of:=IF([.G115]*2 &lt;= [.$B$30]; [.G115]*2; 0)" office:value-type="float" office:value="0">
            <text:p>0</text:p>
          </table:table-cell>
          <table:table-cell table:formula="of:=IF([.H115]*2 &lt;= [.$B$30]; [.H115]*2; 0)" office:value-type="float" office:value="0">
            <text:p>0</text:p>
          </table:table-cell>
          <table:table-cell table:formula="of:=IF([.I115]*2 &lt;= [.$B$30]; [.I115]*2; 0)" office:value-type="float" office:value="0">
            <text:p>0</text:p>
          </table:table-cell>
          <table:table-cell table:formula="of:=IF([.J115]*2 &lt;= [.$B$30]; [.J115]*2; 0)" office:value-type="float" office:value="0">
            <text:p>0</text:p>
          </table:table-cell>
          <table:table-cell table:formula="of:=[.C115]-SUM([.E115:.K11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5]+1" office:value-type="float" office:value="78">
            <text:p>78</text:p>
          </table:table-cell>
          <table:table-cell/>
          <table:table-cell table:formula="of:=[.C116]" office:value-type="float" office:value="78">
            <text:p>78</text:p>
          </table:table-cell>
          <table:table-cell table:formula="of:=IF([.E116]*2 &lt;= [.$B$30]; [.E116]*2; 0)" office:value-type="float" office:value="0">
            <text:p>0</text:p>
          </table:table-cell>
          <table:table-cell table:formula="of:=IF([.F116]*2 &lt;= [.$B$30]; [.F116]*2; 0)" office:value-type="float" office:value="0">
            <text:p>0</text:p>
          </table:table-cell>
          <table:table-cell table:formula="of:=IF([.G116]*2 &lt;= [.$B$30]; [.G116]*2; 0)" office:value-type="float" office:value="0">
            <text:p>0</text:p>
          </table:table-cell>
          <table:table-cell table:formula="of:=IF([.H116]*2 &lt;= [.$B$30]; [.H116]*2; 0)" office:value-type="float" office:value="0">
            <text:p>0</text:p>
          </table:table-cell>
          <table:table-cell table:formula="of:=IF([.I116]*2 &lt;= [.$B$30]; [.I116]*2; 0)" office:value-type="float" office:value="0">
            <text:p>0</text:p>
          </table:table-cell>
          <table:table-cell table:formula="of:=IF([.J116]*2 &lt;= [.$B$30]; [.J116]*2; 0)" office:value-type="float" office:value="0">
            <text:p>0</text:p>
          </table:table-cell>
          <table:table-cell table:formula="of:=[.C116]-SUM([.E116:.K11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6]+1" office:value-type="float" office:value="79">
            <text:p>79</text:p>
          </table:table-cell>
          <table:table-cell/>
          <table:table-cell table:formula="of:=[.C117]" office:value-type="float" office:value="79">
            <text:p>79</text:p>
          </table:table-cell>
          <table:table-cell table:formula="of:=IF([.E117]*2 &lt;= [.$B$30]; [.E117]*2; 0)" office:value-type="float" office:value="0">
            <text:p>0</text:p>
          </table:table-cell>
          <table:table-cell table:formula="of:=IF([.F117]*2 &lt;= [.$B$30]; [.F117]*2; 0)" office:value-type="float" office:value="0">
            <text:p>0</text:p>
          </table:table-cell>
          <table:table-cell table:formula="of:=IF([.G117]*2 &lt;= [.$B$30]; [.G117]*2; 0)" office:value-type="float" office:value="0">
            <text:p>0</text:p>
          </table:table-cell>
          <table:table-cell table:formula="of:=IF([.H117]*2 &lt;= [.$B$30]; [.H117]*2; 0)" office:value-type="float" office:value="0">
            <text:p>0</text:p>
          </table:table-cell>
          <table:table-cell table:formula="of:=IF([.I117]*2 &lt;= [.$B$30]; [.I117]*2; 0)" office:value-type="float" office:value="0">
            <text:p>0</text:p>
          </table:table-cell>
          <table:table-cell table:formula="of:=IF([.J117]*2 &lt;= [.$B$30]; [.J117]*2; 0)" office:value-type="float" office:value="0">
            <text:p>0</text:p>
          </table:table-cell>
          <table:table-cell table:formula="of:=[.C117]-SUM([.E117:.K11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7]+1" office:value-type="float" office:value="80">
            <text:p>80</text:p>
          </table:table-cell>
          <table:table-cell/>
          <table:table-cell table:formula="of:=[.C118]" office:value-type="float" office:value="80">
            <text:p>80</text:p>
          </table:table-cell>
          <table:table-cell table:formula="of:=IF([.E118]*2 &lt;= [.$B$30]; [.E118]*2; 0)" office:value-type="float" office:value="0">
            <text:p>0</text:p>
          </table:table-cell>
          <table:table-cell table:formula="of:=IF([.F118]*2 &lt;= [.$B$30]; [.F118]*2; 0)" office:value-type="float" office:value="0">
            <text:p>0</text:p>
          </table:table-cell>
          <table:table-cell table:formula="of:=IF([.G118]*2 &lt;= [.$B$30]; [.G118]*2; 0)" office:value-type="float" office:value="0">
            <text:p>0</text:p>
          </table:table-cell>
          <table:table-cell table:formula="of:=IF([.H118]*2 &lt;= [.$B$30]; [.H118]*2; 0)" office:value-type="float" office:value="0">
            <text:p>0</text:p>
          </table:table-cell>
          <table:table-cell table:formula="of:=IF([.I118]*2 &lt;= [.$B$30]; [.I118]*2; 0)" office:value-type="float" office:value="0">
            <text:p>0</text:p>
          </table:table-cell>
          <table:table-cell table:formula="of:=IF([.J118]*2 &lt;= [.$B$30]; [.J118]*2; 0)" office:value-type="float" office:value="0">
            <text:p>0</text:p>
          </table:table-cell>
          <table:table-cell table:formula="of:=[.C118]-SUM([.E118:.K11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8]+1" office:value-type="float" office:value="81">
            <text:p>81</text:p>
          </table:table-cell>
          <table:table-cell/>
          <table:table-cell table:formula="of:=[.C119]" office:value-type="float" office:value="81">
            <text:p>81</text:p>
          </table:table-cell>
          <table:table-cell table:formula="of:=IF([.E119]*2 &lt;= [.$B$30]; [.E119]*2; 0)" office:value-type="float" office:value="0">
            <text:p>0</text:p>
          </table:table-cell>
          <table:table-cell table:formula="of:=IF([.F119]*2 &lt;= [.$B$30]; [.F119]*2; 0)" office:value-type="float" office:value="0">
            <text:p>0</text:p>
          </table:table-cell>
          <table:table-cell table:formula="of:=IF([.G119]*2 &lt;= [.$B$30]; [.G119]*2; 0)" office:value-type="float" office:value="0">
            <text:p>0</text:p>
          </table:table-cell>
          <table:table-cell table:formula="of:=IF([.H119]*2 &lt;= [.$B$30]; [.H119]*2; 0)" office:value-type="float" office:value="0">
            <text:p>0</text:p>
          </table:table-cell>
          <table:table-cell table:formula="of:=IF([.I119]*2 &lt;= [.$B$30]; [.I119]*2; 0)" office:value-type="float" office:value="0">
            <text:p>0</text:p>
          </table:table-cell>
          <table:table-cell table:formula="of:=IF([.J119]*2 &lt;= [.$B$30]; [.J119]*2; 0)" office:value-type="float" office:value="0">
            <text:p>0</text:p>
          </table:table-cell>
          <table:table-cell table:formula="of:=[.C119]-SUM([.E119:.K11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9]+1" office:value-type="float" office:value="82">
            <text:p>82</text:p>
          </table:table-cell>
          <table:table-cell/>
          <table:table-cell table:formula="of:=[.C120]" office:value-type="float" office:value="82">
            <text:p>82</text:p>
          </table:table-cell>
          <table:table-cell table:formula="of:=IF([.E120]*2 &lt;= [.$B$30]; [.E120]*2; 0)" office:value-type="float" office:value="0">
            <text:p>0</text:p>
          </table:table-cell>
          <table:table-cell table:formula="of:=IF([.F120]*2 &lt;= [.$B$30]; [.F120]*2; 0)" office:value-type="float" office:value="0">
            <text:p>0</text:p>
          </table:table-cell>
          <table:table-cell table:formula="of:=IF([.G120]*2 &lt;= [.$B$30]; [.G120]*2; 0)" office:value-type="float" office:value="0">
            <text:p>0</text:p>
          </table:table-cell>
          <table:table-cell table:formula="of:=IF([.H120]*2 &lt;= [.$B$30]; [.H120]*2; 0)" office:value-type="float" office:value="0">
            <text:p>0</text:p>
          </table:table-cell>
          <table:table-cell table:formula="of:=IF([.I120]*2 &lt;= [.$B$30]; [.I120]*2; 0)" office:value-type="float" office:value="0">
            <text:p>0</text:p>
          </table:table-cell>
          <table:table-cell table:formula="of:=IF([.J120]*2 &lt;= [.$B$30]; [.J120]*2; 0)" office:value-type="float" office:value="0">
            <text:p>0</text:p>
          </table:table-cell>
          <table:table-cell table:formula="of:=[.C120]-SUM([.E120:.K12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0]+1" office:value-type="float" office:value="83">
            <text:p>83</text:p>
          </table:table-cell>
          <table:table-cell/>
          <table:table-cell table:formula="of:=[.C121]" office:value-type="float" office:value="83">
            <text:p>83</text:p>
          </table:table-cell>
          <table:table-cell table:formula="of:=IF([.E121]*2 &lt;= [.$B$30]; [.E121]*2; 0)" office:value-type="float" office:value="0">
            <text:p>0</text:p>
          </table:table-cell>
          <table:table-cell table:formula="of:=IF([.F121]*2 &lt;= [.$B$30]; [.F121]*2; 0)" office:value-type="float" office:value="0">
            <text:p>0</text:p>
          </table:table-cell>
          <table:table-cell table:formula="of:=IF([.G121]*2 &lt;= [.$B$30]; [.G121]*2; 0)" office:value-type="float" office:value="0">
            <text:p>0</text:p>
          </table:table-cell>
          <table:table-cell table:formula="of:=IF([.H121]*2 &lt;= [.$B$30]; [.H121]*2; 0)" office:value-type="float" office:value="0">
            <text:p>0</text:p>
          </table:table-cell>
          <table:table-cell table:formula="of:=IF([.I121]*2 &lt;= [.$B$30]; [.I121]*2; 0)" office:value-type="float" office:value="0">
            <text:p>0</text:p>
          </table:table-cell>
          <table:table-cell table:formula="of:=IF([.J121]*2 &lt;= [.$B$30]; [.J121]*2; 0)" office:value-type="float" office:value="0">
            <text:p>0</text:p>
          </table:table-cell>
          <table:table-cell table:formula="of:=[.C121]-SUM([.E121:.K12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1]+1" office:value-type="float" office:value="84">
            <text:p>84</text:p>
          </table:table-cell>
          <table:table-cell/>
          <table:table-cell table:formula="of:=[.C122]" office:value-type="float" office:value="84">
            <text:p>84</text:p>
          </table:table-cell>
          <table:table-cell table:formula="of:=IF([.E122]*2 &lt;= [.$B$30]; [.E122]*2; 0)" office:value-type="float" office:value="0">
            <text:p>0</text:p>
          </table:table-cell>
          <table:table-cell table:formula="of:=IF([.F122]*2 &lt;= [.$B$30]; [.F122]*2; 0)" office:value-type="float" office:value="0">
            <text:p>0</text:p>
          </table:table-cell>
          <table:table-cell table:formula="of:=IF([.G122]*2 &lt;= [.$B$30]; [.G122]*2; 0)" office:value-type="float" office:value="0">
            <text:p>0</text:p>
          </table:table-cell>
          <table:table-cell table:formula="of:=IF([.H122]*2 &lt;= [.$B$30]; [.H122]*2; 0)" office:value-type="float" office:value="0">
            <text:p>0</text:p>
          </table:table-cell>
          <table:table-cell table:formula="of:=IF([.I122]*2 &lt;= [.$B$30]; [.I122]*2; 0)" office:value-type="float" office:value="0">
            <text:p>0</text:p>
          </table:table-cell>
          <table:table-cell table:formula="of:=IF([.J122]*2 &lt;= [.$B$30]; [.J122]*2; 0)" office:value-type="float" office:value="0">
            <text:p>0</text:p>
          </table:table-cell>
          <table:table-cell table:formula="of:=[.C122]-SUM([.E122:.K12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2]+1" office:value-type="float" office:value="85">
            <text:p>85</text:p>
          </table:table-cell>
          <table:table-cell/>
          <table:table-cell table:formula="of:=[.C123]" office:value-type="float" office:value="85">
            <text:p>85</text:p>
          </table:table-cell>
          <table:table-cell table:formula="of:=IF([.E123]*2 &lt;= [.$B$30]; [.E123]*2; 0)" office:value-type="float" office:value="0">
            <text:p>0</text:p>
          </table:table-cell>
          <table:table-cell table:formula="of:=IF([.F123]*2 &lt;= [.$B$30]; [.F123]*2; 0)" office:value-type="float" office:value="0">
            <text:p>0</text:p>
          </table:table-cell>
          <table:table-cell table:formula="of:=IF([.G123]*2 &lt;= [.$B$30]; [.G123]*2; 0)" office:value-type="float" office:value="0">
            <text:p>0</text:p>
          </table:table-cell>
          <table:table-cell table:formula="of:=IF([.H123]*2 &lt;= [.$B$30]; [.H123]*2; 0)" office:value-type="float" office:value="0">
            <text:p>0</text:p>
          </table:table-cell>
          <table:table-cell table:formula="of:=IF([.I123]*2 &lt;= [.$B$30]; [.I123]*2; 0)" office:value-type="float" office:value="0">
            <text:p>0</text:p>
          </table:table-cell>
          <table:table-cell table:formula="of:=IF([.J123]*2 &lt;= [.$B$30]; [.J123]*2; 0)" office:value-type="float" office:value="0">
            <text:p>0</text:p>
          </table:table-cell>
          <table:table-cell table:formula="of:=[.C123]-SUM([.E123:.K12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3]+1" office:value-type="float" office:value="86">
            <text:p>86</text:p>
          </table:table-cell>
          <table:table-cell/>
          <table:table-cell table:formula="of:=[.C124]" office:value-type="float" office:value="86">
            <text:p>86</text:p>
          </table:table-cell>
          <table:table-cell table:formula="of:=IF([.E124]*2 &lt;= [.$B$30]; [.E124]*2; 0)" office:value-type="float" office:value="0">
            <text:p>0</text:p>
          </table:table-cell>
          <table:table-cell table:formula="of:=IF([.F124]*2 &lt;= [.$B$30]; [.F124]*2; 0)" office:value-type="float" office:value="0">
            <text:p>0</text:p>
          </table:table-cell>
          <table:table-cell table:formula="of:=IF([.G124]*2 &lt;= [.$B$30]; [.G124]*2; 0)" office:value-type="float" office:value="0">
            <text:p>0</text:p>
          </table:table-cell>
          <table:table-cell table:formula="of:=IF([.H124]*2 &lt;= [.$B$30]; [.H124]*2; 0)" office:value-type="float" office:value="0">
            <text:p>0</text:p>
          </table:table-cell>
          <table:table-cell table:formula="of:=IF([.I124]*2 &lt;= [.$B$30]; [.I124]*2; 0)" office:value-type="float" office:value="0">
            <text:p>0</text:p>
          </table:table-cell>
          <table:table-cell table:formula="of:=IF([.J124]*2 &lt;= [.$B$30]; [.J124]*2; 0)" office:value-type="float" office:value="0">
            <text:p>0</text:p>
          </table:table-cell>
          <table:table-cell table:formula="of:=[.C124]-SUM([.E124:.K12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4]+1" office:value-type="float" office:value="87">
            <text:p>87</text:p>
          </table:table-cell>
          <table:table-cell/>
          <table:table-cell table:formula="of:=[.C125]" office:value-type="float" office:value="87">
            <text:p>87</text:p>
          </table:table-cell>
          <table:table-cell table:formula="of:=IF([.E125]*2 &lt;= [.$B$30]; [.E125]*2; 0)" office:value-type="float" office:value="0">
            <text:p>0</text:p>
          </table:table-cell>
          <table:table-cell table:formula="of:=IF([.F125]*2 &lt;= [.$B$30]; [.F125]*2; 0)" office:value-type="float" office:value="0">
            <text:p>0</text:p>
          </table:table-cell>
          <table:table-cell table:formula="of:=IF([.G125]*2 &lt;= [.$B$30]; [.G125]*2; 0)" office:value-type="float" office:value="0">
            <text:p>0</text:p>
          </table:table-cell>
          <table:table-cell table:formula="of:=IF([.H125]*2 &lt;= [.$B$30]; [.H125]*2; 0)" office:value-type="float" office:value="0">
            <text:p>0</text:p>
          </table:table-cell>
          <table:table-cell table:formula="of:=IF([.I125]*2 &lt;= [.$B$30]; [.I125]*2; 0)" office:value-type="float" office:value="0">
            <text:p>0</text:p>
          </table:table-cell>
          <table:table-cell table:formula="of:=IF([.J125]*2 &lt;= [.$B$30]; [.J125]*2; 0)" office:value-type="float" office:value="0">
            <text:p>0</text:p>
          </table:table-cell>
          <table:table-cell table:formula="of:=[.C125]-SUM([.E125:.K12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5]+1" office:value-type="float" office:value="88">
            <text:p>88</text:p>
          </table:table-cell>
          <table:table-cell/>
          <table:table-cell table:formula="of:=[.C126]" office:value-type="float" office:value="88">
            <text:p>88</text:p>
          </table:table-cell>
          <table:table-cell table:formula="of:=IF([.E126]*2 &lt;= [.$B$30]; [.E126]*2; 0)" office:value-type="float" office:value="0">
            <text:p>0</text:p>
          </table:table-cell>
          <table:table-cell table:formula="of:=IF([.F126]*2 &lt;= [.$B$30]; [.F126]*2; 0)" office:value-type="float" office:value="0">
            <text:p>0</text:p>
          </table:table-cell>
          <table:table-cell table:formula="of:=IF([.G126]*2 &lt;= [.$B$30]; [.G126]*2; 0)" office:value-type="float" office:value="0">
            <text:p>0</text:p>
          </table:table-cell>
          <table:table-cell table:formula="of:=IF([.H126]*2 &lt;= [.$B$30]; [.H126]*2; 0)" office:value-type="float" office:value="0">
            <text:p>0</text:p>
          </table:table-cell>
          <table:table-cell table:formula="of:=IF([.I126]*2 &lt;= [.$B$30]; [.I126]*2; 0)" office:value-type="float" office:value="0">
            <text:p>0</text:p>
          </table:table-cell>
          <table:table-cell table:formula="of:=IF([.J126]*2 &lt;= [.$B$30]; [.J126]*2; 0)" office:value-type="float" office:value="0">
            <text:p>0</text:p>
          </table:table-cell>
          <table:table-cell table:formula="of:=[.C126]-SUM([.E126:.K12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6]+1" office:value-type="float" office:value="89">
            <text:p>89</text:p>
          </table:table-cell>
          <table:table-cell/>
          <table:table-cell table:formula="of:=[.C127]" office:value-type="float" office:value="89">
            <text:p>89</text:p>
          </table:table-cell>
          <table:table-cell table:formula="of:=IF([.E127]*2 &lt;= [.$B$30]; [.E127]*2; 0)" office:value-type="float" office:value="0">
            <text:p>0</text:p>
          </table:table-cell>
          <table:table-cell table:formula="of:=IF([.F127]*2 &lt;= [.$B$30]; [.F127]*2; 0)" office:value-type="float" office:value="0">
            <text:p>0</text:p>
          </table:table-cell>
          <table:table-cell table:formula="of:=IF([.G127]*2 &lt;= [.$B$30]; [.G127]*2; 0)" office:value-type="float" office:value="0">
            <text:p>0</text:p>
          </table:table-cell>
          <table:table-cell table:formula="of:=IF([.H127]*2 &lt;= [.$B$30]; [.H127]*2; 0)" office:value-type="float" office:value="0">
            <text:p>0</text:p>
          </table:table-cell>
          <table:table-cell table:formula="of:=IF([.I127]*2 &lt;= [.$B$30]; [.I127]*2; 0)" office:value-type="float" office:value="0">
            <text:p>0</text:p>
          </table:table-cell>
          <table:table-cell table:formula="of:=IF([.J127]*2 &lt;= [.$B$30]; [.J127]*2; 0)" office:value-type="float" office:value="0">
            <text:p>0</text:p>
          </table:table-cell>
          <table:table-cell table:formula="of:=[.C127]-SUM([.E127:.K12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7]+1" office:value-type="float" office:value="90">
            <text:p>90</text:p>
          </table:table-cell>
          <table:table-cell/>
          <table:table-cell table:formula="of:=[.C128]" office:value-type="float" office:value="90">
            <text:p>90</text:p>
          </table:table-cell>
          <table:table-cell table:formula="of:=IF([.E128]*2 &lt;= [.$B$30]; [.E128]*2; 0)" office:value-type="float" office:value="0">
            <text:p>0</text:p>
          </table:table-cell>
          <table:table-cell table:formula="of:=IF([.F128]*2 &lt;= [.$B$30]; [.F128]*2; 0)" office:value-type="float" office:value="0">
            <text:p>0</text:p>
          </table:table-cell>
          <table:table-cell table:formula="of:=IF([.G128]*2 &lt;= [.$B$30]; [.G128]*2; 0)" office:value-type="float" office:value="0">
            <text:p>0</text:p>
          </table:table-cell>
          <table:table-cell table:formula="of:=IF([.H128]*2 &lt;= [.$B$30]; [.H128]*2; 0)" office:value-type="float" office:value="0">
            <text:p>0</text:p>
          </table:table-cell>
          <table:table-cell table:formula="of:=IF([.I128]*2 &lt;= [.$B$30]; [.I128]*2; 0)" office:value-type="float" office:value="0">
            <text:p>0</text:p>
          </table:table-cell>
          <table:table-cell table:formula="of:=IF([.J128]*2 &lt;= [.$B$30]; [.J128]*2; 0)" office:value-type="float" office:value="0">
            <text:p>0</text:p>
          </table:table-cell>
          <table:table-cell table:formula="of:=[.C128]-SUM([.E128:.K12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8]+1" office:value-type="float" office:value="91">
            <text:p>91</text:p>
          </table:table-cell>
          <table:table-cell/>
          <table:table-cell table:formula="of:=[.C129]" office:value-type="float" office:value="91">
            <text:p>91</text:p>
          </table:table-cell>
          <table:table-cell table:formula="of:=IF([.E129]*2 &lt;= [.$B$30]; [.E129]*2; 0)" office:value-type="float" office:value="0">
            <text:p>0</text:p>
          </table:table-cell>
          <table:table-cell table:formula="of:=IF([.F129]*2 &lt;= [.$B$30]; [.F129]*2; 0)" office:value-type="float" office:value="0">
            <text:p>0</text:p>
          </table:table-cell>
          <table:table-cell table:formula="of:=IF([.G129]*2 &lt;= [.$B$30]; [.G129]*2; 0)" office:value-type="float" office:value="0">
            <text:p>0</text:p>
          </table:table-cell>
          <table:table-cell table:formula="of:=IF([.H129]*2 &lt;= [.$B$30]; [.H129]*2; 0)" office:value-type="float" office:value="0">
            <text:p>0</text:p>
          </table:table-cell>
          <table:table-cell table:formula="of:=IF([.I129]*2 &lt;= [.$B$30]; [.I129]*2; 0)" office:value-type="float" office:value="0">
            <text:p>0</text:p>
          </table:table-cell>
          <table:table-cell table:formula="of:=IF([.J129]*2 &lt;= [.$B$30]; [.J129]*2; 0)" office:value-type="float" office:value="0">
            <text:p>0</text:p>
          </table:table-cell>
          <table:table-cell table:formula="of:=[.C129]-SUM([.E129:.K12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9]+1" office:value-type="float" office:value="92">
            <text:p>92</text:p>
          </table:table-cell>
          <table:table-cell/>
          <table:table-cell table:formula="of:=[.C130]" office:value-type="float" office:value="92">
            <text:p>92</text:p>
          </table:table-cell>
          <table:table-cell table:formula="of:=IF([.E130]*2 &lt;= [.$B$30]; [.E130]*2; 0)" office:value-type="float" office:value="0">
            <text:p>0</text:p>
          </table:table-cell>
          <table:table-cell table:formula="of:=IF([.F130]*2 &lt;= [.$B$30]; [.F130]*2; 0)" office:value-type="float" office:value="0">
            <text:p>0</text:p>
          </table:table-cell>
          <table:table-cell table:formula="of:=IF([.G130]*2 &lt;= [.$B$30]; [.G130]*2; 0)" office:value-type="float" office:value="0">
            <text:p>0</text:p>
          </table:table-cell>
          <table:table-cell table:formula="of:=IF([.H130]*2 &lt;= [.$B$30]; [.H130]*2; 0)" office:value-type="float" office:value="0">
            <text:p>0</text:p>
          </table:table-cell>
          <table:table-cell table:formula="of:=IF([.I130]*2 &lt;= [.$B$30]; [.I130]*2; 0)" office:value-type="float" office:value="0">
            <text:p>0</text:p>
          </table:table-cell>
          <table:table-cell table:formula="of:=IF([.J130]*2 &lt;= [.$B$30]; [.J130]*2; 0)" office:value-type="float" office:value="0">
            <text:p>0</text:p>
          </table:table-cell>
          <table:table-cell table:formula="of:=[.C130]-SUM([.E130:.K13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0]+1" office:value-type="float" office:value="93">
            <text:p>93</text:p>
          </table:table-cell>
          <table:table-cell/>
          <table:table-cell table:formula="of:=[.C131]" office:value-type="float" office:value="93">
            <text:p>93</text:p>
          </table:table-cell>
          <table:table-cell table:formula="of:=IF([.E131]*2 &lt;= [.$B$30]; [.E131]*2; 0)" office:value-type="float" office:value="0">
            <text:p>0</text:p>
          </table:table-cell>
          <table:table-cell table:formula="of:=IF([.F131]*2 &lt;= [.$B$30]; [.F131]*2; 0)" office:value-type="float" office:value="0">
            <text:p>0</text:p>
          </table:table-cell>
          <table:table-cell table:formula="of:=IF([.G131]*2 &lt;= [.$B$30]; [.G131]*2; 0)" office:value-type="float" office:value="0">
            <text:p>0</text:p>
          </table:table-cell>
          <table:table-cell table:formula="of:=IF([.H131]*2 &lt;= [.$B$30]; [.H131]*2; 0)" office:value-type="float" office:value="0">
            <text:p>0</text:p>
          </table:table-cell>
          <table:table-cell table:formula="of:=IF([.I131]*2 &lt;= [.$B$30]; [.I131]*2; 0)" office:value-type="float" office:value="0">
            <text:p>0</text:p>
          </table:table-cell>
          <table:table-cell table:formula="of:=IF([.J131]*2 &lt;= [.$B$30]; [.J131]*2; 0)" office:value-type="float" office:value="0">
            <text:p>0</text:p>
          </table:table-cell>
          <table:table-cell table:formula="of:=[.C131]-SUM([.E131:.K13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1]+1" office:value-type="float" office:value="94">
            <text:p>94</text:p>
          </table:table-cell>
          <table:table-cell/>
          <table:table-cell table:formula="of:=[.C132]" office:value-type="float" office:value="94">
            <text:p>94</text:p>
          </table:table-cell>
          <table:table-cell table:formula="of:=IF([.E132]*2 &lt;= [.$B$30]; [.E132]*2; 0)" office:value-type="float" office:value="0">
            <text:p>0</text:p>
          </table:table-cell>
          <table:table-cell table:formula="of:=IF([.F132]*2 &lt;= [.$B$30]; [.F132]*2; 0)" office:value-type="float" office:value="0">
            <text:p>0</text:p>
          </table:table-cell>
          <table:table-cell table:formula="of:=IF([.G132]*2 &lt;= [.$B$30]; [.G132]*2; 0)" office:value-type="float" office:value="0">
            <text:p>0</text:p>
          </table:table-cell>
          <table:table-cell table:formula="of:=IF([.H132]*2 &lt;= [.$B$30]; [.H132]*2; 0)" office:value-type="float" office:value="0">
            <text:p>0</text:p>
          </table:table-cell>
          <table:table-cell table:formula="of:=IF([.I132]*2 &lt;= [.$B$30]; [.I132]*2; 0)" office:value-type="float" office:value="0">
            <text:p>0</text:p>
          </table:table-cell>
          <table:table-cell table:formula="of:=IF([.J132]*2 &lt;= [.$B$30]; [.J132]*2; 0)" office:value-type="float" office:value="0">
            <text:p>0</text:p>
          </table:table-cell>
          <table:table-cell table:formula="of:=[.C132]-SUM([.E132:.K13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2]+1" office:value-type="float" office:value="95">
            <text:p>95</text:p>
          </table:table-cell>
          <table:table-cell/>
          <table:table-cell table:formula="of:=[.C133]" office:value-type="float" office:value="95">
            <text:p>95</text:p>
          </table:table-cell>
          <table:table-cell table:formula="of:=IF([.E133]*2 &lt;= [.$B$30]; [.E133]*2; 0)" office:value-type="float" office:value="0">
            <text:p>0</text:p>
          </table:table-cell>
          <table:table-cell table:formula="of:=IF([.F133]*2 &lt;= [.$B$30]; [.F133]*2; 0)" office:value-type="float" office:value="0">
            <text:p>0</text:p>
          </table:table-cell>
          <table:table-cell table:formula="of:=IF([.G133]*2 &lt;= [.$B$30]; [.G133]*2; 0)" office:value-type="float" office:value="0">
            <text:p>0</text:p>
          </table:table-cell>
          <table:table-cell table:formula="of:=IF([.H133]*2 &lt;= [.$B$30]; [.H133]*2; 0)" office:value-type="float" office:value="0">
            <text:p>0</text:p>
          </table:table-cell>
          <table:table-cell table:formula="of:=IF([.I133]*2 &lt;= [.$B$30]; [.I133]*2; 0)" office:value-type="float" office:value="0">
            <text:p>0</text:p>
          </table:table-cell>
          <table:table-cell table:formula="of:=IF([.J133]*2 &lt;= [.$B$30]; [.J133]*2; 0)" office:value-type="float" office:value="0">
            <text:p>0</text:p>
          </table:table-cell>
          <table:table-cell table:formula="of:=[.C133]-SUM([.E133:.K13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3]+1" office:value-type="float" office:value="96">
            <text:p>96</text:p>
          </table:table-cell>
          <table:table-cell/>
          <table:table-cell table:formula="of:=[.C134]" office:value-type="float" office:value="96">
            <text:p>96</text:p>
          </table:table-cell>
          <table:table-cell table:formula="of:=IF([.E134]*2 &lt;= [.$B$30]; [.E134]*2; 0)" office:value-type="float" office:value="0">
            <text:p>0</text:p>
          </table:table-cell>
          <table:table-cell table:formula="of:=IF([.F134]*2 &lt;= [.$B$30]; [.F134]*2; 0)" office:value-type="float" office:value="0">
            <text:p>0</text:p>
          </table:table-cell>
          <table:table-cell table:formula="of:=IF([.G134]*2 &lt;= [.$B$30]; [.G134]*2; 0)" office:value-type="float" office:value="0">
            <text:p>0</text:p>
          </table:table-cell>
          <table:table-cell table:formula="of:=IF([.H134]*2 &lt;= [.$B$30]; [.H134]*2; 0)" office:value-type="float" office:value="0">
            <text:p>0</text:p>
          </table:table-cell>
          <table:table-cell table:formula="of:=IF([.I134]*2 &lt;= [.$B$30]; [.I134]*2; 0)" office:value-type="float" office:value="0">
            <text:p>0</text:p>
          </table:table-cell>
          <table:table-cell table:formula="of:=IF([.J134]*2 &lt;= [.$B$30]; [.J134]*2; 0)" office:value-type="float" office:value="0">
            <text:p>0</text:p>
          </table:table-cell>
          <table:table-cell table:formula="of:=[.C134]-SUM([.E134:.K13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4]+1" office:value-type="float" office:value="97">
            <text:p>97</text:p>
          </table:table-cell>
          <table:table-cell/>
          <table:table-cell table:formula="of:=[.C135]" office:value-type="float" office:value="97">
            <text:p>97</text:p>
          </table:table-cell>
          <table:table-cell table:formula="of:=IF([.E135]*2 &lt;= [.$B$30]; [.E135]*2; 0)" office:value-type="float" office:value="0">
            <text:p>0</text:p>
          </table:table-cell>
          <table:table-cell table:formula="of:=IF([.F135]*2 &lt;= [.$B$30]; [.F135]*2; 0)" office:value-type="float" office:value="0">
            <text:p>0</text:p>
          </table:table-cell>
          <table:table-cell table:formula="of:=IF([.G135]*2 &lt;= [.$B$30]; [.G135]*2; 0)" office:value-type="float" office:value="0">
            <text:p>0</text:p>
          </table:table-cell>
          <table:table-cell table:formula="of:=IF([.H135]*2 &lt;= [.$B$30]; [.H135]*2; 0)" office:value-type="float" office:value="0">
            <text:p>0</text:p>
          </table:table-cell>
          <table:table-cell table:formula="of:=IF([.I135]*2 &lt;= [.$B$30]; [.I135]*2; 0)" office:value-type="float" office:value="0">
            <text:p>0</text:p>
          </table:table-cell>
          <table:table-cell table:formula="of:=IF([.J135]*2 &lt;= [.$B$30]; [.J135]*2; 0)" office:value-type="float" office:value="0">
            <text:p>0</text:p>
          </table:table-cell>
          <table:table-cell table:formula="of:=[.C135]-SUM([.E135:.K13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5]+1" office:value-type="float" office:value="98">
            <text:p>98</text:p>
          </table:table-cell>
          <table:table-cell/>
          <table:table-cell table:formula="of:=[.C136]" office:value-type="float" office:value="98">
            <text:p>98</text:p>
          </table:table-cell>
          <table:table-cell table:formula="of:=IF([.E136]*2 &lt;= [.$B$30]; [.E136]*2; 0)" office:value-type="float" office:value="0">
            <text:p>0</text:p>
          </table:table-cell>
          <table:table-cell table:formula="of:=IF([.F136]*2 &lt;= [.$B$30]; [.F136]*2; 0)" office:value-type="float" office:value="0">
            <text:p>0</text:p>
          </table:table-cell>
          <table:table-cell table:formula="of:=IF([.G136]*2 &lt;= [.$B$30]; [.G136]*2; 0)" office:value-type="float" office:value="0">
            <text:p>0</text:p>
          </table:table-cell>
          <table:table-cell table:formula="of:=IF([.H136]*2 &lt;= [.$B$30]; [.H136]*2; 0)" office:value-type="float" office:value="0">
            <text:p>0</text:p>
          </table:table-cell>
          <table:table-cell table:formula="of:=IF([.I136]*2 &lt;= [.$B$30]; [.I136]*2; 0)" office:value-type="float" office:value="0">
            <text:p>0</text:p>
          </table:table-cell>
          <table:table-cell table:formula="of:=IF([.J136]*2 &lt;= [.$B$30]; [.J136]*2; 0)" office:value-type="float" office:value="0">
            <text:p>0</text:p>
          </table:table-cell>
          <table:table-cell table:formula="of:=[.C136]-SUM([.E136:.K13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6]+1" office:value-type="float" office:value="99">
            <text:p>99</text:p>
          </table:table-cell>
          <table:table-cell/>
          <table:table-cell table:formula="of:=[.C137]" office:value-type="float" office:value="99">
            <text:p>99</text:p>
          </table:table-cell>
          <table:table-cell table:formula="of:=IF([.E137]*2 &lt;= [.$B$30]; [.E137]*2; 0)" office:value-type="float" office:value="0">
            <text:p>0</text:p>
          </table:table-cell>
          <table:table-cell table:formula="of:=IF([.F137]*2 &lt;= [.$B$30]; [.F137]*2; 0)" office:value-type="float" office:value="0">
            <text:p>0</text:p>
          </table:table-cell>
          <table:table-cell table:formula="of:=IF([.G137]*2 &lt;= [.$B$30]; [.G137]*2; 0)" office:value-type="float" office:value="0">
            <text:p>0</text:p>
          </table:table-cell>
          <table:table-cell table:formula="of:=IF([.H137]*2 &lt;= [.$B$30]; [.H137]*2; 0)" office:value-type="float" office:value="0">
            <text:p>0</text:p>
          </table:table-cell>
          <table:table-cell table:formula="of:=IF([.I137]*2 &lt;= [.$B$30]; [.I137]*2; 0)" office:value-type="float" office:value="0">
            <text:p>0</text:p>
          </table:table-cell>
          <table:table-cell table:formula="of:=IF([.J137]*2 &lt;= [.$B$30]; [.J137]*2; 0)" office:value-type="float" office:value="0">
            <text:p>0</text:p>
          </table:table-cell>
          <table:table-cell table:formula="of:=[.C137]-SUM([.E137:.K13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7]+1" office:value-type="float" office:value="100">
            <text:p>100</text:p>
          </table:table-cell>
          <table:table-cell/>
          <table:table-cell table:formula="of:=[.C138]" office:value-type="float" office:value="100">
            <text:p>100</text:p>
          </table:table-cell>
          <table:table-cell table:formula="of:=IF([.E138]*2 &lt;= [.$B$30]; [.E138]*2; 0)" office:value-type="float" office:value="0">
            <text:p>0</text:p>
          </table:table-cell>
          <table:table-cell table:formula="of:=IF([.F138]*2 &lt;= [.$B$30]; [.F138]*2; 0)" office:value-type="float" office:value="0">
            <text:p>0</text:p>
          </table:table-cell>
          <table:table-cell table:formula="of:=IF([.G138]*2 &lt;= [.$B$30]; [.G138]*2; 0)" office:value-type="float" office:value="0">
            <text:p>0</text:p>
          </table:table-cell>
          <table:table-cell table:formula="of:=IF([.H138]*2 &lt;= [.$B$30]; [.H138]*2; 0)" office:value-type="float" office:value="0">
            <text:p>0</text:p>
          </table:table-cell>
          <table:table-cell table:formula="of:=IF([.I138]*2 &lt;= [.$B$30]; [.I138]*2; 0)" office:value-type="float" office:value="0">
            <text:p>0</text:p>
          </table:table-cell>
          <table:table-cell table:formula="of:=IF([.J138]*2 &lt;= [.$B$30]; [.J138]*2; 0)" office:value-type="float" office:value="0">
            <text:p>0</text:p>
          </table:table-cell>
          <table:table-cell table:formula="of:=[.C138]-SUM([.E138:.K138])" office:value-type="float" office:value="0">
            <text:p>0</text:p>
          </table:table-cell>
          <table:table-cell table:number-columns-repeated="101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2/08/2013</text:date>, <text:time>08:4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2-08T08:49:13.27</dc:date>
    <meta:editing-duration>P41DT13H9M29S</meta:editing-duration>
    <meta:editing-cycles>10</meta:editing-cycles>
    <meta:generator>OpenOffice.org/3.4.1$Win32 OpenOffice.org_project/341m1$Build-9593</meta:generator>
    <meta:document-statistic meta:table-count="3" meta:cell-count="2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188cm" style:legend-expansion="high" chart:style-name="ch2"/>
        <chart:plot-area chart:style-name="ch3" table:cell-range-address="Sheet2.C39:Sheet2.C88 Sheet2.L39:Sheet2.L88" chart:data-source-has-labels="column" svg:x="0.658cm" svg:y="0.933cm" svg:width="11.79cm" svg:height="7.545cm">
          <chartooo:coordinate-region svg:x="1.57cm" svg:y="1.145cm" svg:width="10.692cm" svg:height="7.121cm"/>
          <chart:axis chart:dimension="x" chart:name="primary-x" chart:style-name="ch4" chartooo:axis-type="auto">
            <chartooo:date-scale/>
            <chart:categories table:cell-range-address="Sheet2.C39:Sheet2.C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L39:Sheet2.L88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C39:Sheet2.C88</svg:desc>
                </draw:g>
              </table:table-cell>
              <table:table-cell office:value-type="float" office:value="-126">
                <text:p>-126</text:p>
                <draw:g>
                  <svg:desc>Sheet2.L39:Sheet2.L8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00">
                <text:p>-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